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987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249cm"/>
    </style:style>
    <style:style style:name="co10" style:family="table-column">
      <style:table-column-properties fo:break-before="auto" style:column-width="2.976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  <style:style style:name="ce3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memory_access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3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6"/>
        </table:table-row>
        <table:table-row table:style-name="ro1">
          <table:table-cell office:value-type="string" calcext:value-type="string">
            <text:p>Trace</text:p>
          </table:table-cell>
          <table:table-cell office:value-type="string" calcext:value-type="string">
            <text:p>Phase</text:p>
          </table:table-cell>
          <table:table-cell table:style-name="Default" office:value-type="string" calcext:value-type="string">
            <text:p>Is input phase</text:p>
          </table:table-cell>
          <table:table-cell table:style-name="Default" office:value-type="string" calcext:value-type="string">
            <text:p>Input size</text:p>
          </table:table-cell>
          <table:table-cell office:value-type="string" calcext:value-type="string">
            <text:p>Read pages</text:p>
          </table:table-cell>
          <table:table-cell office:value-type="string" calcext:value-type="string">
            <text:p>Written pages</text:p>
          </table:table-cell>
          <table:table-cell office:value-type="string" calcext:value-type="string">
            <text:p>Dead written pages</text:p>
          </table:table-cell>
          <table:table-cell office:value-type="string" calcext:value-type="string">
            <text:p>New reads</text:p>
          </table:table-cell>
          <table:table-cell table:style-name="Default" office:value-type="string" calcext:value-type="string">
            <text:p>Read bytes</text:p>
          </table:table-cell>
          <table:table-cell table:style-name="Default" office:value-type="string" calcext:value-type="string">
            <text:p>Written bytes</text:p>
          </table:table-cell>
          <table:table-cell table:style-name="Default" office:value-type="string" calcext:value-type="string">
            <text:p>Dead written bytes</text:p>
          </table:table-cell>
          <table:table-cell table:style-name="Default" office:value-type="string" calcext:value-type="string">
            <text:p>Fresh read bytes</text:p>
          </table:table-cell>
          <table:table-cell table:style-name="Default" office:value-type="string" calcext:value-type="string">
            <text:p>Actual read bytes</text:p>
          </table:table-cell>
          <table:table-cell table:style-name="Default" office:value-type="string" calcext:value-type="string">
            <text:p>Actual written bytes</text:p>
          </table:table-cell>
        </table:table-row>
        <table:table-row table:style-name="ro1" table:visibility="filter">
          <table:table-cell office:value-type="string" calcext:value-type="string">
            <text:p>./specrunresults/110.dynamic-html_test.log</text:p>
          </table:table-cell>
          <table:table-cell office:value-type="string" calcext:value-type="string">
            <text:p>pre-main</text:p>
          </table:table-cell>
          <table:table-cell table:formula="of:=AND(ISNUMBER(FIND(&quot;input&quot;; [.B3])); NOT(ISNUMBER(FIND(&quot;done&quot;; [.B3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788" calcext:value-type="float">
            <text:p>81788</text:p>
          </table:table-cell>
          <table:table-cell office:value-type="float" office:value="27610" calcext:value-type="float">
            <text:p>27610</text:p>
          </table:table-cell>
          <table:table-cell office:value-type="float" office:value="81788" calcext:value-type="float">
            <text:p>81788</text:p>
          </table:table-cell>
          <table:table-cell table:formula="of:=[.E3]*64" office:value-type="float" office:value="5234432" calcext:value-type="float">
            <text:p>5,234,432</text:p>
          </table:table-cell>
          <table:table-cell table:formula="of:=[.F3]*64" office:value-type="float" office:value="5234432" calcext:value-type="float">
            <text:p>5,234,432</text:p>
          </table:table-cell>
          <table:table-cell table:formula="of:=[.G3]*64" office:value-type="float" office:value="1767040" calcext:value-type="float">
            <text:p>1,767,040</text:p>
          </table:table-cell>
          <table:table-cell table:formula="of:=[.H3]*64" office:value-type="float" office:value="5234432" calcext:value-type="float">
            <text:p>5,234,432</text:p>
          </table:table-cell>
          <table:table-cell table:formula="of:=[.I3]-[.L3]" office:value-type="float" office:value="0" calcext:value-type="float">
            <text:p>0</text:p>
          </table:table-cell>
          <table:table-cell table:formula="of:=[.J3]-[.K3]" office:value-type="float" office:value="3467392" calcext:value-type="float">
            <text:p>3,467,392</text:p>
          </table:table-cell>
        </table:table-row>
        <table:table-row table:style-name="ro1" table:visibility="filter">
          <table:table-cell office:value-type="string" calcext:value-type="string">
            <text:p>./specrunresults/110.dynamic-html_test.log</text:p>
          </table:table-cell>
          <table:table-cell office:value-type="string" calcext:value-type="string">
            <text:p>premain-prepare</text:p>
          </table:table-cell>
          <table:table-cell table:formula="of:=AND(ISNUMBER(FIND(&quot;input&quot;; [.B4])); NOT(ISNUMBER(FIND(&quot;done&quot;; [.B4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60748" calcext:value-type="float">
            <text:p>160748</text:p>
          </table:table-cell>
          <table:table-cell office:value-type="float" office:value="138976" calcext:value-type="float">
            <text:p>138976</text:p>
          </table:table-cell>
          <table:table-cell office:value-type="float" office:value="42043" calcext:value-type="float">
            <text:p>42043</text:p>
          </table:table-cell>
          <table:table-cell office:value-type="float" office:value="128161" calcext:value-type="float">
            <text:p>128161</text:p>
          </table:table-cell>
          <table:table-cell table:formula="of:=[.E4]*64" office:value-type="float" office:value="10287872" calcext:value-type="float">
            <text:p>10,287,872</text:p>
          </table:table-cell>
          <table:table-cell table:formula="of:=[.F4]*64" office:value-type="float" office:value="8894464" calcext:value-type="float">
            <text:p>8,894,464</text:p>
          </table:table-cell>
          <table:table-cell table:formula="of:=[.G4]*64" office:value-type="float" office:value="2690752" calcext:value-type="float">
            <text:p>2,690,752</text:p>
          </table:table-cell>
          <table:table-cell table:formula="of:=[.H4]*64" office:value-type="float" office:value="8202304" calcext:value-type="float">
            <text:p>8,202,304</text:p>
          </table:table-cell>
          <table:table-cell table:formula="of:=[.I4]-[.L4]" office:value-type="float" office:value="2085568" calcext:value-type="float">
            <text:p>2,085,568</text:p>
          </table:table-cell>
          <table:table-cell table:formula="of:=[.J4]-[.K4]" office:value-type="float" office:value="6203712" calcext:value-type="float">
            <text:p>6,203,712</text:p>
          </table:table-cell>
        </table:table-row>
        <table:table-row table:style-name="ro1" table:visibility="filter">
          <table:table-cell office:value-type="string" calcext:value-type="string">
            <text:p>./specrunresults/110.dynamic-html_test.log</text:p>
          </table:table-cell>
          <table:table-cell office:value-type="string" calcext:value-type="string">
            <text:p>function-invoke</text:p>
          </table:table-cell>
          <table:table-cell table:formula="of:=AND(ISNUMBER(FIND(&quot;input&quot;; [.B5])); NOT(ISNUMBER(FIND(&quot;done&quot;; [.B5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 office:value-type="float" office:value="581" calcext:value-type="float">
            <text:p>581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.E5]*64" office:value-type="float" office:value="78464" calcext:value-type="float">
            <text:p>78,464</text:p>
          </table:table-cell>
          <table:table-cell table:formula="of:=[.F5]*64" office:value-type="float" office:value="37184" calcext:value-type="float">
            <text:p>37,184</text:p>
          </table:table-cell>
          <table:table-cell table:formula="of:=[.G5]*64" office:value-type="float" office:value="5120" calcext:value-type="float">
            <text:p>5,120</text:p>
          </table:table-cell>
          <table:table-cell table:formula="of:=[.H5]*64" office:value-type="float" office:value="704" calcext:value-type="float">
            <text:p>704</text:p>
          </table:table-cell>
          <table:table-cell table:formula="of:=[.I5]-[.L5]" office:value-type="float" office:value="77760" calcext:value-type="float">
            <text:p>77,760</text:p>
          </table:table-cell>
          <table:table-cell table:formula="of:=[.J5]-[.K5]" office:value-type="float" office:value="32064" calcext:value-type="float">
            <text:p>32,064</text:p>
          </table:table-cell>
        </table:table-row>
        <table:table-row table:style-name="ro1">
          <table:table-cell office:value-type="string" calcext:value-type="string">
            <text:p>./specrunresults/110.dynamic-html_test.log</text:p>
          </table:table-cell>
          <table:table-cell office:value-type="string" calcext:value-type="string">
            <text:p>input-read</text:p>
          </table:table-cell>
          <table:table-cell table:formula="of:=AND(ISNUMBER(FIND(&quot;input&quot;; [.B6])); NOT(ISNUMBER(FIND(&quot;done&quot;; [.B6]))))" office:value-type="boolean" office:boolean-value="true" calcext:value-type="boolean">
            <text:p>TRUE</text:p>
          </table:table-cell>
          <table:table-cell table:style-name="ce3" office:value-type="float" office:value="693" calcext:value-type="float">
            <text:p>693</text:p>
          </table:table-cell>
          <table:table-cell office:value-type="float" office:value="13199" calcext:value-type="float">
            <text:p>13199</text:p>
          </table:table-cell>
          <table:table-cell office:value-type="float" office:value="6940" calcext:value-type="float">
            <text:p>6940</text:p>
          </table:table-cell>
          <table:table-cell office:value-type="float" office:value="2595" calcext:value-type="float">
            <text:p>2595</text:p>
          </table:table-cell>
          <table:table-cell office:value-type="float" office:value="1522" calcext:value-type="float">
            <text:p>1522</text:p>
          </table:table-cell>
          <table:table-cell table:formula="of:=[.E6]*64" office:value-type="float" office:value="844736" calcext:value-type="float">
            <text:p>844,736</text:p>
          </table:table-cell>
          <table:table-cell table:formula="of:=[.F6]*64" office:value-type="float" office:value="444160" calcext:value-type="float">
            <text:p>444,160</text:p>
          </table:table-cell>
          <table:table-cell table:formula="of:=[.G6]*64" office:value-type="float" office:value="166080" calcext:value-type="float">
            <text:p>166,080</text:p>
          </table:table-cell>
          <table:table-cell table:formula="of:=[.H6]*64" office:value-type="float" office:value="97408" calcext:value-type="float">
            <text:p>97,408</text:p>
          </table:table-cell>
          <table:table-cell table:formula="of:=[.I6]-[.L6]" office:value-type="float" office:value="747328" calcext:value-type="float">
            <text:p>747,328</text:p>
          </table:table-cell>
          <table:table-cell table:formula="of:=[.J6]-[.K6]" office:value-type="float" office:value="278080" calcext:value-type="float">
            <text:p>278,080</text:p>
          </table:table-cell>
        </table:table-row>
        <table:table-row table:style-name="ro1" table:visibility="filter">
          <table:table-cell office:value-type="string" calcext:value-type="string">
            <text:p>./specrunresults/110.dynamic-html_test.log</text:p>
          </table:table-cell>
          <table:table-cell office:value-type="string" calcext:value-type="string">
            <text:p>input-read-done</text:p>
          </table:table-cell>
          <table:table-cell table:formula="of:=AND(ISNUMBER(FIND(&quot;input&quot;; [.B7])); NOT(ISNUMBER(FIND(&quot;done&quot;; [.B7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038" calcext:value-type="float">
            <text:p>1038</text:p>
          </table:table-cell>
          <table:table-cell office:value-type="float" office:value="556" calcext:value-type="float">
            <text:p>556</text:p>
          </table:table-cell>
          <table:table-cell office:value-type="float" office:value="208" calcext:value-type="float">
            <text:p>208</text:p>
          </table:table-cell>
          <table:table-cell office:value-type="float" office:value="29" calcext:value-type="float">
            <text:p>29</text:p>
          </table:table-cell>
          <table:table-cell table:formula="of:=[.E7]*64" office:value-type="float" office:value="66432" calcext:value-type="float">
            <text:p>66,432</text:p>
          </table:table-cell>
          <table:table-cell table:formula="of:=[.F7]*64" office:value-type="float" office:value="35584" calcext:value-type="float">
            <text:p>35,584</text:p>
          </table:table-cell>
          <table:table-cell table:formula="of:=[.G7]*64" office:value-type="float" office:value="13312" calcext:value-type="float">
            <text:p>13,312</text:p>
          </table:table-cell>
          <table:table-cell table:formula="of:=[.H7]*64" office:value-type="float" office:value="1856" calcext:value-type="float">
            <text:p>1,856</text:p>
          </table:table-cell>
          <table:table-cell table:formula="of:=[.I7]-[.L7]" office:value-type="float" office:value="64576" calcext:value-type="float">
            <text:p>64,576</text:p>
          </table:table-cell>
          <table:table-cell table:formula="of:=[.J7]-[.K7]" office:value-type="float" office:value="22272" calcext:value-type="float">
            <text:p>22,272</text:p>
          </table:table-cell>
        </table:table-row>
        <table:table-row table:style-name="ro1" table:visibility="filter">
          <table:table-cell office:value-type="string" calcext:value-type="string">
            <text:p>./specrunresults/110.dynamic-html_test.log</text:p>
          </table:table-cell>
          <table:table-cell office:value-type="string" calcext:value-type="string">
            <text:p>function-invoke-finish</text:p>
          </table:table-cell>
          <table:table-cell table:formula="of:=AND(ISNUMBER(FIND(&quot;input&quot;; [.B8])); NOT(ISNUMBER(FIND(&quot;done&quot;; [.B8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30277" calcext:value-type="float">
            <text:p>130277</text:p>
          </table:table-cell>
          <table:table-cell table:number-columns-repeated="2" office:value-type="float" office:value="94374" calcext:value-type="float">
            <text:p>94374</text:p>
          </table:table-cell>
          <table:table-cell office:value-type="float" office:value="98" calcext:value-type="float">
            <text:p>98</text:p>
          </table:table-cell>
          <table:table-cell table:formula="of:=[.E8]*64" office:value-type="float" office:value="8337728" calcext:value-type="float">
            <text:p>8,337,728</text:p>
          </table:table-cell>
          <table:table-cell table:formula="of:=[.F8]*64" office:value-type="float" office:value="6039936" calcext:value-type="float">
            <text:p>6,039,936</text:p>
          </table:table-cell>
          <table:table-cell table:formula="of:=[.G8]*64" office:value-type="float" office:value="6039936" calcext:value-type="float">
            <text:p>6,039,936</text:p>
          </table:table-cell>
          <table:table-cell table:formula="of:=[.H8]*64" office:value-type="float" office:value="6272" calcext:value-type="float">
            <text:p>6,272</text:p>
          </table:table-cell>
          <table:table-cell table:formula="of:=[.I8]-[.L8]" office:value-type="float" office:value="8331456" calcext:value-type="float">
            <text:p>8,331,456</text:p>
          </table:table-cell>
          <table:table-cell table:formula="of:=[.J8]-[.K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./specrunresults/110.dynamic-html_small.log</text:p>
          </table:table-cell>
          <table:table-cell office:value-type="string" calcext:value-type="string">
            <text:p>pre-main</text:p>
          </table:table-cell>
          <table:table-cell table:formula="of:=AND(ISNUMBER(FIND(&quot;input&quot;; [.B9])); NOT(ISNUMBER(FIND(&quot;done&quot;; [.B9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782" calcext:value-type="float">
            <text:p>81782</text:p>
          </table:table-cell>
          <table:table-cell office:value-type="float" office:value="27598" calcext:value-type="float">
            <text:p>27598</text:p>
          </table:table-cell>
          <table:table-cell office:value-type="float" office:value="81782" calcext:value-type="float">
            <text:p>81782</text:p>
          </table:table-cell>
          <table:table-cell table:formula="of:=[.E9]*64" office:value-type="float" office:value="5234048" calcext:value-type="float">
            <text:p>5,234,048</text:p>
          </table:table-cell>
          <table:table-cell table:formula="of:=[.F9]*64" office:value-type="float" office:value="5234048" calcext:value-type="float">
            <text:p>5,234,048</text:p>
          </table:table-cell>
          <table:table-cell table:formula="of:=[.G9]*64" office:value-type="float" office:value="1766272" calcext:value-type="float">
            <text:p>1,766,272</text:p>
          </table:table-cell>
          <table:table-cell table:formula="of:=[.H9]*64" office:value-type="float" office:value="5234048" calcext:value-type="float">
            <text:p>5,234,048</text:p>
          </table:table-cell>
          <table:table-cell table:formula="of:=[.I9]-[.L9]" office:value-type="float" office:value="0" calcext:value-type="float">
            <text:p>0</text:p>
          </table:table-cell>
          <table:table-cell table:formula="of:=[.J9]-[.K9]" office:value-type="float" office:value="3467776" calcext:value-type="float">
            <text:p>3,467,776</text:p>
          </table:table-cell>
        </table:table-row>
        <table:table-row table:style-name="ro1" table:visibility="filter">
          <table:table-cell office:value-type="string" calcext:value-type="string">
            <text:p>./specrunresults/110.dynamic-html_small.log</text:p>
          </table:table-cell>
          <table:table-cell office:value-type="string" calcext:value-type="string">
            <text:p>premain-prepare</text:p>
          </table:table-cell>
          <table:table-cell table:formula="of:=AND(ISNUMBER(FIND(&quot;input&quot;; [.B10])); NOT(ISNUMBER(FIND(&quot;done&quot;; [.B10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60674" calcext:value-type="float">
            <text:p>160674</text:p>
          </table:table-cell>
          <table:table-cell office:value-type="float" office:value="138951" calcext:value-type="float">
            <text:p>138951</text:p>
          </table:table-cell>
          <table:table-cell office:value-type="float" office:value="42062" calcext:value-type="float">
            <text:p>42062</text:p>
          </table:table-cell>
          <table:table-cell office:value-type="float" office:value="128134" calcext:value-type="float">
            <text:p>128134</text:p>
          </table:table-cell>
          <table:table-cell table:formula="of:=[.E10]*64" office:value-type="float" office:value="10283136" calcext:value-type="float">
            <text:p>10,283,136</text:p>
          </table:table-cell>
          <table:table-cell table:formula="of:=[.F10]*64" office:value-type="float" office:value="8892864" calcext:value-type="float">
            <text:p>8,892,864</text:p>
          </table:table-cell>
          <table:table-cell table:formula="of:=[.G10]*64" office:value-type="float" office:value="2691968" calcext:value-type="float">
            <text:p>2,691,968</text:p>
          </table:table-cell>
          <table:table-cell table:formula="of:=[.H10]*64" office:value-type="float" office:value="8200576" calcext:value-type="float">
            <text:p>8,200,576</text:p>
          </table:table-cell>
          <table:table-cell table:formula="of:=[.I10]-[.L10]" office:value-type="float" office:value="2082560" calcext:value-type="float">
            <text:p>2,082,560</text:p>
          </table:table-cell>
          <table:table-cell table:formula="of:=[.J10]-[.K10]" office:value-type="float" office:value="6200896" calcext:value-type="float">
            <text:p>6,200,896</text:p>
          </table:table-cell>
        </table:table-row>
        <table:table-row table:style-name="ro1" table:visibility="filter">
          <table:table-cell office:value-type="string" calcext:value-type="string">
            <text:p>./specrunresults/110.dynamic-html_small.log</text:p>
          </table:table-cell>
          <table:table-cell office:value-type="string" calcext:value-type="string">
            <text:p>function-invoke</text:p>
          </table:table-cell>
          <table:table-cell table:formula="of:=AND(ISNUMBER(FIND(&quot;input&quot;; [.B11])); NOT(ISNUMBER(FIND(&quot;done&quot;; [.B11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209" calcext:value-type="float">
            <text:p>3209</text:p>
          </table:table-cell>
          <table:table-cell office:value-type="float" office:value="2530" calcext:value-type="float">
            <text:p>2530</text:p>
          </table:table-cell>
          <table:table-cell office:value-type="float" office:value="141" calcext:value-type="float">
            <text:p>141</text:p>
          </table:table-cell>
          <table:table-cell office:value-type="float" office:value="1017" calcext:value-type="float">
            <text:p>1017</text:p>
          </table:table-cell>
          <table:table-cell table:formula="of:=[.E11]*64" office:value-type="float" office:value="205376" calcext:value-type="float">
            <text:p>205,376</text:p>
          </table:table-cell>
          <table:table-cell table:formula="of:=[.F11]*64" office:value-type="float" office:value="161920" calcext:value-type="float">
            <text:p>161,920</text:p>
          </table:table-cell>
          <table:table-cell table:formula="of:=[.G11]*64" office:value-type="float" office:value="9024" calcext:value-type="float">
            <text:p>9,024</text:p>
          </table:table-cell>
          <table:table-cell table:formula="of:=[.H11]*64" office:value-type="float" office:value="65088" calcext:value-type="float">
            <text:p>65,088</text:p>
          </table:table-cell>
          <table:table-cell table:formula="of:=[.I11]-[.L11]" office:value-type="float" office:value="140288" calcext:value-type="float">
            <text:p>140,288</text:p>
          </table:table-cell>
          <table:table-cell table:formula="of:=[.J11]-[.K11]" office:value-type="float" office:value="152896" calcext:value-type="float">
            <text:p>152,896</text:p>
          </table:table-cell>
        </table:table-row>
        <table:table-row table:style-name="ro1">
          <table:table-cell office:value-type="string" calcext:value-type="string">
            <text:p>./specrunresults/110.dynamic-html_small.log</text:p>
          </table:table-cell>
          <table:table-cell office:value-type="string" calcext:value-type="string">
            <text:p>input-read</text:p>
          </table:table-cell>
          <table:table-cell table:formula="of:=AND(ISNUMBER(FIND(&quot;input&quot;; [.B12])); NOT(ISNUMBER(FIND(&quot;done&quot;; [.B12]))))" office:value-type="boolean" office:boolean-value="true" calcext:value-type="boolean">
            <text:p>TRUE</text:p>
          </table:table-cell>
          <table:table-cell table:style-name="ce3" office:value-type="float" office:value="693" calcext:value-type="float">
            <text:p>693</text:p>
          </table:table-cell>
          <table:table-cell office:value-type="float" office:value="14325" calcext:value-type="float">
            <text:p>14325</text:p>
          </table:table-cell>
          <table:table-cell office:value-type="float" office:value="6935" calcext:value-type="float">
            <text:p>6935</text:p>
          </table:table-cell>
          <table:table-cell office:value-type="float" office:value="2343" calcext:value-type="float">
            <text:p>2343</text:p>
          </table:table-cell>
          <table:table-cell office:value-type="float" office:value="1622" calcext:value-type="float">
            <text:p>1622</text:p>
          </table:table-cell>
          <table:table-cell table:formula="of:=[.E12]*64" office:value-type="float" office:value="916800" calcext:value-type="float">
            <text:p>916,800</text:p>
          </table:table-cell>
          <table:table-cell table:formula="of:=[.F12]*64" office:value-type="float" office:value="443840" calcext:value-type="float">
            <text:p>443,840</text:p>
          </table:table-cell>
          <table:table-cell table:formula="of:=[.G12]*64" office:value-type="float" office:value="149952" calcext:value-type="float">
            <text:p>149,952</text:p>
          </table:table-cell>
          <table:table-cell table:formula="of:=[.H12]*64" office:value-type="float" office:value="103808" calcext:value-type="float">
            <text:p>103,808</text:p>
          </table:table-cell>
          <table:table-cell table:formula="of:=[.I12]-[.L12]" office:value-type="float" office:value="812992" calcext:value-type="float">
            <text:p>812,992</text:p>
          </table:table-cell>
          <table:table-cell table:formula="of:=[.J12]-[.K12]" office:value-type="float" office:value="293888" calcext:value-type="float">
            <text:p>293,888</text:p>
          </table:table-cell>
        </table:table-row>
        <table:table-row table:style-name="ro1" table:visibility="filter">
          <table:table-cell office:value-type="string" calcext:value-type="string">
            <text:p>./specrunresults/110.dynamic-html_small.log</text:p>
          </table:table-cell>
          <table:table-cell office:value-type="string" calcext:value-type="string">
            <text:p>input-read-done</text:p>
          </table:table-cell>
          <table:table-cell table:formula="of:=AND(ISNUMBER(FIND(&quot;input&quot;; [.B13])); NOT(ISNUMBER(FIND(&quot;done&quot;; [.B13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833" calcext:value-type="float">
            <text:p>3833</text:p>
          </table:table-cell>
          <table:table-cell office:value-type="float" office:value="3728" calcext:value-type="float">
            <text:p>3728</text:p>
          </table:table-cell>
          <table:table-cell office:value-type="float" office:value="3329" calcext:value-type="float">
            <text:p>3329</text:p>
          </table:table-cell>
          <table:table-cell office:value-type="float" office:value="1395" calcext:value-type="float">
            <text:p>1395</text:p>
          </table:table-cell>
          <table:table-cell table:formula="of:=[.E13]*64" office:value-type="float" office:value="245312" calcext:value-type="float">
            <text:p>245,312</text:p>
          </table:table-cell>
          <table:table-cell table:formula="of:=[.F13]*64" office:value-type="float" office:value="238592" calcext:value-type="float">
            <text:p>238,592</text:p>
          </table:table-cell>
          <table:table-cell table:formula="of:=[.G13]*64" office:value-type="float" office:value="213056" calcext:value-type="float">
            <text:p>213,056</text:p>
          </table:table-cell>
          <table:table-cell table:formula="of:=[.H13]*64" office:value-type="float" office:value="89280" calcext:value-type="float">
            <text:p>89,280</text:p>
          </table:table-cell>
          <table:table-cell table:formula="of:=[.I13]-[.L13]" office:value-type="float" office:value="156032" calcext:value-type="float">
            <text:p>156,032</text:p>
          </table:table-cell>
          <table:table-cell table:formula="of:=[.J13]-[.K13]" office:value-type="float" office:value="25536" calcext:value-type="float">
            <text:p>25,536</text:p>
          </table:table-cell>
        </table:table-row>
        <table:table-row table:style-name="ro1" table:visibility="filter">
          <table:table-cell office:value-type="string" calcext:value-type="string">
            <text:p>./specrunresults/110.dynamic-html_small.log</text:p>
          </table:table-cell>
          <table:table-cell office:value-type="string" calcext:value-type="string">
            <text:p>function-invoke-finish</text:p>
          </table:table-cell>
          <table:table-cell table:formula="of:=AND(ISNUMBER(FIND(&quot;input&quot;; [.B14])); NOT(ISNUMBER(FIND(&quot;done&quot;; [.B14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30234" calcext:value-type="float">
            <text:p>130234</text:p>
          </table:table-cell>
          <table:table-cell table:number-columns-repeated="2" office:value-type="float" office:value="94457" calcext:value-type="float">
            <text:p>94457</text:p>
          </table:table-cell>
          <table:table-cell office:value-type="float" office:value="87" calcext:value-type="float">
            <text:p>87</text:p>
          </table:table-cell>
          <table:table-cell table:formula="of:=[.E14]*64" office:value-type="float" office:value="8334976" calcext:value-type="float">
            <text:p>8,334,976</text:p>
          </table:table-cell>
          <table:table-cell table:formula="of:=[.F14]*64" office:value-type="float" office:value="6045248" calcext:value-type="float">
            <text:p>6,045,248</text:p>
          </table:table-cell>
          <table:table-cell table:formula="of:=[.G14]*64" office:value-type="float" office:value="6045248" calcext:value-type="float">
            <text:p>6,045,248</text:p>
          </table:table-cell>
          <table:table-cell table:formula="of:=[.H14]*64" office:value-type="float" office:value="5568" calcext:value-type="float">
            <text:p>5,568</text:p>
          </table:table-cell>
          <table:table-cell table:formula="of:=[.I14]-[.L14]" office:value-type="float" office:value="8329408" calcext:value-type="float">
            <text:p>8,329,408</text:p>
          </table:table-cell>
          <table:table-cell table:formula="of:=[.J14]-[.K1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./specrunresults/110.dynamic-html_large.log</text:p>
          </table:table-cell>
          <table:table-cell office:value-type="string" calcext:value-type="string">
            <text:p>pre-main</text:p>
          </table:table-cell>
          <table:table-cell table:formula="of:=AND(ISNUMBER(FIND(&quot;input&quot;; [.B15])); NOT(ISNUMBER(FIND(&quot;done&quot;; [.B15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781" calcext:value-type="float">
            <text:p>81781</text:p>
          </table:table-cell>
          <table:table-cell office:value-type="float" office:value="27609" calcext:value-type="float">
            <text:p>27609</text:p>
          </table:table-cell>
          <table:table-cell office:value-type="float" office:value="81781" calcext:value-type="float">
            <text:p>81781</text:p>
          </table:table-cell>
          <table:table-cell table:formula="of:=[.E15]*64" office:value-type="float" office:value="5233984" calcext:value-type="float">
            <text:p>5,233,984</text:p>
          </table:table-cell>
          <table:table-cell table:formula="of:=[.F15]*64" office:value-type="float" office:value="5233984" calcext:value-type="float">
            <text:p>5,233,984</text:p>
          </table:table-cell>
          <table:table-cell table:formula="of:=[.G15]*64" office:value-type="float" office:value="1766976" calcext:value-type="float">
            <text:p>1,766,976</text:p>
          </table:table-cell>
          <table:table-cell table:formula="of:=[.H15]*64" office:value-type="float" office:value="5233984" calcext:value-type="float">
            <text:p>5,233,984</text:p>
          </table:table-cell>
          <table:table-cell table:formula="of:=[.I15]-[.L15]" office:value-type="float" office:value="0" calcext:value-type="float">
            <text:p>0</text:p>
          </table:table-cell>
          <table:table-cell table:formula="of:=[.J15]-[.K15]" office:value-type="float" office:value="3467008" calcext:value-type="float">
            <text:p>3,467,008</text:p>
          </table:table-cell>
        </table:table-row>
        <table:table-row table:style-name="ro1" table:visibility="filter">
          <table:table-cell office:value-type="string" calcext:value-type="string">
            <text:p>./specrunresults/110.dynamic-html_large.log</text:p>
          </table:table-cell>
          <table:table-cell office:value-type="string" calcext:value-type="string">
            <text:p>premain-prepare</text:p>
          </table:table-cell>
          <table:table-cell table:formula="of:=AND(ISNUMBER(FIND(&quot;input&quot;; [.B16])); NOT(ISNUMBER(FIND(&quot;done&quot;; [.B16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60712" calcext:value-type="float">
            <text:p>160712</text:p>
          </table:table-cell>
          <table:table-cell office:value-type="float" office:value="138995" calcext:value-type="float">
            <text:p>138995</text:p>
          </table:table-cell>
          <table:table-cell office:value-type="float" office:value="42062" calcext:value-type="float">
            <text:p>42062</text:p>
          </table:table-cell>
          <table:table-cell office:value-type="float" office:value="128140" calcext:value-type="float">
            <text:p>128140</text:p>
          </table:table-cell>
          <table:table-cell table:formula="of:=[.E16]*64" office:value-type="float" office:value="10285568" calcext:value-type="float">
            <text:p>10,285,568</text:p>
          </table:table-cell>
          <table:table-cell table:formula="of:=[.F16]*64" office:value-type="float" office:value="8895680" calcext:value-type="float">
            <text:p>8,895,680</text:p>
          </table:table-cell>
          <table:table-cell table:formula="of:=[.G16]*64" office:value-type="float" office:value="2691968" calcext:value-type="float">
            <text:p>2,691,968</text:p>
          </table:table-cell>
          <table:table-cell table:formula="of:=[.H16]*64" office:value-type="float" office:value="8200960" calcext:value-type="float">
            <text:p>8,200,960</text:p>
          </table:table-cell>
          <table:table-cell table:formula="of:=[.I16]-[.L16]" office:value-type="float" office:value="2084608" calcext:value-type="float">
            <text:p>2,084,608</text:p>
          </table:table-cell>
          <table:table-cell table:formula="of:=[.J16]-[.K16]" office:value-type="float" office:value="6203712" calcext:value-type="float">
            <text:p>6,203,712</text:p>
          </table:table-cell>
        </table:table-row>
        <table:table-row table:style-name="ro1" table:visibility="filter">
          <table:table-cell office:value-type="string" calcext:value-type="string">
            <text:p>./specrunresults/110.dynamic-html_large.log</text:p>
          </table:table-cell>
          <table:table-cell office:value-type="string" calcext:value-type="string">
            <text:p>function-invoke</text:p>
          </table:table-cell>
          <table:table-cell table:formula="of:=AND(ISNUMBER(FIND(&quot;input&quot;; [.B17])); NOT(ISNUMBER(FIND(&quot;done&quot;; [.B17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646802" calcext:value-type="float">
            <text:p>646802</text:p>
          </table:table-cell>
          <table:table-cell office:value-type="float" office:value="646210" calcext:value-type="float">
            <text:p>646210</text:p>
          </table:table-cell>
          <table:table-cell office:value-type="float" office:value="383736" calcext:value-type="float">
            <text:p>383736</text:p>
          </table:table-cell>
          <table:table-cell office:value-type="float" office:value="645312" calcext:value-type="float">
            <text:p>645312</text:p>
          </table:table-cell>
          <table:table-cell table:formula="of:=[.E17]*64" office:value-type="float" office:value="41395328" calcext:value-type="float">
            <text:p>41,395,328</text:p>
          </table:table-cell>
          <table:table-cell table:formula="of:=[.F17]*64" office:value-type="float" office:value="41357440" calcext:value-type="float">
            <text:p>41,357,440</text:p>
          </table:table-cell>
          <table:table-cell table:formula="of:=[.G17]*64" office:value-type="float" office:value="24559104" calcext:value-type="float">
            <text:p>24,559,104</text:p>
          </table:table-cell>
          <table:table-cell table:formula="of:=[.H17]*64" office:value-type="float" office:value="41299968" calcext:value-type="float">
            <text:p>41,299,968</text:p>
          </table:table-cell>
          <table:table-cell table:formula="of:=[.I17]-[.L17]" office:value-type="float" office:value="95360" calcext:value-type="float">
            <text:p>95,360</text:p>
          </table:table-cell>
          <table:table-cell table:formula="of:=[.J17]-[.K17]" office:value-type="float" office:value="16798336" calcext:value-type="float">
            <text:p>16,798,336</text:p>
          </table:table-cell>
        </table:table-row>
        <table:table-row table:style-name="ro1">
          <table:table-cell office:value-type="string" calcext:value-type="string">
            <text:p>./specrunresults/110.dynamic-html_large.log</text:p>
          </table:table-cell>
          <table:table-cell office:value-type="string" calcext:value-type="string">
            <text:p>input-read</text:p>
          </table:table-cell>
          <table:table-cell table:formula="of:=AND(ISNUMBER(FIND(&quot;input&quot;; [.B18])); NOT(ISNUMBER(FIND(&quot;done&quot;; [.B18]))))" office:value-type="boolean" office:boolean-value="true" calcext:value-type="boolean">
            <text:p>TRUE</text:p>
          </table:table-cell>
          <table:table-cell table:style-name="ce3" office:value-type="float" office:value="693" calcext:value-type="float">
            <text:p>693</text:p>
          </table:table-cell>
          <table:table-cell office:value-type="float" office:value="120817" calcext:value-type="float">
            <text:p>120817</text:p>
          </table:table-cell>
          <table:table-cell office:value-type="float" office:value="6926" calcext:value-type="float">
            <text:p>6926</text:p>
          </table:table-cell>
          <table:table-cell office:value-type="float" office:value="1811" calcext:value-type="float">
            <text:p>1811</text:p>
          </table:table-cell>
          <table:table-cell office:value-type="float" office:value="1656" calcext:value-type="float">
            <text:p>1656</text:p>
          </table:table-cell>
          <table:table-cell table:formula="of:=[.E18]*64" office:value-type="float" office:value="7732288" calcext:value-type="float">
            <text:p>7,732,288</text:p>
          </table:table-cell>
          <table:table-cell table:formula="of:=[.F18]*64" office:value-type="float" office:value="443264" calcext:value-type="float">
            <text:p>443,264</text:p>
          </table:table-cell>
          <table:table-cell table:formula="of:=[.G18]*64" office:value-type="float" office:value="115904" calcext:value-type="float">
            <text:p>115,904</text:p>
          </table:table-cell>
          <table:table-cell table:formula="of:=[.H18]*64" office:value-type="float" office:value="105984" calcext:value-type="float">
            <text:p>105,984</text:p>
          </table:table-cell>
          <table:table-cell table:formula="of:=[.I18]-[.L18]" office:value-type="float" office:value="7626304" calcext:value-type="float">
            <text:p>7,626,304</text:p>
          </table:table-cell>
          <table:table-cell table:formula="of:=[.J18]-[.K18]" office:value-type="float" office:value="327360" calcext:value-type="float">
            <text:p>327,360</text:p>
          </table:table-cell>
        </table:table-row>
        <table:table-row table:style-name="ro1" table:visibility="filter">
          <table:table-cell office:value-type="string" calcext:value-type="string">
            <text:p>./specrunresults/110.dynamic-html_large.log</text:p>
          </table:table-cell>
          <table:table-cell office:value-type="string" calcext:value-type="string">
            <text:p>input-read-done</text:p>
          </table:table-cell>
          <table:table-cell table:formula="of:=AND(ISNUMBER(FIND(&quot;input&quot;; [.B19])); NOT(ISNUMBER(FIND(&quot;done&quot;; [.B19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21534" calcext:value-type="float">
            <text:p>321534</text:p>
          </table:table-cell>
          <table:table-cell office:value-type="float" office:value="319491" calcext:value-type="float">
            <text:p>319491</text:p>
          </table:table-cell>
          <table:table-cell office:value-type="float" office:value="319042" calcext:value-type="float">
            <text:p>319042</text:p>
          </table:table-cell>
          <table:table-cell office:value-type="float" office:value="57846" calcext:value-type="float">
            <text:p>57846</text:p>
          </table:table-cell>
          <table:table-cell table:formula="of:=[.E19]*64" office:value-type="float" office:value="20578176" calcext:value-type="float">
            <text:p>20,578,176</text:p>
          </table:table-cell>
          <table:table-cell table:formula="of:=[.F19]*64" office:value-type="float" office:value="20447424" calcext:value-type="float">
            <text:p>20,447,424</text:p>
          </table:table-cell>
          <table:table-cell table:formula="of:=[.G19]*64" office:value-type="float" office:value="20418688" calcext:value-type="float">
            <text:p>20,418,688</text:p>
          </table:table-cell>
          <table:table-cell table:formula="of:=[.H19]*64" office:value-type="float" office:value="3702144" calcext:value-type="float">
            <text:p>3,702,144</text:p>
          </table:table-cell>
          <table:table-cell table:formula="of:=[.I19]-[.L19]" office:value-type="float" office:value="16876032" calcext:value-type="float">
            <text:p>16,876,032</text:p>
          </table:table-cell>
          <table:table-cell table:formula="of:=[.J19]-[.K19]" office:value-type="float" office:value="28736" calcext:value-type="float">
            <text:p>28,736</text:p>
          </table:table-cell>
        </table:table-row>
        <table:table-row table:style-name="ro1" table:visibility="filter">
          <table:table-cell office:value-type="string" calcext:value-type="string">
            <text:p>./specrunresults/110.dynamic-html_large.log</text:p>
          </table:table-cell>
          <table:table-cell office:value-type="string" calcext:value-type="string">
            <text:p>function-invoke-finish</text:p>
          </table:table-cell>
          <table:table-cell table:formula="of:=AND(ISNUMBER(FIND(&quot;input&quot;; [.B20])); NOT(ISNUMBER(FIND(&quot;done&quot;; [.B20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30249" calcext:value-type="float">
            <text:p>130249</text:p>
          </table:table-cell>
          <table:table-cell table:number-columns-repeated="2" office:value-type="float" office:value="94425" calcext:value-type="float">
            <text:p>94425</text:p>
          </table:table-cell>
          <table:table-cell office:value-type="float" office:value="72" calcext:value-type="float">
            <text:p>72</text:p>
          </table:table-cell>
          <table:table-cell table:formula="of:=[.E20]*64" office:value-type="float" office:value="8335936" calcext:value-type="float">
            <text:p>8,335,936</text:p>
          </table:table-cell>
          <table:table-cell table:formula="of:=[.F20]*64" office:value-type="float" office:value="6043200" calcext:value-type="float">
            <text:p>6,043,200</text:p>
          </table:table-cell>
          <table:table-cell table:formula="of:=[.G20]*64" office:value-type="float" office:value="6043200" calcext:value-type="float">
            <text:p>6,043,200</text:p>
          </table:table-cell>
          <table:table-cell table:formula="of:=[.H20]*64" office:value-type="float" office:value="4608" calcext:value-type="float">
            <text:p>4,608</text:p>
          </table:table-cell>
          <table:table-cell table:formula="of:=[.I20]-[.L20]" office:value-type="float" office:value="8331328" calcext:value-type="float">
            <text:p>8,331,328</text:p>
          </table:table-cell>
          <table:table-cell table:formula="of:=[.J20]-[.K2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./specrunresults/210.thumbnailer_test.log</text:p>
          </table:table-cell>
          <table:table-cell office:value-type="string" calcext:value-type="string">
            <text:p>pre-main</text:p>
          </table:table-cell>
          <table:table-cell table:formula="of:=AND(ISNUMBER(FIND(&quot;input&quot;; [.B21])); NOT(ISNUMBER(FIND(&quot;done&quot;; [.B21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782" calcext:value-type="float">
            <text:p>81782</text:p>
          </table:table-cell>
          <table:table-cell office:value-type="float" office:value="28296" calcext:value-type="float">
            <text:p>28296</text:p>
          </table:table-cell>
          <table:table-cell office:value-type="float" office:value="81782" calcext:value-type="float">
            <text:p>81782</text:p>
          </table:table-cell>
          <table:table-cell table:formula="of:=[.E21]*64" office:value-type="float" office:value="5234048" calcext:value-type="float">
            <text:p>5,234,048</text:p>
          </table:table-cell>
          <table:table-cell table:formula="of:=[.F21]*64" office:value-type="float" office:value="5234048" calcext:value-type="float">
            <text:p>5,234,048</text:p>
          </table:table-cell>
          <table:table-cell table:formula="of:=[.G21]*64" office:value-type="float" office:value="1810944" calcext:value-type="float">
            <text:p>1,810,944</text:p>
          </table:table-cell>
          <table:table-cell table:formula="of:=[.H21]*64" office:value-type="float" office:value="5234048" calcext:value-type="float">
            <text:p>5,234,048</text:p>
          </table:table-cell>
          <table:table-cell table:formula="of:=[.I21]-[.L21]" office:value-type="float" office:value="0" calcext:value-type="float">
            <text:p>0</text:p>
          </table:table-cell>
          <table:table-cell table:formula="of:=[.J21]-[.K21]" office:value-type="float" office:value="3423104" calcext:value-type="float">
            <text:p>3,423,104</text:p>
          </table:table-cell>
        </table:table-row>
        <table:table-row table:style-name="ro1" table:visibility="filter">
          <table:table-cell office:value-type="string" calcext:value-type="string">
            <text:p>./specrunresults/210.thumbnailer_test.log</text:p>
          </table:table-cell>
          <table:table-cell office:value-type="string" calcext:value-type="string">
            <text:p>premain-prepare</text:p>
          </table:table-cell>
          <table:table-cell table:formula="of:=AND(ISNUMBER(FIND(&quot;input&quot;; [.B22])); NOT(ISNUMBER(FIND(&quot;done&quot;; [.B22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2143" calcext:value-type="float">
            <text:p>82143</text:p>
          </table:table-cell>
          <table:table-cell office:value-type="float" office:value="63084" calcext:value-type="float">
            <text:p>63084</text:p>
          </table:table-cell>
          <table:table-cell office:value-type="float" office:value="12940" calcext:value-type="float">
            <text:p>12940</text:p>
          </table:table-cell>
          <table:table-cell office:value-type="float" office:value="51773" calcext:value-type="float">
            <text:p>51773</text:p>
          </table:table-cell>
          <table:table-cell table:formula="of:=[.E22]*64" office:value-type="float" office:value="5257152" calcext:value-type="float">
            <text:p>5,257,152</text:p>
          </table:table-cell>
          <table:table-cell table:formula="of:=[.F22]*64" office:value-type="float" office:value="4037376" calcext:value-type="float">
            <text:p>4,037,376</text:p>
          </table:table-cell>
          <table:table-cell table:formula="of:=[.G22]*64" office:value-type="float" office:value="828160" calcext:value-type="float">
            <text:p>828,160</text:p>
          </table:table-cell>
          <table:table-cell table:formula="of:=[.H22]*64" office:value-type="float" office:value="3313472" calcext:value-type="float">
            <text:p>3,313,472</text:p>
          </table:table-cell>
          <table:table-cell table:formula="of:=[.I22]-[.L22]" office:value-type="float" office:value="1943680" calcext:value-type="float">
            <text:p>1,943,680</text:p>
          </table:table-cell>
          <table:table-cell table:formula="of:=[.J22]-[.K22]" office:value-type="float" office:value="3209216" calcext:value-type="float">
            <text:p>3,209,216</text:p>
          </table:table-cell>
        </table:table-row>
        <table:table-row table:style-name="ro1" table:visibility="filter">
          <table:table-cell office:value-type="string" calcext:value-type="string">
            <text:p>./specrunresults/210.thumbnailer_test.log</text:p>
          </table:table-cell>
          <table:table-cell office:value-type="string" calcext:value-type="string">
            <text:p>function-invoke</text:p>
          </table:table-cell>
          <table:table-cell table:formula="of:=AND(ISNUMBER(FIND(&quot;input&quot;; [.B23])); NOT(ISNUMBER(FIND(&quot;done&quot;; [.B23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168" calcext:value-type="float">
            <text:p>1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E23]*64" office:value-type="float" office:value="28480" calcext:value-type="float">
            <text:p>28,480</text:p>
          </table:table-cell>
          <table:table-cell table:formula="of:=[.F23]*64" office:value-type="float" office:value="10752" calcext:value-type="float">
            <text:p>10,752</text:p>
          </table:table-cell>
          <table:table-cell table:formula="of:=[.G23]*64" office:value-type="float" office:value="704" calcext:value-type="float">
            <text:p>704</text:p>
          </table:table-cell>
          <table:table-cell table:formula="of:=[.H23]*64" office:value-type="float" office:value="128" calcext:value-type="float">
            <text:p>128</text:p>
          </table:table-cell>
          <table:table-cell table:formula="of:=[.I23]-[.L23]" office:value-type="float" office:value="28352" calcext:value-type="float">
            <text:p>28,352</text:p>
          </table:table-cell>
          <table:table-cell table:formula="of:=[.J23]-[.K23]" office:value-type="float" office:value="10048" calcext:value-type="float">
            <text:p>10,048</text:p>
          </table:table-cell>
        </table:table-row>
        <table:table-row table:style-name="ro1">
          <table:table-cell office:value-type="string" calcext:value-type="string">
            <text:p>./specrunresults/210.thumbnailer_test.log</text:p>
          </table:table-cell>
          <table:table-cell office:value-type="string" calcext:value-type="string">
            <text:p>input-read</text:p>
          </table:table-cell>
          <table:table-cell table:formula="of:=AND(ISNUMBER(FIND(&quot;input&quot;; [.B24])); NOT(ISNUMBER(FIND(&quot;done&quot;; [.B24]))))" office:value-type="boolean" office:boolean-value="true" calcext:value-type="boolean">
            <text:p>TRUE</text:p>
          </table:table-cell>
          <table:table-cell table:style-name="ce3" office:value-type="float" office:value="4088937" calcext:value-type="float">
            <text:p>4,088,937</text:p>
          </table:table-cell>
          <table:table-cell office:value-type="float" office:value="144465" calcext:value-type="float">
            <text:p>144465</text:p>
          </table:table-cell>
          <table:table-cell office:value-type="float" office:value="59611" calcext:value-type="float">
            <text:p>59611</text:p>
          </table:table-cell>
          <table:table-cell office:value-type="float" office:value="37050" calcext:value-type="float">
            <text:p>37050</text:p>
          </table:table-cell>
          <table:table-cell office:value-type="float" office:value="117928" calcext:value-type="float">
            <text:p>117928</text:p>
          </table:table-cell>
          <table:table-cell table:formula="of:=[.E24]*64" office:value-type="float" office:value="9245760" calcext:value-type="float">
            <text:p>9,245,760</text:p>
          </table:table-cell>
          <table:table-cell table:formula="of:=[.F24]*64" office:value-type="float" office:value="3815104" calcext:value-type="float">
            <text:p>3,815,104</text:p>
          </table:table-cell>
          <table:table-cell table:formula="of:=[.G24]*64" office:value-type="float" office:value="2371200" calcext:value-type="float">
            <text:p>2,371,200</text:p>
          </table:table-cell>
          <table:table-cell table:formula="of:=[.H24]*64" office:value-type="float" office:value="7547392" calcext:value-type="float">
            <text:p>7,547,392</text:p>
          </table:table-cell>
          <table:table-cell table:formula="of:=[.I24]-[.L24]" office:value-type="float" office:value="1698368" calcext:value-type="float">
            <text:p>1,698,368</text:p>
          </table:table-cell>
          <table:table-cell table:formula="of:=[.J24]-[.K24]" office:value-type="float" office:value="1443904" calcext:value-type="float">
            <text:p>1,443,904</text:p>
          </table:table-cell>
        </table:table-row>
        <table:table-row table:style-name="ro1" table:visibility="filter">
          <table:table-cell office:value-type="string" calcext:value-type="string">
            <text:p>./specrunresults/210.thumbnailer_test.log</text:p>
          </table:table-cell>
          <table:table-cell office:value-type="string" calcext:value-type="string">
            <text:p>input-read-done</text:p>
          </table:table-cell>
          <table:table-cell table:formula="of:=AND(ISNUMBER(FIND(&quot;input&quot;; [.B25])); NOT(ISNUMBER(FIND(&quot;done&quot;; [.B25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384" calcext:value-type="float">
            <text:p>4384</text:p>
          </table:table-cell>
          <table:table-cell office:value-type="float" office:value="1322" calcext:value-type="float">
            <text:p>1322</text:p>
          </table:table-cell>
          <table:table-cell office:value-type="float" office:value="688" calcext:value-type="float">
            <text:p>688</text:p>
          </table:table-cell>
          <table:table-cell office:value-type="float" office:value="88" calcext:value-type="float">
            <text:p>88</text:p>
          </table:table-cell>
          <table:table-cell table:formula="of:=[.E25]*64" office:value-type="float" office:value="280576" calcext:value-type="float">
            <text:p>280,576</text:p>
          </table:table-cell>
          <table:table-cell table:formula="of:=[.F25]*64" office:value-type="float" office:value="84608" calcext:value-type="float">
            <text:p>84,608</text:p>
          </table:table-cell>
          <table:table-cell table:formula="of:=[.G25]*64" office:value-type="float" office:value="44032" calcext:value-type="float">
            <text:p>44,032</text:p>
          </table:table-cell>
          <table:table-cell table:formula="of:=[.H25]*64" office:value-type="float" office:value="5632" calcext:value-type="float">
            <text:p>5,632</text:p>
          </table:table-cell>
          <table:table-cell table:formula="of:=[.I25]-[.L25]" office:value-type="float" office:value="274944" calcext:value-type="float">
            <text:p>274,944</text:p>
          </table:table-cell>
          <table:table-cell table:formula="of:=[.J25]-[.K25]" office:value-type="float" office:value="40576" calcext:value-type="float">
            <text:p>40,576</text:p>
          </table:table-cell>
        </table:table-row>
        <table:table-row table:style-name="ro1" table:visibility="filter">
          <table:table-cell office:value-type="string" calcext:value-type="string">
            <text:p>./specrunresults/210.thumbnailer_test.log</text:p>
          </table:table-cell>
          <table:table-cell office:value-type="string" calcext:value-type="string">
            <text:p>function-invoke-finish</text:p>
          </table:table-cell>
          <table:table-cell table:formula="of:=AND(ISNUMBER(FIND(&quot;input&quot;; [.B26])); NOT(ISNUMBER(FIND(&quot;done&quot;; [.B26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5246" calcext:value-type="float">
            <text:p>95246</text:p>
          </table:table-cell>
          <table:table-cell table:number-columns-repeated="2" office:value-type="float" office:value="69390" calcext:value-type="float">
            <text:p>69390</text:p>
          </table:table-cell>
          <table:table-cell office:value-type="float" office:value="99" calcext:value-type="float">
            <text:p>99</text:p>
          </table:table-cell>
          <table:table-cell table:formula="of:=[.E26]*64" office:value-type="float" office:value="6095744" calcext:value-type="float">
            <text:p>6,095,744</text:p>
          </table:table-cell>
          <table:table-cell table:formula="of:=[.F26]*64" office:value-type="float" office:value="4440960" calcext:value-type="float">
            <text:p>4,440,960</text:p>
          </table:table-cell>
          <table:table-cell table:formula="of:=[.G26]*64" office:value-type="float" office:value="4440960" calcext:value-type="float">
            <text:p>4,440,960</text:p>
          </table:table-cell>
          <table:table-cell table:formula="of:=[.H26]*64" office:value-type="float" office:value="6336" calcext:value-type="float">
            <text:p>6,336</text:p>
          </table:table-cell>
          <table:table-cell table:formula="of:=[.I26]-[.L26]" office:value-type="float" office:value="6089408" calcext:value-type="float">
            <text:p>6,089,408</text:p>
          </table:table-cell>
          <table:table-cell table:formula="of:=[.J26]-[.K2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./specrunresults/210.thumbnailer_small.log</text:p>
          </table:table-cell>
          <table:table-cell office:value-type="string" calcext:value-type="string">
            <text:p>pre-main</text:p>
          </table:table-cell>
          <table:table-cell table:formula="of:=AND(ISNUMBER(FIND(&quot;input&quot;; [.B27])); NOT(ISNUMBER(FIND(&quot;done&quot;; [.B27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792" calcext:value-type="float">
            <text:p>81792</text:p>
          </table:table-cell>
          <table:table-cell office:value-type="float" office:value="28282" calcext:value-type="float">
            <text:p>28282</text:p>
          </table:table-cell>
          <table:table-cell office:value-type="float" office:value="81792" calcext:value-type="float">
            <text:p>81792</text:p>
          </table:table-cell>
          <table:table-cell table:formula="of:=[.E27]*64" office:value-type="float" office:value="5234688" calcext:value-type="float">
            <text:p>5,234,688</text:p>
          </table:table-cell>
          <table:table-cell table:formula="of:=[.F27]*64" office:value-type="float" office:value="5234688" calcext:value-type="float">
            <text:p>5,234,688</text:p>
          </table:table-cell>
          <table:table-cell table:formula="of:=[.G27]*64" office:value-type="float" office:value="1810048" calcext:value-type="float">
            <text:p>1,810,048</text:p>
          </table:table-cell>
          <table:table-cell table:formula="of:=[.H27]*64" office:value-type="float" office:value="5234688" calcext:value-type="float">
            <text:p>5,234,688</text:p>
          </table:table-cell>
          <table:table-cell table:formula="of:=[.I27]-[.L27]" office:value-type="float" office:value="0" calcext:value-type="float">
            <text:p>0</text:p>
          </table:table-cell>
          <table:table-cell table:formula="of:=[.J27]-[.K27]" office:value-type="float" office:value="3424640" calcext:value-type="float">
            <text:p>3,424,640</text:p>
          </table:table-cell>
        </table:table-row>
        <table:table-row table:style-name="ro1" table:visibility="filter">
          <table:table-cell office:value-type="string" calcext:value-type="string">
            <text:p>./specrunresults/210.thumbnailer_small.log</text:p>
          </table:table-cell>
          <table:table-cell office:value-type="string" calcext:value-type="string">
            <text:p>premain-prepare</text:p>
          </table:table-cell>
          <table:table-cell table:formula="of:=AND(ISNUMBER(FIND(&quot;input&quot;; [.B28])); NOT(ISNUMBER(FIND(&quot;done&quot;; [.B28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2147" calcext:value-type="float">
            <text:p>82147</text:p>
          </table:table-cell>
          <table:table-cell office:value-type="float" office:value="63101" calcext:value-type="float">
            <text:p>63101</text:p>
          </table:table-cell>
          <table:table-cell office:value-type="float" office:value="12961" calcext:value-type="float">
            <text:p>12961</text:p>
          </table:table-cell>
          <table:table-cell office:value-type="float" office:value="51744" calcext:value-type="float">
            <text:p>51744</text:p>
          </table:table-cell>
          <table:table-cell table:formula="of:=[.E28]*64" office:value-type="float" office:value="5257408" calcext:value-type="float">
            <text:p>5,257,408</text:p>
          </table:table-cell>
          <table:table-cell table:formula="of:=[.F28]*64" office:value-type="float" office:value="4038464" calcext:value-type="float">
            <text:p>4,038,464</text:p>
          </table:table-cell>
          <table:table-cell table:formula="of:=[.G28]*64" office:value-type="float" office:value="829504" calcext:value-type="float">
            <text:p>829,504</text:p>
          </table:table-cell>
          <table:table-cell table:formula="of:=[.H28]*64" office:value-type="float" office:value="3311616" calcext:value-type="float">
            <text:p>3,311,616</text:p>
          </table:table-cell>
          <table:table-cell table:formula="of:=[.I28]-[.L28]" office:value-type="float" office:value="1945792" calcext:value-type="float">
            <text:p>1,945,792</text:p>
          </table:table-cell>
          <table:table-cell table:formula="of:=[.J28]-[.K28]" office:value-type="float" office:value="3208960" calcext:value-type="float">
            <text:p>3,208,960</text:p>
          </table:table-cell>
        </table:table-row>
        <table:table-row table:style-name="ro1" table:visibility="filter">
          <table:table-cell office:value-type="string" calcext:value-type="string">
            <text:p>./specrunresults/210.thumbnailer_small.log</text:p>
          </table:table-cell>
          <table:table-cell office:value-type="string" calcext:value-type="string">
            <text:p>function-invoke</text:p>
          </table:table-cell>
          <table:table-cell table:formula="of:=AND(ISNUMBER(FIND(&quot;input&quot;; [.B29])); NOT(ISNUMBER(FIND(&quot;done&quot;; [.B29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168" calcext:value-type="float">
            <text:p>1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E29]*64" office:value-type="float" office:value="28480" calcext:value-type="float">
            <text:p>28,480</text:p>
          </table:table-cell>
          <table:table-cell table:formula="of:=[.F29]*64" office:value-type="float" office:value="10752" calcext:value-type="float">
            <text:p>10,752</text:p>
          </table:table-cell>
          <table:table-cell table:formula="of:=[.G29]*64" office:value-type="float" office:value="704" calcext:value-type="float">
            <text:p>704</text:p>
          </table:table-cell>
          <table:table-cell table:formula="of:=[.H29]*64" office:value-type="float" office:value="128" calcext:value-type="float">
            <text:p>128</text:p>
          </table:table-cell>
          <table:table-cell table:formula="of:=[.I29]-[.L29]" office:value-type="float" office:value="28352" calcext:value-type="float">
            <text:p>28,352</text:p>
          </table:table-cell>
          <table:table-cell table:formula="of:=[.J29]-[.K29]" office:value-type="float" office:value="10048" calcext:value-type="float">
            <text:p>10,048</text:p>
          </table:table-cell>
        </table:table-row>
        <table:table-row table:style-name="ro1">
          <table:table-cell office:value-type="string" calcext:value-type="string">
            <text:p>./specrunresults/210.thumbnailer_small.log</text:p>
          </table:table-cell>
          <table:table-cell office:value-type="string" calcext:value-type="string">
            <text:p>input-read</text:p>
          </table:table-cell>
          <table:table-cell table:formula="of:=AND(ISNUMBER(FIND(&quot;input&quot;; [.B30])); NOT(ISNUMBER(FIND(&quot;done&quot;; [.B30]))))" office:value-type="boolean" office:boolean-value="true" calcext:value-type="boolean">
            <text:p>TRUE</text:p>
          </table:table-cell>
          <table:table-cell table:style-name="ce3" office:value-type="float" office:value="4088937" calcext:value-type="float">
            <text:p>4,088,937</text:p>
          </table:table-cell>
          <table:table-cell office:value-type="float" office:value="144448" calcext:value-type="float">
            <text:p>144448</text:p>
          </table:table-cell>
          <table:table-cell office:value-type="float" office:value="59606" calcext:value-type="float">
            <text:p>59606</text:p>
          </table:table-cell>
          <table:table-cell office:value-type="float" office:value="37049" calcext:value-type="float">
            <text:p>37049</text:p>
          </table:table-cell>
          <table:table-cell office:value-type="float" office:value="117906" calcext:value-type="float">
            <text:p>117906</text:p>
          </table:table-cell>
          <table:table-cell table:formula="of:=[.E30]*64" office:value-type="float" office:value="9244672" calcext:value-type="float">
            <text:p>9,244,672</text:p>
          </table:table-cell>
          <table:table-cell table:formula="of:=[.F30]*64" office:value-type="float" office:value="3814784" calcext:value-type="float">
            <text:p>3,814,784</text:p>
          </table:table-cell>
          <table:table-cell table:formula="of:=[.G30]*64" office:value-type="float" office:value="2371136" calcext:value-type="float">
            <text:p>2,371,136</text:p>
          </table:table-cell>
          <table:table-cell table:formula="of:=[.H30]*64" office:value-type="float" office:value="7545984" calcext:value-type="float">
            <text:p>7,545,984</text:p>
          </table:table-cell>
          <table:table-cell table:formula="of:=[.I30]-[.L30]" office:value-type="float" office:value="1698688" calcext:value-type="float">
            <text:p>1,698,688</text:p>
          </table:table-cell>
          <table:table-cell table:formula="of:=[.J30]-[.K30]" office:value-type="float" office:value="1443648" calcext:value-type="float">
            <text:p>1,443,648</text:p>
          </table:table-cell>
        </table:table-row>
        <table:table-row table:style-name="ro1" table:visibility="filter">
          <table:table-cell office:value-type="string" calcext:value-type="string">
            <text:p>./specrunresults/210.thumbnailer_small.log</text:p>
          </table:table-cell>
          <table:table-cell office:value-type="string" calcext:value-type="string">
            <text:p>input-read-done</text:p>
          </table:table-cell>
          <table:table-cell table:formula="of:=AND(ISNUMBER(FIND(&quot;input&quot;; [.B31])); NOT(ISNUMBER(FIND(&quot;done&quot;; [.B31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372" calcext:value-type="float">
            <text:p>4372</text:p>
          </table:table-cell>
          <table:table-cell office:value-type="float" office:value="1320" calcext:value-type="float">
            <text:p>1320</text:p>
          </table:table-cell>
          <table:table-cell office:value-type="float" office:value="689" calcext:value-type="float">
            <text:p>689</text:p>
          </table:table-cell>
          <table:table-cell office:value-type="float" office:value="88" calcext:value-type="float">
            <text:p>88</text:p>
          </table:table-cell>
          <table:table-cell table:formula="of:=[.E31]*64" office:value-type="float" office:value="279808" calcext:value-type="float">
            <text:p>279,808</text:p>
          </table:table-cell>
          <table:table-cell table:formula="of:=[.F31]*64" office:value-type="float" office:value="84480" calcext:value-type="float">
            <text:p>84,480</text:p>
          </table:table-cell>
          <table:table-cell table:formula="of:=[.G31]*64" office:value-type="float" office:value="44096" calcext:value-type="float">
            <text:p>44,096</text:p>
          </table:table-cell>
          <table:table-cell table:formula="of:=[.H31]*64" office:value-type="float" office:value="5632" calcext:value-type="float">
            <text:p>5,632</text:p>
          </table:table-cell>
          <table:table-cell table:formula="of:=[.I31]-[.L31]" office:value-type="float" office:value="274176" calcext:value-type="float">
            <text:p>274,176</text:p>
          </table:table-cell>
          <table:table-cell table:formula="of:=[.J31]-[.K31]" office:value-type="float" office:value="40384" calcext:value-type="float">
            <text:p>40,384</text:p>
          </table:table-cell>
        </table:table-row>
        <table:table-row table:style-name="ro1" table:visibility="filter">
          <table:table-cell office:value-type="string" calcext:value-type="string">
            <text:p>./specrunresults/210.thumbnailer_small.log</text:p>
          </table:table-cell>
          <table:table-cell office:value-type="string" calcext:value-type="string">
            <text:p>function-invoke-finish</text:p>
          </table:table-cell>
          <table:table-cell table:formula="of:=AND(ISNUMBER(FIND(&quot;input&quot;; [.B32])); NOT(ISNUMBER(FIND(&quot;done&quot;; [.B32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5240" calcext:value-type="float">
            <text:p>95240</text:p>
          </table:table-cell>
          <table:table-cell table:number-columns-repeated="2" office:value-type="float" office:value="69448" calcext:value-type="float">
            <text:p>69448</text:p>
          </table:table-cell>
          <table:table-cell office:value-type="float" office:value="99" calcext:value-type="float">
            <text:p>99</text:p>
          </table:table-cell>
          <table:table-cell table:formula="of:=[.E32]*64" office:value-type="float" office:value="6095360" calcext:value-type="float">
            <text:p>6,095,360</text:p>
          </table:table-cell>
          <table:table-cell table:formula="of:=[.F32]*64" office:value-type="float" office:value="4444672" calcext:value-type="float">
            <text:p>4,444,672</text:p>
          </table:table-cell>
          <table:table-cell table:formula="of:=[.G32]*64" office:value-type="float" office:value="4444672" calcext:value-type="float">
            <text:p>4,444,672</text:p>
          </table:table-cell>
          <table:table-cell table:formula="of:=[.H32]*64" office:value-type="float" office:value="6336" calcext:value-type="float">
            <text:p>6,336</text:p>
          </table:table-cell>
          <table:table-cell table:formula="of:=[.I32]-[.L32]" office:value-type="float" office:value="6089024" calcext:value-type="float">
            <text:p>6,089,024</text:p>
          </table:table-cell>
          <table:table-cell table:formula="of:=[.J32]-[.K3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./specrunresults/210.thumbnailer_large.log</text:p>
          </table:table-cell>
          <table:table-cell office:value-type="string" calcext:value-type="string">
            <text:p>pre-main</text:p>
          </table:table-cell>
          <table:table-cell table:formula="of:=AND(ISNUMBER(FIND(&quot;input&quot;; [.B33])); NOT(ISNUMBER(FIND(&quot;done&quot;; [.B33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786" calcext:value-type="float">
            <text:p>81786</text:p>
          </table:table-cell>
          <table:table-cell office:value-type="float" office:value="28294" calcext:value-type="float">
            <text:p>28294</text:p>
          </table:table-cell>
          <table:table-cell office:value-type="float" office:value="81786" calcext:value-type="float">
            <text:p>81786</text:p>
          </table:table-cell>
          <table:table-cell table:formula="of:=[.E33]*64" office:value-type="float" office:value="5234304" calcext:value-type="float">
            <text:p>5,234,304</text:p>
          </table:table-cell>
          <table:table-cell table:formula="of:=[.F33]*64" office:value-type="float" office:value="5234304" calcext:value-type="float">
            <text:p>5,234,304</text:p>
          </table:table-cell>
          <table:table-cell table:formula="of:=[.G33]*64" office:value-type="float" office:value="1810816" calcext:value-type="float">
            <text:p>1,810,816</text:p>
          </table:table-cell>
          <table:table-cell table:formula="of:=[.H33]*64" office:value-type="float" office:value="5234304" calcext:value-type="float">
            <text:p>5,234,304</text:p>
          </table:table-cell>
          <table:table-cell table:formula="of:=[.I33]-[.L33]" office:value-type="float" office:value="0" calcext:value-type="float">
            <text:p>0</text:p>
          </table:table-cell>
          <table:table-cell table:formula="of:=[.J33]-[.K33]" office:value-type="float" office:value="3423488" calcext:value-type="float">
            <text:p>3,423,488</text:p>
          </table:table-cell>
        </table:table-row>
        <table:table-row table:style-name="ro1" table:visibility="filter">
          <table:table-cell office:value-type="string" calcext:value-type="string">
            <text:p>./specrunresults/210.thumbnailer_large.log</text:p>
          </table:table-cell>
          <table:table-cell office:value-type="string" calcext:value-type="string">
            <text:p>premain-prepare</text:p>
          </table:table-cell>
          <table:table-cell table:formula="of:=AND(ISNUMBER(FIND(&quot;input&quot;; [.B34])); NOT(ISNUMBER(FIND(&quot;done&quot;; [.B34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2079" calcext:value-type="float">
            <text:p>82079</text:p>
          </table:table-cell>
          <table:table-cell office:value-type="float" office:value="63063" calcext:value-type="float">
            <text:p>63063</text:p>
          </table:table-cell>
          <table:table-cell office:value-type="float" office:value="12933" calcext:value-type="float">
            <text:p>12933</text:p>
          </table:table-cell>
          <table:table-cell office:value-type="float" office:value="51730" calcext:value-type="float">
            <text:p>51730</text:p>
          </table:table-cell>
          <table:table-cell table:formula="of:=[.E34]*64" office:value-type="float" office:value="5253056" calcext:value-type="float">
            <text:p>5,253,056</text:p>
          </table:table-cell>
          <table:table-cell table:formula="of:=[.F34]*64" office:value-type="float" office:value="4036032" calcext:value-type="float">
            <text:p>4,036,032</text:p>
          </table:table-cell>
          <table:table-cell table:formula="of:=[.G34]*64" office:value-type="float" office:value="827712" calcext:value-type="float">
            <text:p>827,712</text:p>
          </table:table-cell>
          <table:table-cell table:formula="of:=[.H34]*64" office:value-type="float" office:value="3310720" calcext:value-type="float">
            <text:p>3,310,720</text:p>
          </table:table-cell>
          <table:table-cell table:formula="of:=[.I34]-[.L34]" office:value-type="float" office:value="1942336" calcext:value-type="float">
            <text:p>1,942,336</text:p>
          </table:table-cell>
          <table:table-cell table:formula="of:=[.J34]-[.K34]" office:value-type="float" office:value="3208320" calcext:value-type="float">
            <text:p>3,208,320</text:p>
          </table:table-cell>
        </table:table-row>
        <table:table-row table:style-name="ro1" table:visibility="filter">
          <table:table-cell office:value-type="string" calcext:value-type="string">
            <text:p>./specrunresults/210.thumbnailer_large.log</text:p>
          </table:table-cell>
          <table:table-cell office:value-type="string" calcext:value-type="string">
            <text:p>function-invoke</text:p>
          </table:table-cell>
          <table:table-cell table:formula="of:=AND(ISNUMBER(FIND(&quot;input&quot;; [.B35])); NOT(ISNUMBER(FIND(&quot;done&quot;; [.B35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170" calcext:value-type="float">
            <text:p>17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E35]*64" office:value-type="float" office:value="28608" calcext:value-type="float">
            <text:p>28,608</text:p>
          </table:table-cell>
          <table:table-cell table:formula="of:=[.F35]*64" office:value-type="float" office:value="10880" calcext:value-type="float">
            <text:p>10,880</text:p>
          </table:table-cell>
          <table:table-cell table:formula="of:=[.G35]*64" office:value-type="float" office:value="704" calcext:value-type="float">
            <text:p>704</text:p>
          </table:table-cell>
          <table:table-cell table:formula="of:=[.H35]*64" office:value-type="float" office:value="128" calcext:value-type="float">
            <text:p>128</text:p>
          </table:table-cell>
          <table:table-cell table:formula="of:=[.I35]-[.L35]" office:value-type="float" office:value="28480" calcext:value-type="float">
            <text:p>28,480</text:p>
          </table:table-cell>
          <table:table-cell table:formula="of:=[.J35]-[.K35]" office:value-type="float" office:value="10176" calcext:value-type="float">
            <text:p>10,176</text:p>
          </table:table-cell>
        </table:table-row>
        <table:table-row table:style-name="ro1">
          <table:table-cell office:value-type="string" calcext:value-type="string">
            <text:p>./specrunresults/210.thumbnailer_large.log</text:p>
          </table:table-cell>
          <table:table-cell office:value-type="string" calcext:value-type="string">
            <text:p>input-read</text:p>
          </table:table-cell>
          <table:table-cell table:formula="of:=AND(ISNUMBER(FIND(&quot;input&quot;; [.B36])); NOT(ISNUMBER(FIND(&quot;done&quot;; [.B36]))))" office:value-type="boolean" office:boolean-value="true" calcext:value-type="boolean">
            <text:p>TRUE</text:p>
          </table:table-cell>
          <table:table-cell table:style-name="ce3" office:value-type="float" office:value="4088937" calcext:value-type="float">
            <text:p>4,088,937</text:p>
          </table:table-cell>
          <table:table-cell office:value-type="float" office:value="144511" calcext:value-type="float">
            <text:p>144511</text:p>
          </table:table-cell>
          <table:table-cell office:value-type="float" office:value="59613" calcext:value-type="float">
            <text:p>59613</text:p>
          </table:table-cell>
          <table:table-cell office:value-type="float" office:value="37052" calcext:value-type="float">
            <text:p>37052</text:p>
          </table:table-cell>
          <table:table-cell office:value-type="float" office:value="117978" calcext:value-type="float">
            <text:p>117978</text:p>
          </table:table-cell>
          <table:table-cell table:formula="of:=[.E36]*64" office:value-type="float" office:value="9248704" calcext:value-type="float">
            <text:p>9,248,704</text:p>
          </table:table-cell>
          <table:table-cell table:formula="of:=[.F36]*64" office:value-type="float" office:value="3815232" calcext:value-type="float">
            <text:p>3,815,232</text:p>
          </table:table-cell>
          <table:table-cell table:formula="of:=[.G36]*64" office:value-type="float" office:value="2371328" calcext:value-type="float">
            <text:p>2,371,328</text:p>
          </table:table-cell>
          <table:table-cell table:formula="of:=[.H36]*64" office:value-type="float" office:value="7550592" calcext:value-type="float">
            <text:p>7,550,592</text:p>
          </table:table-cell>
          <table:table-cell table:formula="of:=[.I36]-[.L36]" office:value-type="float" office:value="1698112" calcext:value-type="float">
            <text:p>1,698,112</text:p>
          </table:table-cell>
          <table:table-cell table:formula="of:=[.J36]-[.K36]" office:value-type="float" office:value="1443904" calcext:value-type="float">
            <text:p>1,443,904</text:p>
          </table:table-cell>
        </table:table-row>
        <table:table-row table:style-name="ro1" table:visibility="filter">
          <table:table-cell office:value-type="string" calcext:value-type="string">
            <text:p>./specrunresults/210.thumbnailer_large.log</text:p>
          </table:table-cell>
          <table:table-cell office:value-type="string" calcext:value-type="string">
            <text:p>input-read-done</text:p>
          </table:table-cell>
          <table:table-cell table:formula="of:=AND(ISNUMBER(FIND(&quot;input&quot;; [.B37])); NOT(ISNUMBER(FIND(&quot;done&quot;; [.B37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376" calcext:value-type="float">
            <text:p>4376</text:p>
          </table:table-cell>
          <table:table-cell office:value-type="float" office:value="1327" calcext:value-type="float">
            <text:p>1327</text:p>
          </table:table-cell>
          <table:table-cell office:value-type="float" office:value="687" calcext:value-type="float">
            <text:p>687</text:p>
          </table:table-cell>
          <table:table-cell office:value-type="float" office:value="87" calcext:value-type="float">
            <text:p>87</text:p>
          </table:table-cell>
          <table:table-cell table:formula="of:=[.E37]*64" office:value-type="float" office:value="280064" calcext:value-type="float">
            <text:p>280,064</text:p>
          </table:table-cell>
          <table:table-cell table:formula="of:=[.F37]*64" office:value-type="float" office:value="84928" calcext:value-type="float">
            <text:p>84,928</text:p>
          </table:table-cell>
          <table:table-cell table:formula="of:=[.G37]*64" office:value-type="float" office:value="43968" calcext:value-type="float">
            <text:p>43,968</text:p>
          </table:table-cell>
          <table:table-cell table:formula="of:=[.H37]*64" office:value-type="float" office:value="5568" calcext:value-type="float">
            <text:p>5,568</text:p>
          </table:table-cell>
          <table:table-cell table:formula="of:=[.I37]-[.L37]" office:value-type="float" office:value="274496" calcext:value-type="float">
            <text:p>274,496</text:p>
          </table:table-cell>
          <table:table-cell table:formula="of:=[.J37]-[.K37]" office:value-type="float" office:value="40960" calcext:value-type="float">
            <text:p>40,960</text:p>
          </table:table-cell>
        </table:table-row>
        <table:table-row table:style-name="ro1" table:visibility="filter">
          <table:table-cell office:value-type="string" calcext:value-type="string">
            <text:p>./specrunresults/210.thumbnailer_large.log</text:p>
          </table:table-cell>
          <table:table-cell office:value-type="string" calcext:value-type="string">
            <text:p>function-invoke-finish</text:p>
          </table:table-cell>
          <table:table-cell table:formula="of:=AND(ISNUMBER(FIND(&quot;input&quot;; [.B38])); NOT(ISNUMBER(FIND(&quot;done&quot;; [.B38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5238" calcext:value-type="float">
            <text:p>95238</text:p>
          </table:table-cell>
          <table:table-cell table:number-columns-repeated="2" office:value-type="float" office:value="69389" calcext:value-type="float">
            <text:p>69389</text:p>
          </table:table-cell>
          <table:table-cell office:value-type="float" office:value="99" calcext:value-type="float">
            <text:p>99</text:p>
          </table:table-cell>
          <table:table-cell table:formula="of:=[.E38]*64" office:value-type="float" office:value="6095232" calcext:value-type="float">
            <text:p>6,095,232</text:p>
          </table:table-cell>
          <table:table-cell table:formula="of:=[.F38]*64" office:value-type="float" office:value="4440896" calcext:value-type="float">
            <text:p>4,440,896</text:p>
          </table:table-cell>
          <table:table-cell table:formula="of:=[.G38]*64" office:value-type="float" office:value="4440896" calcext:value-type="float">
            <text:p>4,440,896</text:p>
          </table:table-cell>
          <table:table-cell table:formula="of:=[.H38]*64" office:value-type="float" office:value="6336" calcext:value-type="float">
            <text:p>6,336</text:p>
          </table:table-cell>
          <table:table-cell table:formula="of:=[.I38]-[.L38]" office:value-type="float" office:value="6088896" calcext:value-type="float">
            <text:p>6,088,896</text:p>
          </table:table-cell>
          <table:table-cell table:formula="of:=[.J38]-[.K3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./specrunresults/220.video-processing_test.log</text:p>
          </table:table-cell>
          <table:table-cell office:value-type="string" calcext:value-type="string">
            <text:p>pre-main</text:p>
          </table:table-cell>
          <table:table-cell table:formula="of:=AND(ISNUMBER(FIND(&quot;input&quot;; [.B39])); NOT(ISNUMBER(FIND(&quot;done&quot;; [.B39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794" calcext:value-type="float">
            <text:p>81794</text:p>
          </table:table-cell>
          <table:table-cell office:value-type="float" office:value="27084" calcext:value-type="float">
            <text:p>27084</text:p>
          </table:table-cell>
          <table:table-cell office:value-type="float" office:value="81794" calcext:value-type="float">
            <text:p>81794</text:p>
          </table:table-cell>
          <table:table-cell table:formula="of:=[.E39]*64" office:value-type="float" office:value="5234816" calcext:value-type="float">
            <text:p>5,234,816</text:p>
          </table:table-cell>
          <table:table-cell table:formula="of:=[.F39]*64" office:value-type="float" office:value="5234816" calcext:value-type="float">
            <text:p>5,234,816</text:p>
          </table:table-cell>
          <table:table-cell table:formula="of:=[.G39]*64" office:value-type="float" office:value="1733376" calcext:value-type="float">
            <text:p>1,733,376</text:p>
          </table:table-cell>
          <table:table-cell table:formula="of:=[.H39]*64" office:value-type="float" office:value="5234816" calcext:value-type="float">
            <text:p>5,234,816</text:p>
          </table:table-cell>
          <table:table-cell table:formula="of:=[.I39]-[.L39]" office:value-type="float" office:value="0" calcext:value-type="float">
            <text:p>0</text:p>
          </table:table-cell>
          <table:table-cell table:formula="of:=[.J39]-[.K39]" office:value-type="float" office:value="3501440" calcext:value-type="float">
            <text:p>3,501,440</text:p>
          </table:table-cell>
        </table:table-row>
        <table:table-row table:style-name="ro1" table:visibility="filter">
          <table:table-cell office:value-type="string" calcext:value-type="string">
            <text:p>./specrunresults/220.video-processing_test.log</text:p>
          </table:table-cell>
          <table:table-cell office:value-type="string" calcext:value-type="string">
            <text:p>premain-prepare</text:p>
          </table:table-cell>
          <table:table-cell table:formula="of:=AND(ISNUMBER(FIND(&quot;input&quot;; [.B40])); NOT(ISNUMBER(FIND(&quot;done&quot;; [.B40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2992" calcext:value-type="float">
            <text:p>52992</text:p>
          </table:table-cell>
          <table:table-cell office:value-type="float" office:value="35218" calcext:value-type="float">
            <text:p>35218</text:p>
          </table:table-cell>
          <table:table-cell office:value-type="float" office:value="9371" calcext:value-type="float">
            <text:p>9371</text:p>
          </table:table-cell>
          <table:table-cell office:value-type="float" office:value="24613" calcext:value-type="float">
            <text:p>24613</text:p>
          </table:table-cell>
          <table:table-cell table:formula="of:=[.E40]*64" office:value-type="float" office:value="3391488" calcext:value-type="float">
            <text:p>3,391,488</text:p>
          </table:table-cell>
          <table:table-cell table:formula="of:=[.F40]*64" office:value-type="float" office:value="2253952" calcext:value-type="float">
            <text:p>2,253,952</text:p>
          </table:table-cell>
          <table:table-cell table:formula="of:=[.G40]*64" office:value-type="float" office:value="599744" calcext:value-type="float">
            <text:p>599,744</text:p>
          </table:table-cell>
          <table:table-cell table:formula="of:=[.H40]*64" office:value-type="float" office:value="1575232" calcext:value-type="float">
            <text:p>1,575,232</text:p>
          </table:table-cell>
          <table:table-cell table:formula="of:=[.I40]-[.L40]" office:value-type="float" office:value="1816256" calcext:value-type="float">
            <text:p>1,816,256</text:p>
          </table:table-cell>
          <table:table-cell table:formula="of:=[.J40]-[.K40]" office:value-type="float" office:value="1654208" calcext:value-type="float">
            <text:p>1,654,208</text:p>
          </table:table-cell>
        </table:table-row>
        <table:table-row table:style-name="ro1" table:visibility="filter">
          <table:table-cell office:value-type="string" calcext:value-type="string">
            <text:p>./specrunresults/220.video-processing_test.log</text:p>
          </table:table-cell>
          <table:table-cell office:value-type="string" calcext:value-type="string">
            <text:p>function-invoke</text:p>
          </table:table-cell>
          <table:table-cell table:formula="of:=AND(ISNUMBER(FIND(&quot;input&quot;; [.B41])); NOT(ISNUMBER(FIND(&quot;done&quot;; [.B41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571" calcext:value-type="float">
            <text:p>2571</text:p>
          </table:table-cell>
          <table:table-cell office:value-type="float" office:value="1117" calcext:value-type="float">
            <text:p>1117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E41]*64" office:value-type="float" office:value="164544" calcext:value-type="float">
            <text:p>164,544</text:p>
          </table:table-cell>
          <table:table-cell table:formula="of:=[.F41]*64" office:value-type="float" office:value="71488" calcext:value-type="float">
            <text:p>71,488</text:p>
          </table:table-cell>
          <table:table-cell table:formula="of:=[.G41]*64" office:value-type="float" office:value="1216" calcext:value-type="float">
            <text:p>1,216</text:p>
          </table:table-cell>
          <table:table-cell table:formula="of:=[.H41]*64" office:value-type="float" office:value="2304" calcext:value-type="float">
            <text:p>2,304</text:p>
          </table:table-cell>
          <table:table-cell table:formula="of:=[.I41]-[.L41]" office:value-type="float" office:value="162240" calcext:value-type="float">
            <text:p>162,240</text:p>
          </table:table-cell>
          <table:table-cell table:formula="of:=[.J41]-[.K41]" office:value-type="float" office:value="70272" calcext:value-type="float">
            <text:p>70,272</text:p>
          </table:table-cell>
        </table:table-row>
        <table:table-row table:style-name="ro1" table:visibility="filter">
          <table:table-cell office:value-type="string" calcext:value-type="string">
            <text:p>./specrunresults/220.video-processing_test.log</text:p>
          </table:table-cell>
          <table:table-cell office:value-type="string" calcext:value-type="string">
            <text:p>program-finish</text:p>
          </table:table-cell>
          <table:table-cell table:formula="of:=AND(ISNUMBER(FIND(&quot;input&quot;; [.B42])); NOT(ISNUMBER(FIND(&quot;done&quot;; [.B42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64960" calcext:value-type="float">
            <text:p>64960</text:p>
          </table:table-cell>
          <table:table-cell table:number-columns-repeated="2" office:value-type="float" office:value="47639" calcext:value-type="float">
            <text:p>47639</text:p>
          </table:table-cell>
          <table:table-cell office:value-type="float" office:value="220" calcext:value-type="float">
            <text:p>220</text:p>
          </table:table-cell>
          <table:table-cell table:formula="of:=[.E42]*64" office:value-type="float" office:value="4157440" calcext:value-type="float">
            <text:p>4,157,440</text:p>
          </table:table-cell>
          <table:table-cell table:formula="of:=[.F42]*64" office:value-type="float" office:value="3048896" calcext:value-type="float">
            <text:p>3,048,896</text:p>
          </table:table-cell>
          <table:table-cell table:formula="of:=[.G42]*64" office:value-type="float" office:value="3048896" calcext:value-type="float">
            <text:p>3,048,896</text:p>
          </table:table-cell>
          <table:table-cell table:formula="of:=[.H42]*64" office:value-type="float" office:value="14080" calcext:value-type="float">
            <text:p>14,080</text:p>
          </table:table-cell>
          <table:table-cell table:formula="of:=[.I42]-[.L42]" office:value-type="float" office:value="4143360" calcext:value-type="float">
            <text:p>4,143,360</text:p>
          </table:table-cell>
          <table:table-cell table:formula="of:=[.J42]-[.K4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./specrunresults/220.video-processing_small.log</text:p>
          </table:table-cell>
          <table:table-cell office:value-type="string" calcext:value-type="string">
            <text:p>pre-main</text:p>
          </table:table-cell>
          <table:table-cell table:formula="of:=AND(ISNUMBER(FIND(&quot;input&quot;; [.B43])); NOT(ISNUMBER(FIND(&quot;done&quot;; [.B43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795" calcext:value-type="float">
            <text:p>81795</text:p>
          </table:table-cell>
          <table:table-cell office:value-type="float" office:value="27090" calcext:value-type="float">
            <text:p>27090</text:p>
          </table:table-cell>
          <table:table-cell office:value-type="float" office:value="81795" calcext:value-type="float">
            <text:p>81795</text:p>
          </table:table-cell>
          <table:table-cell table:formula="of:=[.E43]*64" office:value-type="float" office:value="5234880" calcext:value-type="float">
            <text:p>5,234,880</text:p>
          </table:table-cell>
          <table:table-cell table:formula="of:=[.F43]*64" office:value-type="float" office:value="5234880" calcext:value-type="float">
            <text:p>5,234,880</text:p>
          </table:table-cell>
          <table:table-cell table:formula="of:=[.G43]*64" office:value-type="float" office:value="1733760" calcext:value-type="float">
            <text:p>1,733,760</text:p>
          </table:table-cell>
          <table:table-cell table:formula="of:=[.H43]*64" office:value-type="float" office:value="5234880" calcext:value-type="float">
            <text:p>5,234,880</text:p>
          </table:table-cell>
          <table:table-cell table:formula="of:=[.I43]-[.L43]" office:value-type="float" office:value="0" calcext:value-type="float">
            <text:p>0</text:p>
          </table:table-cell>
          <table:table-cell table:formula="of:=[.J43]-[.K43]" office:value-type="float" office:value="3501120" calcext:value-type="float">
            <text:p>3,501,120</text:p>
          </table:table-cell>
        </table:table-row>
        <table:table-row table:style-name="ro1" table:visibility="filter">
          <table:table-cell office:value-type="string" calcext:value-type="string">
            <text:p>./specrunresults/220.video-processing_small.log</text:p>
          </table:table-cell>
          <table:table-cell office:value-type="string" calcext:value-type="string">
            <text:p>premain-prepare</text:p>
          </table:table-cell>
          <table:table-cell table:formula="of:=AND(ISNUMBER(FIND(&quot;input&quot;; [.B44])); NOT(ISNUMBER(FIND(&quot;done&quot;; [.B44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3027" calcext:value-type="float">
            <text:p>53027</text:p>
          </table:table-cell>
          <table:table-cell office:value-type="float" office:value="35184" calcext:value-type="float">
            <text:p>35184</text:p>
          </table:table-cell>
          <table:table-cell office:value-type="float" office:value="9368" calcext:value-type="float">
            <text:p>9368</text:p>
          </table:table-cell>
          <table:table-cell office:value-type="float" office:value="24635" calcext:value-type="float">
            <text:p>24635</text:p>
          </table:table-cell>
          <table:table-cell table:formula="of:=[.E44]*64" office:value-type="float" office:value="3393728" calcext:value-type="float">
            <text:p>3,393,728</text:p>
          </table:table-cell>
          <table:table-cell table:formula="of:=[.F44]*64" office:value-type="float" office:value="2251776" calcext:value-type="float">
            <text:p>2,251,776</text:p>
          </table:table-cell>
          <table:table-cell table:formula="of:=[.G44]*64" office:value-type="float" office:value="599552" calcext:value-type="float">
            <text:p>599,552</text:p>
          </table:table-cell>
          <table:table-cell table:formula="of:=[.H44]*64" office:value-type="float" office:value="1576640" calcext:value-type="float">
            <text:p>1,576,640</text:p>
          </table:table-cell>
          <table:table-cell table:formula="of:=[.I44]-[.L44]" office:value-type="float" office:value="1817088" calcext:value-type="float">
            <text:p>1,817,088</text:p>
          </table:table-cell>
          <table:table-cell table:formula="of:=[.J44]-[.K44]" office:value-type="float" office:value="1652224" calcext:value-type="float">
            <text:p>1,652,224</text:p>
          </table:table-cell>
        </table:table-row>
        <table:table-row table:style-name="ro1" table:visibility="filter">
          <table:table-cell office:value-type="string" calcext:value-type="string">
            <text:p>./specrunresults/220.video-processing_small.log</text:p>
          </table:table-cell>
          <table:table-cell office:value-type="string" calcext:value-type="string">
            <text:p>function-invoke</text:p>
          </table:table-cell>
          <table:table-cell table:formula="of:=AND(ISNUMBER(FIND(&quot;input&quot;; [.B45])); NOT(ISNUMBER(FIND(&quot;done&quot;; [.B45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558" calcext:value-type="float">
            <text:p>2558</text:p>
          </table:table-cell>
          <table:table-cell office:value-type="float" office:value="1104" calcext:value-type="float">
            <text:p>1104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formula="of:=[.E45]*64" office:value-type="float" office:value="163712" calcext:value-type="float">
            <text:p>163,712</text:p>
          </table:table-cell>
          <table:table-cell table:formula="of:=[.F45]*64" office:value-type="float" office:value="70656" calcext:value-type="float">
            <text:p>70,656</text:p>
          </table:table-cell>
          <table:table-cell table:formula="of:=[.G45]*64" office:value-type="float" office:value="1152" calcext:value-type="float">
            <text:p>1,152</text:p>
          </table:table-cell>
          <table:table-cell table:formula="of:=[.H45]*64" office:value-type="float" office:value="2304" calcext:value-type="float">
            <text:p>2,304</text:p>
          </table:table-cell>
          <table:table-cell table:formula="of:=[.I45]-[.L45]" office:value-type="float" office:value="161408" calcext:value-type="float">
            <text:p>161,408</text:p>
          </table:table-cell>
          <table:table-cell table:formula="of:=[.J45]-[.K45]" office:value-type="float" office:value="69504" calcext:value-type="float">
            <text:p>69,504</text:p>
          </table:table-cell>
        </table:table-row>
        <table:table-row table:style-name="ro1" table:visibility="filter">
          <table:table-cell office:value-type="string" calcext:value-type="string">
            <text:p>./specrunresults/220.video-processing_small.log</text:p>
          </table:table-cell>
          <table:table-cell office:value-type="string" calcext:value-type="string">
            <text:p>program-finish</text:p>
          </table:table-cell>
          <table:table-cell table:formula="of:=AND(ISNUMBER(FIND(&quot;input&quot;; [.B46])); NOT(ISNUMBER(FIND(&quot;done&quot;; [.B46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64962" calcext:value-type="float">
            <text:p>64962</text:p>
          </table:table-cell>
          <table:table-cell table:number-columns-repeated="2" office:value-type="float" office:value="47654" calcext:value-type="float">
            <text:p>47654</text:p>
          </table:table-cell>
          <table:table-cell office:value-type="float" office:value="220" calcext:value-type="float">
            <text:p>220</text:p>
          </table:table-cell>
          <table:table-cell table:formula="of:=[.E46]*64" office:value-type="float" office:value="4157568" calcext:value-type="float">
            <text:p>4,157,568</text:p>
          </table:table-cell>
          <table:table-cell table:formula="of:=[.F46]*64" office:value-type="float" office:value="3049856" calcext:value-type="float">
            <text:p>3,049,856</text:p>
          </table:table-cell>
          <table:table-cell table:formula="of:=[.G46]*64" office:value-type="float" office:value="3049856" calcext:value-type="float">
            <text:p>3,049,856</text:p>
          </table:table-cell>
          <table:table-cell table:formula="of:=[.H46]*64" office:value-type="float" office:value="14080" calcext:value-type="float">
            <text:p>14,080</text:p>
          </table:table-cell>
          <table:table-cell table:formula="of:=[.I46]-[.L46]" office:value-type="float" office:value="4143488" calcext:value-type="float">
            <text:p>4,143,488</text:p>
          </table:table-cell>
          <table:table-cell table:formula="of:=[.J46]-[.K4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./specrunresults/220.video-processing_large.log</text:p>
          </table:table-cell>
          <table:table-cell office:value-type="string" calcext:value-type="string">
            <text:p>pre-main</text:p>
          </table:table-cell>
          <table:table-cell table:formula="of:=AND(ISNUMBER(FIND(&quot;input&quot;; [.B47])); NOT(ISNUMBER(FIND(&quot;done&quot;; [.B47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789" calcext:value-type="float">
            <text:p>81789</text:p>
          </table:table-cell>
          <table:table-cell office:value-type="float" office:value="27076" calcext:value-type="float">
            <text:p>27076</text:p>
          </table:table-cell>
          <table:table-cell office:value-type="float" office:value="81789" calcext:value-type="float">
            <text:p>81789</text:p>
          </table:table-cell>
          <table:table-cell table:formula="of:=[.E47]*64" office:value-type="float" office:value="5234496" calcext:value-type="float">
            <text:p>5,234,496</text:p>
          </table:table-cell>
          <table:table-cell table:formula="of:=[.F47]*64" office:value-type="float" office:value="5234496" calcext:value-type="float">
            <text:p>5,234,496</text:p>
          </table:table-cell>
          <table:table-cell table:formula="of:=[.G47]*64" office:value-type="float" office:value="1732864" calcext:value-type="float">
            <text:p>1,732,864</text:p>
          </table:table-cell>
          <table:table-cell table:formula="of:=[.H47]*64" office:value-type="float" office:value="5234496" calcext:value-type="float">
            <text:p>5,234,496</text:p>
          </table:table-cell>
          <table:table-cell table:formula="of:=[.I47]-[.L47]" office:value-type="float" office:value="0" calcext:value-type="float">
            <text:p>0</text:p>
          </table:table-cell>
          <table:table-cell table:formula="of:=[.J47]-[.K47]" office:value-type="float" office:value="3501632" calcext:value-type="float">
            <text:p>3,501,632</text:p>
          </table:table-cell>
        </table:table-row>
        <table:table-row table:style-name="ro1" table:visibility="filter">
          <table:table-cell office:value-type="string" calcext:value-type="string">
            <text:p>./specrunresults/220.video-processing_large.log</text:p>
          </table:table-cell>
          <table:table-cell office:value-type="string" calcext:value-type="string">
            <text:p>premain-prepare</text:p>
          </table:table-cell>
          <table:table-cell table:formula="of:=AND(ISNUMBER(FIND(&quot;input&quot;; [.B48])); NOT(ISNUMBER(FIND(&quot;done&quot;; [.B48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2972" calcext:value-type="float">
            <text:p>52972</text:p>
          </table:table-cell>
          <table:table-cell office:value-type="float" office:value="35194" calcext:value-type="float">
            <text:p>35194</text:p>
          </table:table-cell>
          <table:table-cell office:value-type="float" office:value="9360" calcext:value-type="float">
            <text:p>9360</text:p>
          </table:table-cell>
          <table:table-cell office:value-type="float" office:value="24620" calcext:value-type="float">
            <text:p>24620</text:p>
          </table:table-cell>
          <table:table-cell table:formula="of:=[.E48]*64" office:value-type="float" office:value="3390208" calcext:value-type="float">
            <text:p>3,390,208</text:p>
          </table:table-cell>
          <table:table-cell table:formula="of:=[.F48]*64" office:value-type="float" office:value="2252416" calcext:value-type="float">
            <text:p>2,252,416</text:p>
          </table:table-cell>
          <table:table-cell table:formula="of:=[.G48]*64" office:value-type="float" office:value="599040" calcext:value-type="float">
            <text:p>599,040</text:p>
          </table:table-cell>
          <table:table-cell table:formula="of:=[.H48]*64" office:value-type="float" office:value="1575680" calcext:value-type="float">
            <text:p>1,575,680</text:p>
          </table:table-cell>
          <table:table-cell table:formula="of:=[.I48]-[.L48]" office:value-type="float" office:value="1814528" calcext:value-type="float">
            <text:p>1,814,528</text:p>
          </table:table-cell>
          <table:table-cell table:formula="of:=[.J48]-[.K48]" office:value-type="float" office:value="1653376" calcext:value-type="float">
            <text:p>1,653,376</text:p>
          </table:table-cell>
        </table:table-row>
        <table:table-row table:style-name="ro1" table:visibility="filter">
          <table:table-cell office:value-type="string" calcext:value-type="string">
            <text:p>./specrunresults/220.video-processing_large.log</text:p>
          </table:table-cell>
          <table:table-cell office:value-type="string" calcext:value-type="string">
            <text:p>function-invoke</text:p>
          </table:table-cell>
          <table:table-cell table:formula="of:=AND(ISNUMBER(FIND(&quot;input&quot;; [.B49])); NOT(ISNUMBER(FIND(&quot;done&quot;; [.B49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561" calcext:value-type="float">
            <text:p>2561</text:p>
          </table:table-cell>
          <table:table-cell office:value-type="float" office:value="1098" calcext:value-type="float">
            <text:p>1098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formula="of:=[.E49]*64" office:value-type="float" office:value="163904" calcext:value-type="float">
            <text:p>163,904</text:p>
          </table:table-cell>
          <table:table-cell table:formula="of:=[.F49]*64" office:value-type="float" office:value="70272" calcext:value-type="float">
            <text:p>70,272</text:p>
          </table:table-cell>
          <table:table-cell table:formula="of:=[.G49]*64" office:value-type="float" office:value="1152" calcext:value-type="float">
            <text:p>1,152</text:p>
          </table:table-cell>
          <table:table-cell table:formula="of:=[.H49]*64" office:value-type="float" office:value="2304" calcext:value-type="float">
            <text:p>2,304</text:p>
          </table:table-cell>
          <table:table-cell table:formula="of:=[.I49]-[.L49]" office:value-type="float" office:value="161600" calcext:value-type="float">
            <text:p>161,600</text:p>
          </table:table-cell>
          <table:table-cell table:formula="of:=[.J49]-[.K49]" office:value-type="float" office:value="69120" calcext:value-type="float">
            <text:p>69,120</text:p>
          </table:table-cell>
        </table:table-row>
        <table:table-row table:style-name="ro1" table:visibility="filter">
          <table:table-cell office:value-type="string" calcext:value-type="string">
            <text:p>./specrunresults/220.video-processing_large.log</text:p>
          </table:table-cell>
          <table:table-cell office:value-type="string" calcext:value-type="string">
            <text:p>program-finish</text:p>
          </table:table-cell>
          <table:table-cell table:formula="of:=AND(ISNUMBER(FIND(&quot;input&quot;; [.B50])); NOT(ISNUMBER(FIND(&quot;done&quot;; [.B50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64969" calcext:value-type="float">
            <text:p>64969</text:p>
          </table:table-cell>
          <table:table-cell table:number-columns-repeated="2" office:value-type="float" office:value="47607" calcext:value-type="float">
            <text:p>47607</text:p>
          </table:table-cell>
          <table:table-cell office:value-type="float" office:value="220" calcext:value-type="float">
            <text:p>220</text:p>
          </table:table-cell>
          <table:table-cell table:formula="of:=[.E50]*64" office:value-type="float" office:value="4158016" calcext:value-type="float">
            <text:p>4,158,016</text:p>
          </table:table-cell>
          <table:table-cell table:formula="of:=[.F50]*64" office:value-type="float" office:value="3046848" calcext:value-type="float">
            <text:p>3,046,848</text:p>
          </table:table-cell>
          <table:table-cell table:formula="of:=[.G50]*64" office:value-type="float" office:value="3046848" calcext:value-type="float">
            <text:p>3,046,848</text:p>
          </table:table-cell>
          <table:table-cell table:formula="of:=[.H50]*64" office:value-type="float" office:value="14080" calcext:value-type="float">
            <text:p>14,080</text:p>
          </table:table-cell>
          <table:table-cell table:formula="of:=[.I50]-[.L50]" office:value-type="float" office:value="4143936" calcext:value-type="float">
            <text:p>4,143,936</text:p>
          </table:table-cell>
          <table:table-cell table:formula="of:=[.J50]-[.K5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./specrunresults/311.compression_test.log</text:p>
          </table:table-cell>
          <table:table-cell office:value-type="string" calcext:value-type="string">
            <text:p>pre-main</text:p>
          </table:table-cell>
          <table:table-cell table:formula="of:=AND(ISNUMBER(FIND(&quot;input&quot;; [.B51])); NOT(ISNUMBER(FIND(&quot;done&quot;; [.B51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783" calcext:value-type="float">
            <text:p>81783</text:p>
          </table:table-cell>
          <table:table-cell office:value-type="float" office:value="27154" calcext:value-type="float">
            <text:p>27154</text:p>
          </table:table-cell>
          <table:table-cell office:value-type="float" office:value="81783" calcext:value-type="float">
            <text:p>81783</text:p>
          </table:table-cell>
          <table:table-cell table:formula="of:=[.E51]*64" office:value-type="float" office:value="5234112" calcext:value-type="float">
            <text:p>5,234,112</text:p>
          </table:table-cell>
          <table:table-cell table:formula="of:=[.F51]*64" office:value-type="float" office:value="5234112" calcext:value-type="float">
            <text:p>5,234,112</text:p>
          </table:table-cell>
          <table:table-cell table:formula="of:=[.G51]*64" office:value-type="float" office:value="1737856" calcext:value-type="float">
            <text:p>1,737,856</text:p>
          </table:table-cell>
          <table:table-cell table:formula="of:=[.H51]*64" office:value-type="float" office:value="5234112" calcext:value-type="float">
            <text:p>5,234,112</text:p>
          </table:table-cell>
          <table:table-cell table:formula="of:=[.I51]-[.L51]" office:value-type="float" office:value="0" calcext:value-type="float">
            <text:p>0</text:p>
          </table:table-cell>
          <table:table-cell table:formula="of:=[.J51]-[.K51]" office:value-type="float" office:value="3496256" calcext:value-type="float">
            <text:p>3,496,256</text:p>
          </table:table-cell>
        </table:table-row>
        <table:table-row table:style-name="ro1" table:visibility="filter">
          <table:table-cell office:value-type="string" calcext:value-type="string">
            <text:p>./specrunresults/311.compression_test.log</text:p>
          </table:table-cell>
          <table:table-cell office:value-type="string" calcext:value-type="string">
            <text:p>premain-prepare</text:p>
          </table:table-cell>
          <table:table-cell table:formula="of:=AND(ISNUMBER(FIND(&quot;input&quot;; [.B52])); NOT(ISNUMBER(FIND(&quot;done&quot;; [.B52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2996" calcext:value-type="float">
            <text:p>52996</text:p>
          </table:table-cell>
          <table:table-cell office:value-type="float" office:value="35256" calcext:value-type="float">
            <text:p>35256</text:p>
          </table:table-cell>
          <table:table-cell office:value-type="float" office:value="9648" calcext:value-type="float">
            <text:p>9648</text:p>
          </table:table-cell>
          <table:table-cell office:value-type="float" office:value="24668" calcext:value-type="float">
            <text:p>24668</text:p>
          </table:table-cell>
          <table:table-cell table:formula="of:=[.E52]*64" office:value-type="float" office:value="3391744" calcext:value-type="float">
            <text:p>3,391,744</text:p>
          </table:table-cell>
          <table:table-cell table:formula="of:=[.F52]*64" office:value-type="float" office:value="2256384" calcext:value-type="float">
            <text:p>2,256,384</text:p>
          </table:table-cell>
          <table:table-cell table:formula="of:=[.G52]*64" office:value-type="float" office:value="617472" calcext:value-type="float">
            <text:p>617,472</text:p>
          </table:table-cell>
          <table:table-cell table:formula="of:=[.H52]*64" office:value-type="float" office:value="1578752" calcext:value-type="float">
            <text:p>1,578,752</text:p>
          </table:table-cell>
          <table:table-cell table:formula="of:=[.I52]-[.L52]" office:value-type="float" office:value="1812992" calcext:value-type="float">
            <text:p>1,812,992</text:p>
          </table:table-cell>
          <table:table-cell table:formula="of:=[.J52]-[.K52]" office:value-type="float" office:value="1638912" calcext:value-type="float">
            <text:p>1,638,912</text:p>
          </table:table-cell>
        </table:table-row>
        <table:table-row table:style-name="ro1" table:visibility="filter">
          <table:table-cell office:value-type="string" calcext:value-type="string">
            <text:p>./specrunresults/311.compression_test.log</text:p>
          </table:table-cell>
          <table:table-cell office:value-type="string" calcext:value-type="string">
            <text:p>function-invoke</text:p>
          </table:table-cell>
          <table:table-cell table:formula="of:=AND(ISNUMBER(FIND(&quot;input&quot;; [.B53])); NOT(ISNUMBER(FIND(&quot;done&quot;; [.B53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64511" calcext:value-type="float">
            <text:p>64511</text:p>
          </table:table-cell>
          <table:table-cell table:number-columns-repeated="2" office:value-type="float" office:value="47285" calcext:value-type="float">
            <text:p>47285</text:p>
          </table:table-cell>
          <table:table-cell office:value-type="float" office:value="153" calcext:value-type="float">
            <text:p>153</text:p>
          </table:table-cell>
          <table:table-cell table:formula="of:=[.E53]*64" office:value-type="float" office:value="4128704" calcext:value-type="float">
            <text:p>4,128,704</text:p>
          </table:table-cell>
          <table:table-cell table:formula="of:=[.F53]*64" office:value-type="float" office:value="3026240" calcext:value-type="float">
            <text:p>3,026,240</text:p>
          </table:table-cell>
          <table:table-cell table:formula="of:=[.G53]*64" office:value-type="float" office:value="3026240" calcext:value-type="float">
            <text:p>3,026,240</text:p>
          </table:table-cell>
          <table:table-cell table:formula="of:=[.H53]*64" office:value-type="float" office:value="9792" calcext:value-type="float">
            <text:p>9,792</text:p>
          </table:table-cell>
          <table:table-cell table:formula="of:=[.I53]-[.L53]" office:value-type="float" office:value="4118912" calcext:value-type="float">
            <text:p>4,118,912</text:p>
          </table:table-cell>
          <table:table-cell table:formula="of:=[.J53]-[.K5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./specrunresults/311.compression_small.log</text:p>
          </table:table-cell>
          <table:table-cell office:value-type="string" calcext:value-type="string">
            <text:p>pre-main</text:p>
          </table:table-cell>
          <table:table-cell table:formula="of:=AND(ISNUMBER(FIND(&quot;input&quot;; [.B54])); NOT(ISNUMBER(FIND(&quot;done&quot;; [.B54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788" calcext:value-type="float">
            <text:p>81788</text:p>
          </table:table-cell>
          <table:table-cell office:value-type="float" office:value="27158" calcext:value-type="float">
            <text:p>27158</text:p>
          </table:table-cell>
          <table:table-cell office:value-type="float" office:value="81788" calcext:value-type="float">
            <text:p>81788</text:p>
          </table:table-cell>
          <table:table-cell table:formula="of:=[.E54]*64" office:value-type="float" office:value="5234432" calcext:value-type="float">
            <text:p>5,234,432</text:p>
          </table:table-cell>
          <table:table-cell table:formula="of:=[.F54]*64" office:value-type="float" office:value="5234432" calcext:value-type="float">
            <text:p>5,234,432</text:p>
          </table:table-cell>
          <table:table-cell table:formula="of:=[.G54]*64" office:value-type="float" office:value="1738112" calcext:value-type="float">
            <text:p>1,738,112</text:p>
          </table:table-cell>
          <table:table-cell table:formula="of:=[.H54]*64" office:value-type="float" office:value="5234432" calcext:value-type="float">
            <text:p>5,234,432</text:p>
          </table:table-cell>
          <table:table-cell table:formula="of:=[.I54]-[.L54]" office:value-type="float" office:value="0" calcext:value-type="float">
            <text:p>0</text:p>
          </table:table-cell>
          <table:table-cell table:formula="of:=[.J54]-[.K54]" office:value-type="float" office:value="3496320" calcext:value-type="float">
            <text:p>3,496,320</text:p>
          </table:table-cell>
        </table:table-row>
        <table:table-row table:style-name="ro1" table:visibility="filter">
          <table:table-cell office:value-type="string" calcext:value-type="string">
            <text:p>./specrunresults/311.compression_small.log</text:p>
          </table:table-cell>
          <table:table-cell office:value-type="string" calcext:value-type="string">
            <text:p>premain-prepare</text:p>
          </table:table-cell>
          <table:table-cell table:formula="of:=AND(ISNUMBER(FIND(&quot;input&quot;; [.B55])); NOT(ISNUMBER(FIND(&quot;done&quot;; [.B55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3020" calcext:value-type="float">
            <text:p>53020</text:p>
          </table:table-cell>
          <table:table-cell office:value-type="float" office:value="35253" calcext:value-type="float">
            <text:p>35253</text:p>
          </table:table-cell>
          <table:table-cell office:value-type="float" office:value="9641" calcext:value-type="float">
            <text:p>9641</text:p>
          </table:table-cell>
          <table:table-cell office:value-type="float" office:value="24646" calcext:value-type="float">
            <text:p>24646</text:p>
          </table:table-cell>
          <table:table-cell table:formula="of:=[.E55]*64" office:value-type="float" office:value="3393280" calcext:value-type="float">
            <text:p>3,393,280</text:p>
          </table:table-cell>
          <table:table-cell table:formula="of:=[.F55]*64" office:value-type="float" office:value="2256192" calcext:value-type="float">
            <text:p>2,256,192</text:p>
          </table:table-cell>
          <table:table-cell table:formula="of:=[.G55]*64" office:value-type="float" office:value="617024" calcext:value-type="float">
            <text:p>617,024</text:p>
          </table:table-cell>
          <table:table-cell table:formula="of:=[.H55]*64" office:value-type="float" office:value="1577344" calcext:value-type="float">
            <text:p>1,577,344</text:p>
          </table:table-cell>
          <table:table-cell table:formula="of:=[.I55]-[.L55]" office:value-type="float" office:value="1815936" calcext:value-type="float">
            <text:p>1,815,936</text:p>
          </table:table-cell>
          <table:table-cell table:formula="of:=[.J55]-[.K55]" office:value-type="float" office:value="1639168" calcext:value-type="float">
            <text:p>1,639,168</text:p>
          </table:table-cell>
        </table:table-row>
        <table:table-row table:style-name="ro1" table:visibility="filter">
          <table:table-cell office:value-type="string" calcext:value-type="string">
            <text:p>./specrunresults/311.compression_small.log</text:p>
          </table:table-cell>
          <table:table-cell office:value-type="string" calcext:value-type="string">
            <text:p>function-invoke</text:p>
          </table:table-cell>
          <table:table-cell table:formula="of:=AND(ISNUMBER(FIND(&quot;input&quot;; [.B56])); NOT(ISNUMBER(FIND(&quot;done&quot;; [.B56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64513" calcext:value-type="float">
            <text:p>64513</text:p>
          </table:table-cell>
          <table:table-cell table:number-columns-repeated="2" office:value-type="float" office:value="47305" calcext:value-type="float">
            <text:p>47305</text:p>
          </table:table-cell>
          <table:table-cell office:value-type="float" office:value="153" calcext:value-type="float">
            <text:p>153</text:p>
          </table:table-cell>
          <table:table-cell table:formula="of:=[.E56]*64" office:value-type="float" office:value="4128832" calcext:value-type="float">
            <text:p>4,128,832</text:p>
          </table:table-cell>
          <table:table-cell table:formula="of:=[.F56]*64" office:value-type="float" office:value="3027520" calcext:value-type="float">
            <text:p>3,027,520</text:p>
          </table:table-cell>
          <table:table-cell table:formula="of:=[.G56]*64" office:value-type="float" office:value="3027520" calcext:value-type="float">
            <text:p>3,027,520</text:p>
          </table:table-cell>
          <table:table-cell table:formula="of:=[.H56]*64" office:value-type="float" office:value="9792" calcext:value-type="float">
            <text:p>9,792</text:p>
          </table:table-cell>
          <table:table-cell table:formula="of:=[.I56]-[.L56]" office:value-type="float" office:value="4119040" calcext:value-type="float">
            <text:p>4,119,040</text:p>
          </table:table-cell>
          <table:table-cell table:formula="of:=[.J56]-[.K5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./specrunresults/311.compression_large.log</text:p>
          </table:table-cell>
          <table:table-cell office:value-type="string" calcext:value-type="string">
            <text:p>pre-main</text:p>
          </table:table-cell>
          <table:table-cell table:formula="of:=AND(ISNUMBER(FIND(&quot;input&quot;; [.B57])); NOT(ISNUMBER(FIND(&quot;done&quot;; [.B57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785" calcext:value-type="float">
            <text:p>81785</text:p>
          </table:table-cell>
          <table:table-cell office:value-type="float" office:value="27158" calcext:value-type="float">
            <text:p>27158</text:p>
          </table:table-cell>
          <table:table-cell office:value-type="float" office:value="81785" calcext:value-type="float">
            <text:p>81785</text:p>
          </table:table-cell>
          <table:table-cell table:formula="of:=[.E57]*64" office:value-type="float" office:value="5234240" calcext:value-type="float">
            <text:p>5,234,240</text:p>
          </table:table-cell>
          <table:table-cell table:formula="of:=[.F57]*64" office:value-type="float" office:value="5234240" calcext:value-type="float">
            <text:p>5,234,240</text:p>
          </table:table-cell>
          <table:table-cell table:formula="of:=[.G57]*64" office:value-type="float" office:value="1738112" calcext:value-type="float">
            <text:p>1,738,112</text:p>
          </table:table-cell>
          <table:table-cell table:formula="of:=[.H57]*64" office:value-type="float" office:value="5234240" calcext:value-type="float">
            <text:p>5,234,240</text:p>
          </table:table-cell>
          <table:table-cell table:formula="of:=[.I57]-[.L57]" office:value-type="float" office:value="0" calcext:value-type="float">
            <text:p>0</text:p>
          </table:table-cell>
          <table:table-cell table:formula="of:=[.J57]-[.K57]" office:value-type="float" office:value="3496128" calcext:value-type="float">
            <text:p>3,496,128</text:p>
          </table:table-cell>
        </table:table-row>
        <table:table-row table:style-name="ro1" table:visibility="filter">
          <table:table-cell office:value-type="string" calcext:value-type="string">
            <text:p>./specrunresults/311.compression_large.log</text:p>
          </table:table-cell>
          <table:table-cell office:value-type="string" calcext:value-type="string">
            <text:p>premain-prepare</text:p>
          </table:table-cell>
          <table:table-cell table:formula="of:=AND(ISNUMBER(FIND(&quot;input&quot;; [.B58])); NOT(ISNUMBER(FIND(&quot;done&quot;; [.B58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2997" calcext:value-type="float">
            <text:p>52997</text:p>
          </table:table-cell>
          <table:table-cell office:value-type="float" office:value="35270" calcext:value-type="float">
            <text:p>35270</text:p>
          </table:table-cell>
          <table:table-cell office:value-type="float" office:value="9644" calcext:value-type="float">
            <text:p>9644</text:p>
          </table:table-cell>
          <table:table-cell office:value-type="float" office:value="24657" calcext:value-type="float">
            <text:p>24657</text:p>
          </table:table-cell>
          <table:table-cell table:formula="of:=[.E58]*64" office:value-type="float" office:value="3391808" calcext:value-type="float">
            <text:p>3,391,808</text:p>
          </table:table-cell>
          <table:table-cell table:formula="of:=[.F58]*64" office:value-type="float" office:value="2257280" calcext:value-type="float">
            <text:p>2,257,280</text:p>
          </table:table-cell>
          <table:table-cell table:formula="of:=[.G58]*64" office:value-type="float" office:value="617216" calcext:value-type="float">
            <text:p>617,216</text:p>
          </table:table-cell>
          <table:table-cell table:formula="of:=[.H58]*64" office:value-type="float" office:value="1578048" calcext:value-type="float">
            <text:p>1,578,048</text:p>
          </table:table-cell>
          <table:table-cell table:formula="of:=[.I58]-[.L58]" office:value-type="float" office:value="1813760" calcext:value-type="float">
            <text:p>1,813,760</text:p>
          </table:table-cell>
          <table:table-cell table:formula="of:=[.J58]-[.K58]" office:value-type="float" office:value="1640064" calcext:value-type="float">
            <text:p>1,640,064</text:p>
          </table:table-cell>
        </table:table-row>
        <table:table-row table:style-name="ro1" table:visibility="filter">
          <table:table-cell office:value-type="string" calcext:value-type="string">
            <text:p>./specrunresults/311.compression_large.log</text:p>
          </table:table-cell>
          <table:table-cell office:value-type="string" calcext:value-type="string">
            <text:p>function-invoke</text:p>
          </table:table-cell>
          <table:table-cell table:formula="of:=AND(ISNUMBER(FIND(&quot;input&quot;; [.B59])); NOT(ISNUMBER(FIND(&quot;done&quot;; [.B59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64516" calcext:value-type="float">
            <text:p>64516</text:p>
          </table:table-cell>
          <table:table-cell table:number-columns-repeated="2" office:value-type="float" office:value="47290" calcext:value-type="float">
            <text:p>47290</text:p>
          </table:table-cell>
          <table:table-cell office:value-type="float" office:value="153" calcext:value-type="float">
            <text:p>153</text:p>
          </table:table-cell>
          <table:table-cell table:formula="of:=[.E59]*64" office:value-type="float" office:value="4129024" calcext:value-type="float">
            <text:p>4,129,024</text:p>
          </table:table-cell>
          <table:table-cell table:formula="of:=[.F59]*64" office:value-type="float" office:value="3026560" calcext:value-type="float">
            <text:p>3,026,560</text:p>
          </table:table-cell>
          <table:table-cell table:formula="of:=[.G59]*64" office:value-type="float" office:value="3026560" calcext:value-type="float">
            <text:p>3,026,560</text:p>
          </table:table-cell>
          <table:table-cell table:formula="of:=[.H59]*64" office:value-type="float" office:value="9792" calcext:value-type="float">
            <text:p>9,792</text:p>
          </table:table-cell>
          <table:table-cell table:formula="of:=[.I59]-[.L59]" office:value-type="float" office:value="4119232" calcext:value-type="float">
            <text:p>4,119,232</text:p>
          </table:table-cell>
          <table:table-cell table:formula="of:=[.J59]-[.K5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./specrunresults/411.image-recognition_test.log</text:p>
          </table:table-cell>
          <table:table-cell office:value-type="string" calcext:value-type="string">
            <text:p>pre-main</text:p>
          </table:table-cell>
          <table:table-cell table:formula="of:=AND(ISNUMBER(FIND(&quot;input&quot;; [.B60])); NOT(ISNUMBER(FIND(&quot;done&quot;; [.B60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790" calcext:value-type="float">
            <text:p>81790</text:p>
          </table:table-cell>
          <table:table-cell office:value-type="float" office:value="25612" calcext:value-type="float">
            <text:p>25612</text:p>
          </table:table-cell>
          <table:table-cell office:value-type="float" office:value="81790" calcext:value-type="float">
            <text:p>81790</text:p>
          </table:table-cell>
          <table:table-cell table:formula="of:=[.E60]*64" office:value-type="float" office:value="5234560" calcext:value-type="float">
            <text:p>5,234,560</text:p>
          </table:table-cell>
          <table:table-cell table:formula="of:=[.F60]*64" office:value-type="float" office:value="5234560" calcext:value-type="float">
            <text:p>5,234,560</text:p>
          </table:table-cell>
          <table:table-cell table:formula="of:=[.G60]*64" office:value-type="float" office:value="1639168" calcext:value-type="float">
            <text:p>1,639,168</text:p>
          </table:table-cell>
          <table:table-cell table:formula="of:=[.H60]*64" office:value-type="float" office:value="5234560" calcext:value-type="float">
            <text:p>5,234,560</text:p>
          </table:table-cell>
          <table:table-cell table:formula="of:=[.I60]-[.L60]" office:value-type="float" office:value="0" calcext:value-type="float">
            <text:p>0</text:p>
          </table:table-cell>
          <table:table-cell table:formula="of:=[.J60]-[.K60]" office:value-type="float" office:value="3595392" calcext:value-type="float">
            <text:p>3,595,392</text:p>
          </table:table-cell>
        </table:table-row>
        <table:table-row table:style-name="ro1" table:visibility="filter">
          <table:table-cell office:value-type="string" calcext:value-type="string">
            <text:p>./specrunresults/411.image-recognition_test.log</text:p>
          </table:table-cell>
          <table:table-cell office:value-type="string" calcext:value-type="string">
            <text:p>premain-prepare</text:p>
          </table:table-cell>
          <table:table-cell table:formula="of:=AND(ISNUMBER(FIND(&quot;input&quot;; [.B61])); NOT(ISNUMBER(FIND(&quot;done&quot;; [.B61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493226" calcext:value-type="float">
            <text:p>1493226</text:p>
          </table:table-cell>
          <table:table-cell office:value-type="float" office:value="1128668" calcext:value-type="float">
            <text:p>1128668</text:p>
          </table:table-cell>
          <table:table-cell office:value-type="float" office:value="310132" calcext:value-type="float">
            <text:p>310132</text:p>
          </table:table-cell>
          <table:table-cell office:value-type="float" office:value="1447382" calcext:value-type="float">
            <text:p>1447382</text:p>
          </table:table-cell>
          <table:table-cell table:formula="of:=[.E61]*64" office:value-type="float" office:value="95566464" calcext:value-type="float">
            <text:p>95,566,464</text:p>
          </table:table-cell>
          <table:table-cell table:formula="of:=[.F61]*64" office:value-type="float" office:value="72234752" calcext:value-type="float">
            <text:p>72,234,752</text:p>
          </table:table-cell>
          <table:table-cell table:formula="of:=[.G61]*64" office:value-type="float" office:value="19848448" calcext:value-type="float">
            <text:p>19,848,448</text:p>
          </table:table-cell>
          <table:table-cell table:formula="of:=[.H61]*64" office:value-type="float" office:value="92632448" calcext:value-type="float">
            <text:p>92,632,448</text:p>
          </table:table-cell>
          <table:table-cell table:formula="of:=[.I61]-[.L61]" office:value-type="float" office:value="2934016" calcext:value-type="float">
            <text:p>2,934,016</text:p>
          </table:table-cell>
          <table:table-cell table:formula="of:=[.J61]-[.K61]" office:value-type="float" office:value="52386304" calcext:value-type="float">
            <text:p>52,386,304</text:p>
          </table:table-cell>
        </table:table-row>
        <table:table-row table:style-name="ro1">
          <table:table-cell office:value-type="string" calcext:value-type="string">
            <text:p>./specrunresults/411.image-recognition_test.log</text:p>
          </table:table-cell>
          <table:table-cell office:value-type="string" calcext:value-type="string">
            <text:p>input-json-read</text:p>
          </table:table-cell>
          <table:table-cell table:formula="of:=AND(ISNUMBER(FIND(&quot;input&quot;; [.B62])); NOT(ISNUMBER(FIND(&quot;done&quot;; [.B62]))))" office:value-type="boolean" office:boolean-value="true" calcext:value-type="boolean">
            <text:p>TRUE</text:p>
          </table:table-cell>
          <table:table-cell table:style-name="ce3" office:value-type="float" office:value="35363" calcext:value-type="float">
            <text:p>35,363</text:p>
          </table:table-cell>
          <table:table-cell office:value-type="float" office:value="11105" calcext:value-type="float">
            <text:p>11105</text:p>
          </table:table-cell>
          <table:table-cell office:value-type="float" office:value="8497" calcext:value-type="float">
            <text:p>8497</text:p>
          </table:table-cell>
          <table:table-cell office:value-type="float" office:value="245" calcext:value-type="float">
            <text:p>245</text:p>
          </table:table-cell>
          <table:table-cell office:value-type="float" office:value="6771" calcext:value-type="float">
            <text:p>6771</text:p>
          </table:table-cell>
          <table:table-cell table:formula="of:=[.E62]*64" office:value-type="float" office:value="710720" calcext:value-type="float">
            <text:p>710,720</text:p>
          </table:table-cell>
          <table:table-cell table:formula="of:=[.F62]*64" office:value-type="float" office:value="543808" calcext:value-type="float">
            <text:p>543,808</text:p>
          </table:table-cell>
          <table:table-cell table:formula="of:=[.G62]*64" office:value-type="float" office:value="15680" calcext:value-type="float">
            <text:p>15,680</text:p>
          </table:table-cell>
          <table:table-cell table:formula="of:=[.H62]*64" office:value-type="float" office:value="433344" calcext:value-type="float">
            <text:p>433,344</text:p>
          </table:table-cell>
          <table:table-cell table:formula="of:=[.I62]-[.L62]" office:value-type="float" office:value="277376" calcext:value-type="float">
            <text:p>277,376</text:p>
          </table:table-cell>
          <table:table-cell table:formula="of:=[.J62]-[.K62]" office:value-type="float" office:value="528128" calcext:value-type="float">
            <text:p>528,128</text:p>
          </table:table-cell>
        </table:table-row>
        <table:table-row table:style-name="ro1" table:visibility="filter">
          <table:table-cell office:value-type="string" calcext:value-type="string">
            <text:p>./specrunresults/411.image-recognition_test.log</text:p>
          </table:table-cell>
          <table:table-cell office:value-type="string" calcext:value-type="string">
            <text:p>input-json-read-done</text:p>
          </table:table-cell>
          <table:table-cell table:formula="of:=AND(ISNUMBER(FIND(&quot;input&quot;; [.B63])); NOT(ISNUMBER(FIND(&quot;done&quot;; [.B63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111" calcext:value-type="float">
            <text:p>5111</text:p>
          </table:table-cell>
          <table:table-cell office:value-type="float" office:value="2795" calcext:value-type="float">
            <text:p>279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E63]*64" office:value-type="float" office:value="327104" calcext:value-type="float">
            <text:p>327,104</text:p>
          </table:table-cell>
          <table:table-cell table:formula="of:=[.F63]*64" office:value-type="float" office:value="178880" calcext:value-type="float">
            <text:p>178,880</text:p>
          </table:table-cell>
          <table:table-cell table:formula="of:=[.G63]*64" office:value-type="float" office:value="1984" calcext:value-type="float">
            <text:p>1,984</text:p>
          </table:table-cell>
          <table:table-cell table:formula="of:=[.H63]*64" office:value-type="float" office:value="256" calcext:value-type="float">
            <text:p>256</text:p>
          </table:table-cell>
          <table:table-cell table:formula="of:=[.I63]-[.L63]" office:value-type="float" office:value="326848" calcext:value-type="float">
            <text:p>326,848</text:p>
          </table:table-cell>
          <table:table-cell table:formula="of:=[.J63]-[.K63]" office:value-type="float" office:value="176896" calcext:value-type="float">
            <text:p>176,896</text:p>
          </table:table-cell>
        </table:table-row>
        <table:table-row table:style-name="ro1" table:visibility="filter">
          <table:table-cell office:value-type="string" calcext:value-type="string">
            <text:p>./specrunresults/411.image-recognition_test.log</text:p>
          </table:table-cell>
          <table:table-cell office:value-type="string" calcext:value-type="string">
            <text:p>function-invoke</text:p>
          </table:table-cell>
          <table:table-cell table:formula="of:=AND(ISNUMBER(FIND(&quot;input&quot;; [.B64])); NOT(ISNUMBER(FIND(&quot;done&quot;; [.B64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501997" calcext:value-type="float">
            <text:p>1501997</text:p>
          </table:table-cell>
          <table:table-cell office:value-type="float" office:value="1620226" calcext:value-type="float">
            <text:p>1620226</text:p>
          </table:table-cell>
          <table:table-cell office:value-type="float" office:value="1946" calcext:value-type="float">
            <text:p>1946</text:p>
          </table:table-cell>
          <table:table-cell office:value-type="float" office:value="1474637" calcext:value-type="float">
            <text:p>1474637</text:p>
          </table:table-cell>
          <table:table-cell table:formula="of:=[.E64]*64" office:value-type="float" office:value="96127808" calcext:value-type="float">
            <text:p>96,127,808</text:p>
          </table:table-cell>
          <table:table-cell table:formula="of:=[.F64]*64" office:value-type="float" office:value="103694464" calcext:value-type="float">
            <text:p>103,694,464</text:p>
          </table:table-cell>
          <table:table-cell table:formula="of:=[.G64]*64" office:value-type="float" office:value="124544" calcext:value-type="float">
            <text:p>124,544</text:p>
          </table:table-cell>
          <table:table-cell table:formula="of:=[.H64]*64" office:value-type="float" office:value="94376768" calcext:value-type="float">
            <text:p>94,376,768</text:p>
          </table:table-cell>
          <table:table-cell table:formula="of:=[.I64]-[.L64]" office:value-type="float" office:value="1751040" calcext:value-type="float">
            <text:p>1,751,040</text:p>
          </table:table-cell>
          <table:table-cell table:formula="of:=[.J64]-[.K64]" office:value-type="float" office:value="103569920" calcext:value-type="float">
            <text:p>103,569,920</text:p>
          </table:table-cell>
        </table:table-row>
        <table:table-row table:style-name="ro1">
          <table:table-cell office:value-type="string" calcext:value-type="string">
            <text:p>./specrunresults/411.image-recognition_test.log</text:p>
          </table:table-cell>
          <table:table-cell office:value-type="string" calcext:value-type="string">
            <text:p>input-model-read</text:p>
          </table:table-cell>
          <table:table-cell table:formula="of:=AND(ISNUMBER(FIND(&quot;input&quot;; [.B65])); NOT(ISNUMBER(FIND(&quot;done&quot;; [.B65]))))" office:value-type="boolean" office:boolean-value="true" calcext:value-type="boolean">
            <text:p>TRUE</text:p>
          </table:table-cell>
          <table:table-cell table:style-name="ce3" office:value-type="float" office:value="102502400" calcext:value-type="float">
            <text:p>102,502,400</text:p>
          </table:table-cell>
          <table:table-cell office:value-type="float" office:value="1621008" calcext:value-type="float">
            <text:p>1621008</text:p>
          </table:table-cell>
          <table:table-cell office:value-type="float" office:value="1612785" calcext:value-type="float">
            <text:p>1612785</text:p>
          </table:table-cell>
          <table:table-cell office:value-type="float" office:value="1144" calcext:value-type="float">
            <text:p>1144</text:p>
          </table:table-cell>
          <table:table-cell office:value-type="float" office:value="1606752" calcext:value-type="float">
            <text:p>1606752</text:p>
          </table:table-cell>
          <table:table-cell table:formula="of:=[.E65]*64" office:value-type="float" office:value="103744512" calcext:value-type="float">
            <text:p>103,744,512</text:p>
          </table:table-cell>
          <table:table-cell table:formula="of:=[.F65]*64" office:value-type="float" office:value="103218240" calcext:value-type="float">
            <text:p>103,218,240</text:p>
          </table:table-cell>
          <table:table-cell table:formula="of:=[.G65]*64" office:value-type="float" office:value="73216" calcext:value-type="float">
            <text:p>73,216</text:p>
          </table:table-cell>
          <table:table-cell table:formula="of:=[.H65]*64" office:value-type="float" office:value="102832128" calcext:value-type="float">
            <text:p>102,832,128</text:p>
          </table:table-cell>
          <table:table-cell table:formula="of:=[.I65]-[.L65]" office:value-type="float" office:value="912384" calcext:value-type="float">
            <text:p>912,384</text:p>
          </table:table-cell>
          <table:table-cell table:formula="of:=[.J65]-[.K65]" office:value-type="float" office:value="103145024" calcext:value-type="float">
            <text:p>103,145,024</text:p>
          </table:table-cell>
        </table:table-row>
        <table:table-row table:style-name="ro1" table:visibility="filter">
          <table:table-cell office:value-type="string" calcext:value-type="string">
            <text:p>./specrunresults/411.image-recognition_test.log</text:p>
          </table:table-cell>
          <table:table-cell office:value-type="string" calcext:value-type="string">
            <text:p>input-model-read-done</text:p>
          </table:table-cell>
          <table:table-cell table:formula="of:=AND(ISNUMBER(FIND(&quot;input&quot;; [.B66])); NOT(ISNUMBER(FIND(&quot;done&quot;; [.B66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274683" calcext:value-type="float">
            <text:p>3274683</text:p>
          </table:table-cell>
          <table:table-cell office:value-type="float" office:value="1665429" calcext:value-type="float">
            <text:p>1665429</text:p>
          </table:table-cell>
          <table:table-cell office:value-type="float" office:value="1631360" calcext:value-type="float">
            <text:p>1631360</text:p>
          </table:table-cell>
          <table:table-cell office:value-type="float" office:value="1527254" calcext:value-type="float">
            <text:p>1527254</text:p>
          </table:table-cell>
          <table:table-cell table:formula="of:=[.E66]*64" office:value-type="float" office:value="209579712" calcext:value-type="float">
            <text:p>209,579,712</text:p>
          </table:table-cell>
          <table:table-cell table:formula="of:=[.F66]*64" office:value-type="float" office:value="106587456" calcext:value-type="float">
            <text:p>106,587,456</text:p>
          </table:table-cell>
          <table:table-cell table:formula="of:=[.G66]*64" office:value-type="float" office:value="104407040" calcext:value-type="float">
            <text:p>104,407,040</text:p>
          </table:table-cell>
          <table:table-cell table:formula="of:=[.H66]*64" office:value-type="float" office:value="97744256" calcext:value-type="float">
            <text:p>97,744,256</text:p>
          </table:table-cell>
          <table:table-cell table:formula="of:=[.I66]-[.L66]" office:value-type="float" office:value="111835456" calcext:value-type="float">
            <text:p>111,835,456</text:p>
          </table:table-cell>
          <table:table-cell table:formula="of:=[.J66]-[.K66]" office:value-type="float" office:value="2180416" calcext:value-type="float">
            <text:p>2,180,416</text:p>
          </table:table-cell>
        </table:table-row>
        <table:table-row table:style-name="ro1" table:visibility="filter">
          <table:table-cell office:value-type="string" calcext:value-type="string">
            <text:p>./specrunresults/411.image-recognition_test.log</text:p>
          </table:table-cell>
          <table:table-cell office:value-type="string" calcext:value-type="string">
            <text:p>function-invoke-finish</text:p>
          </table:table-cell>
          <table:table-cell table:formula="of:=AND(ISNUMBER(FIND(&quot;input&quot;; [.B67])); NOT(ISNUMBER(FIND(&quot;done&quot;; [.B67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82217" calcext:value-type="float">
            <text:p>882217</text:p>
          </table:table-cell>
          <table:table-cell table:number-columns-repeated="2" office:value-type="float" office:value="632010" calcext:value-type="float">
            <text:p>632010</text:p>
          </table:table-cell>
          <table:table-cell office:value-type="float" office:value="38" calcext:value-type="float">
            <text:p>38</text:p>
          </table:table-cell>
          <table:table-cell table:formula="of:=[.E67]*64" office:value-type="float" office:value="56461888" calcext:value-type="float">
            <text:p>56,461,888</text:p>
          </table:table-cell>
          <table:table-cell table:formula="of:=[.F67]*64" office:value-type="float" office:value="40448640" calcext:value-type="float">
            <text:p>40,448,640</text:p>
          </table:table-cell>
          <table:table-cell table:formula="of:=[.G67]*64" office:value-type="float" office:value="40448640" calcext:value-type="float">
            <text:p>40,448,640</text:p>
          </table:table-cell>
          <table:table-cell table:formula="of:=[.H67]*64" office:value-type="float" office:value="2432" calcext:value-type="float">
            <text:p>2,432</text:p>
          </table:table-cell>
          <table:table-cell table:formula="of:=[.I67]-[.L67]" office:value-type="float" office:value="56459456" calcext:value-type="float">
            <text:p>56,459,456</text:p>
          </table:table-cell>
          <table:table-cell table:formula="of:=[.J67]-[.K6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./specrunresults/411.image-recognition_small.log</text:p>
          </table:table-cell>
          <table:table-cell office:value-type="string" calcext:value-type="string">
            <text:p>pre-main</text:p>
          </table:table-cell>
          <table:table-cell table:formula="of:=AND(ISNUMBER(FIND(&quot;input&quot;; [.B68])); NOT(ISNUMBER(FIND(&quot;done&quot;; [.B68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792" calcext:value-type="float">
            <text:p>81792</text:p>
          </table:table-cell>
          <table:table-cell office:value-type="float" office:value="25597" calcext:value-type="float">
            <text:p>25597</text:p>
          </table:table-cell>
          <table:table-cell office:value-type="float" office:value="81792" calcext:value-type="float">
            <text:p>81792</text:p>
          </table:table-cell>
          <table:table-cell table:formula="of:=[.E68]*64" office:value-type="float" office:value="5234688" calcext:value-type="float">
            <text:p>5,234,688</text:p>
          </table:table-cell>
          <table:table-cell table:formula="of:=[.F68]*64" office:value-type="float" office:value="5234688" calcext:value-type="float">
            <text:p>5,234,688</text:p>
          </table:table-cell>
          <table:table-cell table:formula="of:=[.G68]*64" office:value-type="float" office:value="1638208" calcext:value-type="float">
            <text:p>1,638,208</text:p>
          </table:table-cell>
          <table:table-cell table:formula="of:=[.H68]*64" office:value-type="float" office:value="5234688" calcext:value-type="float">
            <text:p>5,234,688</text:p>
          </table:table-cell>
          <table:table-cell table:formula="of:=[.I68]-[.L68]" office:value-type="float" office:value="0" calcext:value-type="float">
            <text:p>0</text:p>
          </table:table-cell>
          <table:table-cell table:formula="of:=[.J68]-[.K68]" office:value-type="float" office:value="3596480" calcext:value-type="float">
            <text:p>3,596,480</text:p>
          </table:table-cell>
        </table:table-row>
        <table:table-row table:style-name="ro1" table:visibility="filter">
          <table:table-cell office:value-type="string" calcext:value-type="string">
            <text:p>./specrunresults/411.image-recognition_small.log</text:p>
          </table:table-cell>
          <table:table-cell office:value-type="string" calcext:value-type="string">
            <text:p>premain-prepare</text:p>
          </table:table-cell>
          <table:table-cell table:formula="of:=AND(ISNUMBER(FIND(&quot;input&quot;; [.B69])); NOT(ISNUMBER(FIND(&quot;done&quot;; [.B69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493255" calcext:value-type="float">
            <text:p>1493255</text:p>
          </table:table-cell>
          <table:table-cell office:value-type="float" office:value="1128705" calcext:value-type="float">
            <text:p>1128705</text:p>
          </table:table-cell>
          <table:table-cell office:value-type="float" office:value="309994" calcext:value-type="float">
            <text:p>309994</text:p>
          </table:table-cell>
          <table:table-cell office:value-type="float" office:value="1447438" calcext:value-type="float">
            <text:p>1447438</text:p>
          </table:table-cell>
          <table:table-cell table:formula="of:=[.E69]*64" office:value-type="float" office:value="95568320" calcext:value-type="float">
            <text:p>95,568,320</text:p>
          </table:table-cell>
          <table:table-cell table:formula="of:=[.F69]*64" office:value-type="float" office:value="72237120" calcext:value-type="float">
            <text:p>72,237,120</text:p>
          </table:table-cell>
          <table:table-cell table:formula="of:=[.G69]*64" office:value-type="float" office:value="19839616" calcext:value-type="float">
            <text:p>19,839,616</text:p>
          </table:table-cell>
          <table:table-cell table:formula="of:=[.H69]*64" office:value-type="float" office:value="92636032" calcext:value-type="float">
            <text:p>92,636,032</text:p>
          </table:table-cell>
          <table:table-cell table:formula="of:=[.I69]-[.L69]" office:value-type="float" office:value="2932288" calcext:value-type="float">
            <text:p>2,932,288</text:p>
          </table:table-cell>
          <table:table-cell table:formula="of:=[.J69]-[.K69]" office:value-type="float" office:value="52397504" calcext:value-type="float">
            <text:p>52,397,504</text:p>
          </table:table-cell>
        </table:table-row>
        <table:table-row table:style-name="ro1">
          <table:table-cell office:value-type="string" calcext:value-type="string">
            <text:p>./specrunresults/411.image-recognition_small.log</text:p>
          </table:table-cell>
          <table:table-cell office:value-type="string" calcext:value-type="string">
            <text:p>input-json-read</text:p>
          </table:table-cell>
          <table:table-cell table:formula="of:=AND(ISNUMBER(FIND(&quot;input&quot;; [.B70])); NOT(ISNUMBER(FIND(&quot;done&quot;; [.B70]))))" office:value-type="boolean" office:boolean-value="true" calcext:value-type="boolean">
            <text:p>TRUE</text:p>
          </table:table-cell>
          <table:table-cell table:style-name="ce3" office:value-type="float" office:value="35363" calcext:value-type="float">
            <text:p>35,363</text:p>
          </table:table-cell>
          <table:table-cell office:value-type="float" office:value="11097" calcext:value-type="float">
            <text:p>11097</text:p>
          </table:table-cell>
          <table:table-cell office:value-type="float" office:value="8502" calcext:value-type="float">
            <text:p>8502</text:p>
          </table:table-cell>
          <table:table-cell office:value-type="float" office:value="239" calcext:value-type="float">
            <text:p>239</text:p>
          </table:table-cell>
          <table:table-cell office:value-type="float" office:value="6770" calcext:value-type="float">
            <text:p>6770</text:p>
          </table:table-cell>
          <table:table-cell table:formula="of:=[.E70]*64" office:value-type="float" office:value="710208" calcext:value-type="float">
            <text:p>710,208</text:p>
          </table:table-cell>
          <table:table-cell table:formula="of:=[.F70]*64" office:value-type="float" office:value="544128" calcext:value-type="float">
            <text:p>544,128</text:p>
          </table:table-cell>
          <table:table-cell table:formula="of:=[.G70]*64" office:value-type="float" office:value="15296" calcext:value-type="float">
            <text:p>15,296</text:p>
          </table:table-cell>
          <table:table-cell table:formula="of:=[.H70]*64" office:value-type="float" office:value="433280" calcext:value-type="float">
            <text:p>433,280</text:p>
          </table:table-cell>
          <table:table-cell table:formula="of:=[.I70]-[.L70]" office:value-type="float" office:value="276928" calcext:value-type="float">
            <text:p>276,928</text:p>
          </table:table-cell>
          <table:table-cell table:formula="of:=[.J70]-[.K70]" office:value-type="float" office:value="528832" calcext:value-type="float">
            <text:p>528,832</text:p>
          </table:table-cell>
        </table:table-row>
        <table:table-row table:style-name="ro1" table:visibility="filter">
          <table:table-cell office:value-type="string" calcext:value-type="string">
            <text:p>./specrunresults/411.image-recognition_small.log</text:p>
          </table:table-cell>
          <table:table-cell office:value-type="string" calcext:value-type="string">
            <text:p>input-json-read-done</text:p>
          </table:table-cell>
          <table:table-cell table:formula="of:=AND(ISNUMBER(FIND(&quot;input&quot;; [.B71])); NOT(ISNUMBER(FIND(&quot;done&quot;; [.B71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113" calcext:value-type="float">
            <text:p>5113</text:p>
          </table:table-cell>
          <table:table-cell office:value-type="float" office:value="2790" calcext:value-type="float">
            <text:p>279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[.E71]*64" office:value-type="float" office:value="327232" calcext:value-type="float">
            <text:p>327,232</text:p>
          </table:table-cell>
          <table:table-cell table:formula="of:=[.F71]*64" office:value-type="float" office:value="178560" calcext:value-type="float">
            <text:p>178,560</text:p>
          </table:table-cell>
          <table:table-cell table:formula="of:=[.G71]*64" office:value-type="float" office:value="2048" calcext:value-type="float">
            <text:p>2,048</text:p>
          </table:table-cell>
          <table:table-cell table:formula="of:=[.H71]*64" office:value-type="float" office:value="320" calcext:value-type="float">
            <text:p>320</text:p>
          </table:table-cell>
          <table:table-cell table:formula="of:=[.I71]-[.L71]" office:value-type="float" office:value="326912" calcext:value-type="float">
            <text:p>326,912</text:p>
          </table:table-cell>
          <table:table-cell table:formula="of:=[.J71]-[.K71]" office:value-type="float" office:value="176512" calcext:value-type="float">
            <text:p>176,512</text:p>
          </table:table-cell>
        </table:table-row>
        <table:table-row table:style-name="ro1" table:visibility="filter">
          <table:table-cell office:value-type="string" calcext:value-type="string">
            <text:p>./specrunresults/411.image-recognition_small.log</text:p>
          </table:table-cell>
          <table:table-cell office:value-type="string" calcext:value-type="string">
            <text:p>function-invoke</text:p>
          </table:table-cell>
          <table:table-cell table:formula="of:=AND(ISNUMBER(FIND(&quot;input&quot;; [.B72])); NOT(ISNUMBER(FIND(&quot;done&quot;; [.B72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501971" calcext:value-type="float">
            <text:p>1501971</text:p>
          </table:table-cell>
          <table:table-cell office:value-type="float" office:value="1620215" calcext:value-type="float">
            <text:p>1620215</text:p>
          </table:table-cell>
          <table:table-cell office:value-type="float" office:value="1943" calcext:value-type="float">
            <text:p>1943</text:p>
          </table:table-cell>
          <table:table-cell office:value-type="float" office:value="1474631" calcext:value-type="float">
            <text:p>1474631</text:p>
          </table:table-cell>
          <table:table-cell table:formula="of:=[.E72]*64" office:value-type="float" office:value="96126144" calcext:value-type="float">
            <text:p>96,126,144</text:p>
          </table:table-cell>
          <table:table-cell table:formula="of:=[.F72]*64" office:value-type="float" office:value="103693760" calcext:value-type="float">
            <text:p>103,693,760</text:p>
          </table:table-cell>
          <table:table-cell table:formula="of:=[.G72]*64" office:value-type="float" office:value="124352" calcext:value-type="float">
            <text:p>124,352</text:p>
          </table:table-cell>
          <table:table-cell table:formula="of:=[.H72]*64" office:value-type="float" office:value="94376384" calcext:value-type="float">
            <text:p>94,376,384</text:p>
          </table:table-cell>
          <table:table-cell table:formula="of:=[.I72]-[.L72]" office:value-type="float" office:value="1749760" calcext:value-type="float">
            <text:p>1,749,760</text:p>
          </table:table-cell>
          <table:table-cell table:formula="of:=[.J72]-[.K72]" office:value-type="float" office:value="103569408" calcext:value-type="float">
            <text:p>103,569,408</text:p>
          </table:table-cell>
        </table:table-row>
        <table:table-row table:style-name="ro1">
          <table:table-cell office:value-type="string" calcext:value-type="string">
            <text:p>./specrunresults/411.image-recognition_small.log</text:p>
          </table:table-cell>
          <table:table-cell office:value-type="string" calcext:value-type="string">
            <text:p>input-model-read</text:p>
          </table:table-cell>
          <table:table-cell table:formula="of:=AND(ISNUMBER(FIND(&quot;input&quot;; [.B73])); NOT(ISNUMBER(FIND(&quot;done&quot;; [.B73]))))" office:value-type="boolean" office:boolean-value="true" calcext:value-type="boolean">
            <text:p>TRUE</text:p>
          </table:table-cell>
          <table:table-cell table:style-name="ce3" office:value-type="float" office:value="102502400" calcext:value-type="float">
            <text:p>102,502,400</text:p>
          </table:table-cell>
          <table:table-cell office:value-type="float" office:value="1621019" calcext:value-type="float">
            <text:p>1621019</text:p>
          </table:table-cell>
          <table:table-cell office:value-type="float" office:value="1612773" calcext:value-type="float">
            <text:p>1612773</text:p>
          </table:table-cell>
          <table:table-cell office:value-type="float" office:value="1024" calcext:value-type="float">
            <text:p>1024</text:p>
          </table:table-cell>
          <table:table-cell office:value-type="float" office:value="1606749" calcext:value-type="float">
            <text:p>1606749</text:p>
          </table:table-cell>
          <table:table-cell table:formula="of:=[.E73]*64" office:value-type="float" office:value="103745216" calcext:value-type="float">
            <text:p>103,745,216</text:p>
          </table:table-cell>
          <table:table-cell table:formula="of:=[.F73]*64" office:value-type="float" office:value="103217472" calcext:value-type="float">
            <text:p>103,217,472</text:p>
          </table:table-cell>
          <table:table-cell table:formula="of:=[.G73]*64" office:value-type="float" office:value="65536" calcext:value-type="float">
            <text:p>65,536</text:p>
          </table:table-cell>
          <table:table-cell table:formula="of:=[.H73]*64" office:value-type="float" office:value="102831936" calcext:value-type="float">
            <text:p>102,831,936</text:p>
          </table:table-cell>
          <table:table-cell table:formula="of:=[.I73]-[.L73]" office:value-type="float" office:value="913280" calcext:value-type="float">
            <text:p>913,280</text:p>
          </table:table-cell>
          <table:table-cell table:formula="of:=[.J73]-[.K73]" office:value-type="float" office:value="103151936" calcext:value-type="float">
            <text:p>103,151,936</text:p>
          </table:table-cell>
        </table:table-row>
        <table:table-row table:style-name="ro1" table:visibility="filter">
          <table:table-cell office:value-type="string" calcext:value-type="string">
            <text:p>./specrunresults/411.image-recognition_small.log</text:p>
          </table:table-cell>
          <table:table-cell office:value-type="string" calcext:value-type="string">
            <text:p>input-model-read-done</text:p>
          </table:table-cell>
          <table:table-cell table:formula="of:=AND(ISNUMBER(FIND(&quot;input&quot;; [.B74])); NOT(ISNUMBER(FIND(&quot;done&quot;; [.B74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362907" calcext:value-type="float">
            <text:p>3362907</text:p>
          </table:table-cell>
          <table:table-cell office:value-type="float" office:value="1777051" calcext:value-type="float">
            <text:p>1777051</text:p>
          </table:table-cell>
          <table:table-cell office:value-type="float" office:value="1742976" calcext:value-type="float">
            <text:p>1742976</text:p>
          </table:table-cell>
          <table:table-cell office:value-type="float" office:value="1613813" calcext:value-type="float">
            <text:p>1613813</text:p>
          </table:table-cell>
          <table:table-cell table:formula="of:=[.E74]*64" office:value-type="float" office:value="215226048" calcext:value-type="float">
            <text:p>215,226,048</text:p>
          </table:table-cell>
          <table:table-cell table:formula="of:=[.F74]*64" office:value-type="float" office:value="113731264" calcext:value-type="float">
            <text:p>113,731,264</text:p>
          </table:table-cell>
          <table:table-cell table:formula="of:=[.G74]*64" office:value-type="float" office:value="111550464" calcext:value-type="float">
            <text:p>111,550,464</text:p>
          </table:table-cell>
          <table:table-cell table:formula="of:=[.H74]*64" office:value-type="float" office:value="103284032" calcext:value-type="float">
            <text:p>103,284,032</text:p>
          </table:table-cell>
          <table:table-cell table:formula="of:=[.I74]-[.L74]" office:value-type="float" office:value="111942016" calcext:value-type="float">
            <text:p>111,942,016</text:p>
          </table:table-cell>
          <table:table-cell table:formula="of:=[.J74]-[.K74]" office:value-type="float" office:value="2180800" calcext:value-type="float">
            <text:p>2,180,800</text:p>
          </table:table-cell>
        </table:table-row>
        <table:table-row table:style-name="ro1" table:visibility="filter">
          <table:table-cell office:value-type="string" calcext:value-type="string">
            <text:p>./specrunresults/411.image-recognition_small.log</text:p>
          </table:table-cell>
          <table:table-cell office:value-type="string" calcext:value-type="string">
            <text:p>function-invoke-finish</text:p>
          </table:table-cell>
          <table:table-cell table:formula="of:=AND(ISNUMBER(FIND(&quot;input&quot;; [.B75])); NOT(ISNUMBER(FIND(&quot;done&quot;; [.B75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82407" calcext:value-type="float">
            <text:p>882407</text:p>
          </table:table-cell>
          <table:table-cell table:number-columns-repeated="2" office:value-type="float" office:value="632178" calcext:value-type="float">
            <text:p>632178</text:p>
          </table:table-cell>
          <table:table-cell office:value-type="float" office:value="38" calcext:value-type="float">
            <text:p>38</text:p>
          </table:table-cell>
          <table:table-cell table:formula="of:=[.E75]*64" office:value-type="float" office:value="56474048" calcext:value-type="float">
            <text:p>56,474,048</text:p>
          </table:table-cell>
          <table:table-cell table:formula="of:=[.F75]*64" office:value-type="float" office:value="40459392" calcext:value-type="float">
            <text:p>40,459,392</text:p>
          </table:table-cell>
          <table:table-cell table:formula="of:=[.G75]*64" office:value-type="float" office:value="40459392" calcext:value-type="float">
            <text:p>40,459,392</text:p>
          </table:table-cell>
          <table:table-cell table:formula="of:=[.H75]*64" office:value-type="float" office:value="2432" calcext:value-type="float">
            <text:p>2,432</text:p>
          </table:table-cell>
          <table:table-cell table:formula="of:=[.I75]-[.L75]" office:value-type="float" office:value="56471616" calcext:value-type="float">
            <text:p>56,471,616</text:p>
          </table:table-cell>
          <table:table-cell table:formula="of:=[.J75]-[.K7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./specrunresults/411.image-recognition_large.log</text:p>
          </table:table-cell>
          <table:table-cell office:value-type="string" calcext:value-type="string">
            <text:p>pre-main</text:p>
          </table:table-cell>
          <table:table-cell table:formula="of:=AND(ISNUMBER(FIND(&quot;input&quot;; [.B76])); NOT(ISNUMBER(FIND(&quot;done&quot;; [.B76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789" calcext:value-type="float">
            <text:p>81789</text:p>
          </table:table-cell>
          <table:table-cell office:value-type="float" office:value="25597" calcext:value-type="float">
            <text:p>25597</text:p>
          </table:table-cell>
          <table:table-cell office:value-type="float" office:value="81789" calcext:value-type="float">
            <text:p>81789</text:p>
          </table:table-cell>
          <table:table-cell table:formula="of:=[.E76]*64" office:value-type="float" office:value="5234496" calcext:value-type="float">
            <text:p>5,234,496</text:p>
          </table:table-cell>
          <table:table-cell table:formula="of:=[.F76]*64" office:value-type="float" office:value="5234496" calcext:value-type="float">
            <text:p>5,234,496</text:p>
          </table:table-cell>
          <table:table-cell table:formula="of:=[.G76]*64" office:value-type="float" office:value="1638208" calcext:value-type="float">
            <text:p>1,638,208</text:p>
          </table:table-cell>
          <table:table-cell table:formula="of:=[.H76]*64" office:value-type="float" office:value="5234496" calcext:value-type="float">
            <text:p>5,234,496</text:p>
          </table:table-cell>
          <table:table-cell table:formula="of:=[.I76]-[.L76]" office:value-type="float" office:value="0" calcext:value-type="float">
            <text:p>0</text:p>
          </table:table-cell>
          <table:table-cell table:formula="of:=[.J76]-[.K76]" office:value-type="float" office:value="3596288" calcext:value-type="float">
            <text:p>3,596,288</text:p>
          </table:table-cell>
        </table:table-row>
        <table:table-row table:style-name="ro1" table:visibility="filter">
          <table:table-cell office:value-type="string" calcext:value-type="string">
            <text:p>./specrunresults/411.image-recognition_large.log</text:p>
          </table:table-cell>
          <table:table-cell office:value-type="string" calcext:value-type="string">
            <text:p>premain-prepare</text:p>
          </table:table-cell>
          <table:table-cell table:formula="of:=AND(ISNUMBER(FIND(&quot;input&quot;; [.B77])); NOT(ISNUMBER(FIND(&quot;done&quot;; [.B77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493243" calcext:value-type="float">
            <text:p>1493243</text:p>
          </table:table-cell>
          <table:table-cell office:value-type="float" office:value="1128648" calcext:value-type="float">
            <text:p>1128648</text:p>
          </table:table-cell>
          <table:table-cell office:value-type="float" office:value="310041" calcext:value-type="float">
            <text:p>310041</text:p>
          </table:table-cell>
          <table:table-cell office:value-type="float" office:value="1447421" calcext:value-type="float">
            <text:p>1447421</text:p>
          </table:table-cell>
          <table:table-cell table:formula="of:=[.E77]*64" office:value-type="float" office:value="95567552" calcext:value-type="float">
            <text:p>95,567,552</text:p>
          </table:table-cell>
          <table:table-cell table:formula="of:=[.F77]*64" office:value-type="float" office:value="72233472" calcext:value-type="float">
            <text:p>72,233,472</text:p>
          </table:table-cell>
          <table:table-cell table:formula="of:=[.G77]*64" office:value-type="float" office:value="19842624" calcext:value-type="float">
            <text:p>19,842,624</text:p>
          </table:table-cell>
          <table:table-cell table:formula="of:=[.H77]*64" office:value-type="float" office:value="92634944" calcext:value-type="float">
            <text:p>92,634,944</text:p>
          </table:table-cell>
          <table:table-cell table:formula="of:=[.I77]-[.L77]" office:value-type="float" office:value="2932608" calcext:value-type="float">
            <text:p>2,932,608</text:p>
          </table:table-cell>
          <table:table-cell table:formula="of:=[.J77]-[.K77]" office:value-type="float" office:value="52390848" calcext:value-type="float">
            <text:p>52,390,848</text:p>
          </table:table-cell>
        </table:table-row>
        <table:table-row table:style-name="ro1">
          <table:table-cell office:value-type="string" calcext:value-type="string">
            <text:p>./specrunresults/411.image-recognition_large.log</text:p>
          </table:table-cell>
          <table:table-cell office:value-type="string" calcext:value-type="string">
            <text:p>input-json-read</text:p>
          </table:table-cell>
          <table:table-cell table:formula="of:=AND(ISNUMBER(FIND(&quot;input&quot;; [.B78])); NOT(ISNUMBER(FIND(&quot;done&quot;; [.B78]))))" office:value-type="boolean" office:boolean-value="true" calcext:value-type="boolean">
            <text:p>TRUE</text:p>
          </table:table-cell>
          <table:table-cell table:style-name="ce3" office:value-type="float" office:value="35363" calcext:value-type="float">
            <text:p>35,363</text:p>
          </table:table-cell>
          <table:table-cell office:value-type="float" office:value="11107" calcext:value-type="float">
            <text:p>11107</text:p>
          </table:table-cell>
          <table:table-cell office:value-type="float" office:value="8514" calcext:value-type="float">
            <text:p>8514</text:p>
          </table:table-cell>
          <table:table-cell office:value-type="float" office:value="247" calcext:value-type="float">
            <text:p>247</text:p>
          </table:table-cell>
          <table:table-cell office:value-type="float" office:value="6764" calcext:value-type="float">
            <text:p>6764</text:p>
          </table:table-cell>
          <table:table-cell table:formula="of:=[.E78]*64" office:value-type="float" office:value="710848" calcext:value-type="float">
            <text:p>710,848</text:p>
          </table:table-cell>
          <table:table-cell table:formula="of:=[.F78]*64" office:value-type="float" office:value="544896" calcext:value-type="float">
            <text:p>544,896</text:p>
          </table:table-cell>
          <table:table-cell table:formula="of:=[.G78]*64" office:value-type="float" office:value="15808" calcext:value-type="float">
            <text:p>15,808</text:p>
          </table:table-cell>
          <table:table-cell table:formula="of:=[.H78]*64" office:value-type="float" office:value="432896" calcext:value-type="float">
            <text:p>432,896</text:p>
          </table:table-cell>
          <table:table-cell table:formula="of:=[.I78]-[.L78]" office:value-type="float" office:value="277952" calcext:value-type="float">
            <text:p>277,952</text:p>
          </table:table-cell>
          <table:table-cell table:formula="of:=[.J78]-[.K78]" office:value-type="float" office:value="529088" calcext:value-type="float">
            <text:p>529,088</text:p>
          </table:table-cell>
        </table:table-row>
        <table:table-row table:style-name="ro1" table:visibility="filter">
          <table:table-cell office:value-type="string" calcext:value-type="string">
            <text:p>./specrunresults/411.image-recognition_large.log</text:p>
          </table:table-cell>
          <table:table-cell office:value-type="string" calcext:value-type="string">
            <text:p>input-json-read-done</text:p>
          </table:table-cell>
          <table:table-cell table:formula="of:=AND(ISNUMBER(FIND(&quot;input&quot;; [.B79])); NOT(ISNUMBER(FIND(&quot;done&quot;; [.B79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113" calcext:value-type="float">
            <text:p>5113</text:p>
          </table:table-cell>
          <table:table-cell office:value-type="float" office:value="2796" calcext:value-type="float">
            <text:p>2796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.E79]*64" office:value-type="float" office:value="327232" calcext:value-type="float">
            <text:p>327,232</text:p>
          </table:table-cell>
          <table:table-cell table:formula="of:=[.F79]*64" office:value-type="float" office:value="178944" calcext:value-type="float">
            <text:p>178,944</text:p>
          </table:table-cell>
          <table:table-cell table:formula="of:=[.G79]*64" office:value-type="float" office:value="1984" calcext:value-type="float">
            <text:p>1,984</text:p>
          </table:table-cell>
          <table:table-cell table:formula="of:=[.H79]*64" office:value-type="float" office:value="192" calcext:value-type="float">
            <text:p>192</text:p>
          </table:table-cell>
          <table:table-cell table:formula="of:=[.I79]-[.L79]" office:value-type="float" office:value="327040" calcext:value-type="float">
            <text:p>327,040</text:p>
          </table:table-cell>
          <table:table-cell table:formula="of:=[.J79]-[.K79]" office:value-type="float" office:value="176960" calcext:value-type="float">
            <text:p>176,960</text:p>
          </table:table-cell>
        </table:table-row>
        <table:table-row table:style-name="ro1" table:visibility="filter">
          <table:table-cell office:value-type="string" calcext:value-type="string">
            <text:p>./specrunresults/411.image-recognition_large.log</text:p>
          </table:table-cell>
          <table:table-cell office:value-type="string" calcext:value-type="string">
            <text:p>function-invoke</text:p>
          </table:table-cell>
          <table:table-cell table:formula="of:=AND(ISNUMBER(FIND(&quot;input&quot;; [.B80])); NOT(ISNUMBER(FIND(&quot;done&quot;; [.B80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501983" calcext:value-type="float">
            <text:p>1501983</text:p>
          </table:table-cell>
          <table:table-cell office:value-type="float" office:value="1620185" calcext:value-type="float">
            <text:p>1620185</text:p>
          </table:table-cell>
          <table:table-cell office:value-type="float" office:value="1949" calcext:value-type="float">
            <text:p>1949</text:p>
          </table:table-cell>
          <table:table-cell office:value-type="float" office:value="1474646" calcext:value-type="float">
            <text:p>1474646</text:p>
          </table:table-cell>
          <table:table-cell table:formula="of:=[.E80]*64" office:value-type="float" office:value="96126912" calcext:value-type="float">
            <text:p>96,126,912</text:p>
          </table:table-cell>
          <table:table-cell table:formula="of:=[.F80]*64" office:value-type="float" office:value="103691840" calcext:value-type="float">
            <text:p>103,691,840</text:p>
          </table:table-cell>
          <table:table-cell table:formula="of:=[.G80]*64" office:value-type="float" office:value="124736" calcext:value-type="float">
            <text:p>124,736</text:p>
          </table:table-cell>
          <table:table-cell table:formula="of:=[.H80]*64" office:value-type="float" office:value="94377344" calcext:value-type="float">
            <text:p>94,377,344</text:p>
          </table:table-cell>
          <table:table-cell table:formula="of:=[.I80]-[.L80]" office:value-type="float" office:value="1749568" calcext:value-type="float">
            <text:p>1,749,568</text:p>
          </table:table-cell>
          <table:table-cell table:formula="of:=[.J80]-[.K80]" office:value-type="float" office:value="103567104" calcext:value-type="float">
            <text:p>103,567,104</text:p>
          </table:table-cell>
        </table:table-row>
        <table:table-row table:style-name="ro1">
          <table:table-cell office:value-type="string" calcext:value-type="string">
            <text:p>./specrunresults/411.image-recognition_large.log</text:p>
          </table:table-cell>
          <table:table-cell office:value-type="string" calcext:value-type="string">
            <text:p>input-model-read</text:p>
          </table:table-cell>
          <table:table-cell table:formula="of:=AND(ISNUMBER(FIND(&quot;input&quot;; [.B81])); NOT(ISNUMBER(FIND(&quot;done&quot;; [.B81]))))" office:value-type="boolean" office:boolean-value="true" calcext:value-type="boolean">
            <text:p>TRUE</text:p>
          </table:table-cell>
          <table:table-cell table:style-name="ce3" office:value-type="float" office:value="102502400" calcext:value-type="float">
            <text:p>102,502,400</text:p>
          </table:table-cell>
          <table:table-cell office:value-type="float" office:value="1621052" calcext:value-type="float">
            <text:p>1621052</text:p>
          </table:table-cell>
          <table:table-cell office:value-type="float" office:value="1612801" calcext:value-type="float">
            <text:p>1612801</text:p>
          </table:table-cell>
          <table:table-cell office:value-type="float" office:value="1160" calcext:value-type="float">
            <text:p>1160</text:p>
          </table:table-cell>
          <table:table-cell office:value-type="float" office:value="1606755" calcext:value-type="float">
            <text:p>1606755</text:p>
          </table:table-cell>
          <table:table-cell table:formula="of:=[.E81]*64" office:value-type="float" office:value="103747328" calcext:value-type="float">
            <text:p>103,747,328</text:p>
          </table:table-cell>
          <table:table-cell table:formula="of:=[.F81]*64" office:value-type="float" office:value="103219264" calcext:value-type="float">
            <text:p>103,219,264</text:p>
          </table:table-cell>
          <table:table-cell table:formula="of:=[.G81]*64" office:value-type="float" office:value="74240" calcext:value-type="float">
            <text:p>74,240</text:p>
          </table:table-cell>
          <table:table-cell table:formula="of:=[.H81]*64" office:value-type="float" office:value="102832320" calcext:value-type="float">
            <text:p>102,832,320</text:p>
          </table:table-cell>
          <table:table-cell table:formula="of:=[.I81]-[.L81]" office:value-type="float" office:value="915008" calcext:value-type="float">
            <text:p>915,008</text:p>
          </table:table-cell>
          <table:table-cell table:formula="of:=[.J81]-[.K81]" office:value-type="float" office:value="103145024" calcext:value-type="float">
            <text:p>103,145,024</text:p>
          </table:table-cell>
        </table:table-row>
        <table:table-row table:style-name="ro1" table:visibility="filter">
          <table:table-cell office:value-type="string" calcext:value-type="string">
            <text:p>./specrunresults/411.image-recognition_large.log</text:p>
          </table:table-cell>
          <table:table-cell office:value-type="string" calcext:value-type="string">
            <text:p>input-model-read-done</text:p>
          </table:table-cell>
          <table:table-cell table:formula="of:=AND(ISNUMBER(FIND(&quot;input&quot;; [.B82])); NOT(ISNUMBER(FIND(&quot;done&quot;; [.B82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274757" calcext:value-type="float">
            <text:p>3274757</text:p>
          </table:table-cell>
          <table:table-cell office:value-type="float" office:value="1665455" calcext:value-type="float">
            <text:p>1665455</text:p>
          </table:table-cell>
          <table:table-cell office:value-type="float" office:value="1631368" calcext:value-type="float">
            <text:p>1631368</text:p>
          </table:table-cell>
          <table:table-cell office:value-type="float" office:value="1527271" calcext:value-type="float">
            <text:p>1527271</text:p>
          </table:table-cell>
          <table:table-cell table:formula="of:=[.E82]*64" office:value-type="float" office:value="209584448" calcext:value-type="float">
            <text:p>209,584,448</text:p>
          </table:table-cell>
          <table:table-cell table:formula="of:=[.F82]*64" office:value-type="float" office:value="106589120" calcext:value-type="float">
            <text:p>106,589,120</text:p>
          </table:table-cell>
          <table:table-cell table:formula="of:=[.G82]*64" office:value-type="float" office:value="104407552" calcext:value-type="float">
            <text:p>104,407,552</text:p>
          </table:table-cell>
          <table:table-cell table:formula="of:=[.H82]*64" office:value-type="float" office:value="97745344" calcext:value-type="float">
            <text:p>97,745,344</text:p>
          </table:table-cell>
          <table:table-cell table:formula="of:=[.I82]-[.L82]" office:value-type="float" office:value="111839104" calcext:value-type="float">
            <text:p>111,839,104</text:p>
          </table:table-cell>
          <table:table-cell table:formula="of:=[.J82]-[.K82]" office:value-type="float" office:value="2181568" calcext:value-type="float">
            <text:p>2,181,568</text:p>
          </table:table-cell>
        </table:table-row>
        <table:table-row table:style-name="ro1" table:visibility="filter">
          <table:table-cell office:value-type="string" calcext:value-type="string">
            <text:p>./specrunresults/411.image-recognition_large.log</text:p>
          </table:table-cell>
          <table:table-cell office:value-type="string" calcext:value-type="string">
            <text:p>function-invoke-finish</text:p>
          </table:table-cell>
          <table:table-cell table:formula="of:=AND(ISNUMBER(FIND(&quot;input&quot;; [.B83])); NOT(ISNUMBER(FIND(&quot;done&quot;; [.B83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82296" calcext:value-type="float">
            <text:p>882296</text:p>
          </table:table-cell>
          <table:table-cell table:number-columns-repeated="2" office:value-type="float" office:value="632084" calcext:value-type="float">
            <text:p>632084</text:p>
          </table:table-cell>
          <table:table-cell office:value-type="float" office:value="38" calcext:value-type="float">
            <text:p>38</text:p>
          </table:table-cell>
          <table:table-cell table:formula="of:=[.E83]*64" office:value-type="float" office:value="56466944" calcext:value-type="float">
            <text:p>56,466,944</text:p>
          </table:table-cell>
          <table:table-cell table:formula="of:=[.F83]*64" office:value-type="float" office:value="40453376" calcext:value-type="float">
            <text:p>40,453,376</text:p>
          </table:table-cell>
          <table:table-cell table:formula="of:=[.G83]*64" office:value-type="float" office:value="40453376" calcext:value-type="float">
            <text:p>40,453,376</text:p>
          </table:table-cell>
          <table:table-cell table:formula="of:=[.H83]*64" office:value-type="float" office:value="2432" calcext:value-type="float">
            <text:p>2,432</text:p>
          </table:table-cell>
          <table:table-cell table:formula="of:=[.I83]-[.L83]" office:value-type="float" office:value="56464512" calcext:value-type="float">
            <text:p>56,464,512</text:p>
          </table:table-cell>
          <table:table-cell table:formula="of:=[.J83]-[.K8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./specrunresults/501.graph-pagerank_test.log</text:p>
          </table:table-cell>
          <table:table-cell office:value-type="string" calcext:value-type="string">
            <text:p>pre-main</text:p>
          </table:table-cell>
          <table:table-cell table:formula="of:=AND(ISNUMBER(FIND(&quot;input&quot;; [.B84])); NOT(ISNUMBER(FIND(&quot;done&quot;; [.B84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790" calcext:value-type="float">
            <text:p>81790</text:p>
          </table:table-cell>
          <table:table-cell office:value-type="float" office:value="26403" calcext:value-type="float">
            <text:p>26403</text:p>
          </table:table-cell>
          <table:table-cell office:value-type="float" office:value="81790" calcext:value-type="float">
            <text:p>81790</text:p>
          </table:table-cell>
          <table:table-cell table:formula="of:=[.E84]*64" office:value-type="float" office:value="5234560" calcext:value-type="float">
            <text:p>5,234,560</text:p>
          </table:table-cell>
          <table:table-cell table:formula="of:=[.F84]*64" office:value-type="float" office:value="5234560" calcext:value-type="float">
            <text:p>5,234,560</text:p>
          </table:table-cell>
          <table:table-cell table:formula="of:=[.G84]*64" office:value-type="float" office:value="1689792" calcext:value-type="float">
            <text:p>1,689,792</text:p>
          </table:table-cell>
          <table:table-cell table:formula="of:=[.H84]*64" office:value-type="float" office:value="5234560" calcext:value-type="float">
            <text:p>5,234,560</text:p>
          </table:table-cell>
          <table:table-cell table:formula="of:=[.I84]-[.L84]" office:value-type="float" office:value="0" calcext:value-type="float">
            <text:p>0</text:p>
          </table:table-cell>
          <table:table-cell table:formula="of:=[.J84]-[.K84]" office:value-type="float" office:value="3544768" calcext:value-type="float">
            <text:p>3,544,768</text:p>
          </table:table-cell>
        </table:table-row>
        <table:table-row table:style-name="ro1" table:visibility="filter">
          <table:table-cell office:value-type="string" calcext:value-type="string">
            <text:p>./specrunresults/501.graph-pagerank_test.log</text:p>
          </table:table-cell>
          <table:table-cell office:value-type="string" calcext:value-type="string">
            <text:p>premain-prepare</text:p>
          </table:table-cell>
          <table:table-cell table:formula="of:=AND(ISNUMBER(FIND(&quot;input&quot;; [.B85])); NOT(ISNUMBER(FIND(&quot;done&quot;; [.B85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60736" calcext:value-type="float">
            <text:p>160736</text:p>
          </table:table-cell>
          <table:table-cell office:value-type="float" office:value="121114" calcext:value-type="float">
            <text:p>121114</text:p>
          </table:table-cell>
          <table:table-cell office:value-type="float" office:value="41621" calcext:value-type="float">
            <text:p>41621</text:p>
          </table:table-cell>
          <table:table-cell office:value-type="float" office:value="128828" calcext:value-type="float">
            <text:p>128828</text:p>
          </table:table-cell>
          <table:table-cell table:formula="of:=[.E85]*64" office:value-type="float" office:value="10287104" calcext:value-type="float">
            <text:p>10,287,104</text:p>
          </table:table-cell>
          <table:table-cell table:formula="of:=[.F85]*64" office:value-type="float" office:value="7751296" calcext:value-type="float">
            <text:p>7,751,296</text:p>
          </table:table-cell>
          <table:table-cell table:formula="of:=[.G85]*64" office:value-type="float" office:value="2663744" calcext:value-type="float">
            <text:p>2,663,744</text:p>
          </table:table-cell>
          <table:table-cell table:formula="of:=[.H85]*64" office:value-type="float" office:value="8244992" calcext:value-type="float">
            <text:p>8,244,992</text:p>
          </table:table-cell>
          <table:table-cell table:formula="of:=[.I85]-[.L85]" office:value-type="float" office:value="2042112" calcext:value-type="float">
            <text:p>2,042,112</text:p>
          </table:table-cell>
          <table:table-cell table:formula="of:=[.J85]-[.K85]" office:value-type="float" office:value="5087552" calcext:value-type="float">
            <text:p>5,087,552</text:p>
          </table:table-cell>
        </table:table-row>
        <table:table-row table:style-name="ro1" table:visibility="filter">
          <table:table-cell office:value-type="string" calcext:value-type="string">
            <text:p>./specrunresults/501.graph-pagerank_test.log</text:p>
          </table:table-cell>
          <table:table-cell office:value-type="string" calcext:value-type="string">
            <text:p>function-invoke</text:p>
          </table:table-cell>
          <table:table-cell table:formula="of:=AND(ISNUMBER(FIND(&quot;input&quot;; [.B86])); NOT(ISNUMBER(FIND(&quot;done&quot;; [.B86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427" calcext:value-type="float">
            <text:p>427</text:p>
          </table:table-cell>
          <table:table-cell office:value-type="float" office:value="154" calcext:value-type="float">
            <text:p>154</text:p>
          </table:table-cell>
          <table:table-cell office:value-type="float" office:value="43" calcext:value-type="float">
            <text:p>43</text:p>
          </table:table-cell>
          <table:table-cell table:formula="of:=[.E86]*64" office:value-type="float" office:value="63232" calcext:value-type="float">
            <text:p>63,232</text:p>
          </table:table-cell>
          <table:table-cell table:formula="of:=[.F86]*64" office:value-type="float" office:value="27328" calcext:value-type="float">
            <text:p>27,328</text:p>
          </table:table-cell>
          <table:table-cell table:formula="of:=[.G86]*64" office:value-type="float" office:value="9856" calcext:value-type="float">
            <text:p>9,856</text:p>
          </table:table-cell>
          <table:table-cell table:formula="of:=[.H86]*64" office:value-type="float" office:value="2752" calcext:value-type="float">
            <text:p>2,752</text:p>
          </table:table-cell>
          <table:table-cell table:formula="of:=[.I86]-[.L86]" office:value-type="float" office:value="60480" calcext:value-type="float">
            <text:p>60,480</text:p>
          </table:table-cell>
          <table:table-cell table:formula="of:=[.J86]-[.K86]" office:value-type="float" office:value="17472" calcext:value-type="float">
            <text:p>17,472</text:p>
          </table:table-cell>
        </table:table-row>
        <table:table-row table:style-name="ro1" table:visibility="filter">
          <table:table-cell office:value-type="string" calcext:value-type="string">
            <text:p>./specrunresults/501.graph-pagerank_test.log</text:p>
          </table:table-cell>
          <table:table-cell office:value-type="string" calcext:value-type="string">
            <text:p>function-invoke-finish</text:p>
          </table:table-cell>
          <table:table-cell table:formula="of:=AND(ISNUMBER(FIND(&quot;input&quot;; [.B87])); NOT(ISNUMBER(FIND(&quot;done&quot;; [.B87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15303" calcext:value-type="float">
            <text:p>115303</text:p>
          </table:table-cell>
          <table:table-cell table:number-columns-repeated="2" office:value-type="float" office:value="85400" calcext:value-type="float">
            <text:p>85400</text:p>
          </table:table-cell>
          <table:table-cell office:value-type="float" office:value="132" calcext:value-type="float">
            <text:p>132</text:p>
          </table:table-cell>
          <table:table-cell table:formula="of:=[.E87]*64" office:value-type="float" office:value="7379392" calcext:value-type="float">
            <text:p>7,379,392</text:p>
          </table:table-cell>
          <table:table-cell table:formula="of:=[.F87]*64" office:value-type="float" office:value="5465600" calcext:value-type="float">
            <text:p>5,465,600</text:p>
          </table:table-cell>
          <table:table-cell table:formula="of:=[.G87]*64" office:value-type="float" office:value="5465600" calcext:value-type="float">
            <text:p>5,465,600</text:p>
          </table:table-cell>
          <table:table-cell table:formula="of:=[.H87]*64" office:value-type="float" office:value="8448" calcext:value-type="float">
            <text:p>8,448</text:p>
          </table:table-cell>
          <table:table-cell table:formula="of:=[.I87]-[.L87]" office:value-type="float" office:value="7370944" calcext:value-type="float">
            <text:p>7,370,944</text:p>
          </table:table-cell>
          <table:table-cell table:formula="of:=[.J87]-[.K8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./specrunresults/501.graph-pagerank_small.log</text:p>
          </table:table-cell>
          <table:table-cell office:value-type="string" calcext:value-type="string">
            <text:p>pre-main</text:p>
          </table:table-cell>
          <table:table-cell table:formula="of:=AND(ISNUMBER(FIND(&quot;input&quot;; [.B88])); NOT(ISNUMBER(FIND(&quot;done&quot;; [.B88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789" calcext:value-type="float">
            <text:p>81789</text:p>
          </table:table-cell>
          <table:table-cell office:value-type="float" office:value="26342" calcext:value-type="float">
            <text:p>26342</text:p>
          </table:table-cell>
          <table:table-cell office:value-type="float" office:value="81789" calcext:value-type="float">
            <text:p>81789</text:p>
          </table:table-cell>
          <table:table-cell table:formula="of:=[.E88]*64" office:value-type="float" office:value="5234496" calcext:value-type="float">
            <text:p>5,234,496</text:p>
          </table:table-cell>
          <table:table-cell table:formula="of:=[.F88]*64" office:value-type="float" office:value="5234496" calcext:value-type="float">
            <text:p>5,234,496</text:p>
          </table:table-cell>
          <table:table-cell table:formula="of:=[.G88]*64" office:value-type="float" office:value="1685888" calcext:value-type="float">
            <text:p>1,685,888</text:p>
          </table:table-cell>
          <table:table-cell table:formula="of:=[.H88]*64" office:value-type="float" office:value="5234496" calcext:value-type="float">
            <text:p>5,234,496</text:p>
          </table:table-cell>
          <table:table-cell table:formula="of:=[.I88]-[.L88]" office:value-type="float" office:value="0" calcext:value-type="float">
            <text:p>0</text:p>
          </table:table-cell>
          <table:table-cell table:formula="of:=[.J88]-[.K88]" office:value-type="float" office:value="3548608" calcext:value-type="float">
            <text:p>3,548,608</text:p>
          </table:table-cell>
        </table:table-row>
        <table:table-row table:style-name="ro1" table:visibility="filter">
          <table:table-cell office:value-type="string" calcext:value-type="string">
            <text:p>./specrunresults/501.graph-pagerank_small.log</text:p>
          </table:table-cell>
          <table:table-cell office:value-type="string" calcext:value-type="string">
            <text:p>premain-prepare</text:p>
          </table:table-cell>
          <table:table-cell table:formula="of:=AND(ISNUMBER(FIND(&quot;input&quot;; [.B89])); NOT(ISNUMBER(FIND(&quot;done&quot;; [.B89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60773" calcext:value-type="float">
            <text:p>160773</text:p>
          </table:table-cell>
          <table:table-cell office:value-type="float" office:value="121114" calcext:value-type="float">
            <text:p>121114</text:p>
          </table:table-cell>
          <table:table-cell office:value-type="float" office:value="41292" calcext:value-type="float">
            <text:p>41292</text:p>
          </table:table-cell>
          <table:table-cell office:value-type="float" office:value="128823" calcext:value-type="float">
            <text:p>128823</text:p>
          </table:table-cell>
          <table:table-cell table:formula="of:=[.E89]*64" office:value-type="float" office:value="10289472" calcext:value-type="float">
            <text:p>10,289,472</text:p>
          </table:table-cell>
          <table:table-cell table:formula="of:=[.F89]*64" office:value-type="float" office:value="7751296" calcext:value-type="float">
            <text:p>7,751,296</text:p>
          </table:table-cell>
          <table:table-cell table:formula="of:=[.G89]*64" office:value-type="float" office:value="2642688" calcext:value-type="float">
            <text:p>2,642,688</text:p>
          </table:table-cell>
          <table:table-cell table:formula="of:=[.H89]*64" office:value-type="float" office:value="8244672" calcext:value-type="float">
            <text:p>8,244,672</text:p>
          </table:table-cell>
          <table:table-cell table:formula="of:=[.I89]-[.L89]" office:value-type="float" office:value="2044800" calcext:value-type="float">
            <text:p>2,044,800</text:p>
          </table:table-cell>
          <table:table-cell table:formula="of:=[.J89]-[.K89]" office:value-type="float" office:value="5108608" calcext:value-type="float">
            <text:p>5,108,608</text:p>
          </table:table-cell>
        </table:table-row>
        <table:table-row table:style-name="ro1" table:visibility="filter">
          <table:table-cell office:value-type="string" calcext:value-type="string">
            <text:p>./specrunresults/501.graph-pagerank_small.log</text:p>
          </table:table-cell>
          <table:table-cell office:value-type="string" calcext:value-type="string">
            <text:p>function-invoke</text:p>
          </table:table-cell>
          <table:table-cell table:formula="of:=AND(ISNUMBER(FIND(&quot;input&quot;; [.B90])); NOT(ISNUMBER(FIND(&quot;done&quot;; [.B90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94734" calcext:value-type="float">
            <text:p>194734</text:p>
          </table:table-cell>
          <table:table-cell office:value-type="float" office:value="194045" calcext:value-type="float">
            <text:p>194045</text:p>
          </table:table-cell>
          <table:table-cell office:value-type="float" office:value="193470" calcext:value-type="float">
            <text:p>193470</text:p>
          </table:table-cell>
          <table:table-cell office:value-type="float" office:value="193183" calcext:value-type="float">
            <text:p>193183</text:p>
          </table:table-cell>
          <table:table-cell table:formula="of:=[.E90]*64" office:value-type="float" office:value="12462976" calcext:value-type="float">
            <text:p>12,462,976</text:p>
          </table:table-cell>
          <table:table-cell table:formula="of:=[.F90]*64" office:value-type="float" office:value="12418880" calcext:value-type="float">
            <text:p>12,418,880</text:p>
          </table:table-cell>
          <table:table-cell table:formula="of:=[.G90]*64" office:value-type="float" office:value="12382080" calcext:value-type="float">
            <text:p>12,382,080</text:p>
          </table:table-cell>
          <table:table-cell table:formula="of:=[.H90]*64" office:value-type="float" office:value="12363712" calcext:value-type="float">
            <text:p>12,363,712</text:p>
          </table:table-cell>
          <table:table-cell table:formula="of:=[.I90]-[.L90]" office:value-type="float" office:value="99264" calcext:value-type="float">
            <text:p>99,264</text:p>
          </table:table-cell>
          <table:table-cell table:formula="of:=[.J90]-[.K90]" office:value-type="float" office:value="36800" calcext:value-type="float">
            <text:p>36,800</text:p>
          </table:table-cell>
        </table:table-row>
        <table:table-row table:style-name="ro1" table:visibility="filter">
          <table:table-cell office:value-type="string" calcext:value-type="string">
            <text:p>./specrunresults/501.graph-pagerank_small.log</text:p>
          </table:table-cell>
          <table:table-cell office:value-type="string" calcext:value-type="string">
            <text:p>function-invoke-finish</text:p>
          </table:table-cell>
          <table:table-cell table:formula="of:=AND(ISNUMBER(FIND(&quot;input&quot;; [.B91])); NOT(ISNUMBER(FIND(&quot;done&quot;; [.B91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15415" calcext:value-type="float">
            <text:p>115415</text:p>
          </table:table-cell>
          <table:table-cell table:number-columns-repeated="2" office:value-type="float" office:value="85491" calcext:value-type="float">
            <text:p>85491</text:p>
          </table:table-cell>
          <table:table-cell office:value-type="float" office:value="134" calcext:value-type="float">
            <text:p>134</text:p>
          </table:table-cell>
          <table:table-cell table:formula="of:=[.E91]*64" office:value-type="float" office:value="7386560" calcext:value-type="float">
            <text:p>7,386,560</text:p>
          </table:table-cell>
          <table:table-cell table:formula="of:=[.F91]*64" office:value-type="float" office:value="5471424" calcext:value-type="float">
            <text:p>5,471,424</text:p>
          </table:table-cell>
          <table:table-cell table:formula="of:=[.G91]*64" office:value-type="float" office:value="5471424" calcext:value-type="float">
            <text:p>5,471,424</text:p>
          </table:table-cell>
          <table:table-cell table:formula="of:=[.H91]*64" office:value-type="float" office:value="8576" calcext:value-type="float">
            <text:p>8,576</text:p>
          </table:table-cell>
          <table:table-cell table:formula="of:=[.I91]-[.L91]" office:value-type="float" office:value="7377984" calcext:value-type="float">
            <text:p>7,377,984</text:p>
          </table:table-cell>
          <table:table-cell table:formula="of:=[.J91]-[.K9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./specrunresults/501.graph-pagerank_large.log</text:p>
          </table:table-cell>
          <table:table-cell office:value-type="string" calcext:value-type="string">
            <text:p>pre-main</text:p>
          </table:table-cell>
          <table:table-cell table:formula="of:=AND(ISNUMBER(FIND(&quot;input&quot;; [.B92])); NOT(ISNUMBER(FIND(&quot;done&quot;; [.B92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790" calcext:value-type="float">
            <text:p>81790</text:p>
          </table:table-cell>
          <table:table-cell office:value-type="float" office:value="26337" calcext:value-type="float">
            <text:p>26337</text:p>
          </table:table-cell>
          <table:table-cell office:value-type="float" office:value="81790" calcext:value-type="float">
            <text:p>81790</text:p>
          </table:table-cell>
          <table:table-cell table:formula="of:=[.E92]*64" office:value-type="float" office:value="5234560" calcext:value-type="float">
            <text:p>5,234,560</text:p>
          </table:table-cell>
          <table:table-cell table:formula="of:=[.F92]*64" office:value-type="float" office:value="5234560" calcext:value-type="float">
            <text:p>5,234,560</text:p>
          </table:table-cell>
          <table:table-cell table:formula="of:=[.G92]*64" office:value-type="float" office:value="1685568" calcext:value-type="float">
            <text:p>1,685,568</text:p>
          </table:table-cell>
          <table:table-cell table:formula="of:=[.H92]*64" office:value-type="float" office:value="5234560" calcext:value-type="float">
            <text:p>5,234,560</text:p>
          </table:table-cell>
          <table:table-cell table:formula="of:=[.I92]-[.L92]" office:value-type="float" office:value="0" calcext:value-type="float">
            <text:p>0</text:p>
          </table:table-cell>
          <table:table-cell table:formula="of:=[.J92]-[.K92]" office:value-type="float" office:value="3548992" calcext:value-type="float">
            <text:p>3,548,992</text:p>
          </table:table-cell>
        </table:table-row>
        <table:table-row table:style-name="ro1" table:visibility="filter">
          <table:table-cell office:value-type="string" calcext:value-type="string">
            <text:p>./specrunresults/501.graph-pagerank_large.log</text:p>
          </table:table-cell>
          <table:table-cell office:value-type="string" calcext:value-type="string">
            <text:p>premain-prepare</text:p>
          </table:table-cell>
          <table:table-cell table:formula="of:=AND(ISNUMBER(FIND(&quot;input&quot;; [.B93])); NOT(ISNUMBER(FIND(&quot;done&quot;; [.B93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60811" calcext:value-type="float">
            <text:p>160811</text:p>
          </table:table-cell>
          <table:table-cell office:value-type="float" office:value="121134" calcext:value-type="float">
            <text:p>121134</text:p>
          </table:table-cell>
          <table:table-cell office:value-type="float" office:value="41211" calcext:value-type="float">
            <text:p>41211</text:p>
          </table:table-cell>
          <table:table-cell office:value-type="float" office:value="128843" calcext:value-type="float">
            <text:p>128843</text:p>
          </table:table-cell>
          <table:table-cell table:formula="of:=[.E93]*64" office:value-type="float" office:value="10291904" calcext:value-type="float">
            <text:p>10,291,904</text:p>
          </table:table-cell>
          <table:table-cell table:formula="of:=[.F93]*64" office:value-type="float" office:value="7752576" calcext:value-type="float">
            <text:p>7,752,576</text:p>
          </table:table-cell>
          <table:table-cell table:formula="of:=[.G93]*64" office:value-type="float" office:value="2637504" calcext:value-type="float">
            <text:p>2,637,504</text:p>
          </table:table-cell>
          <table:table-cell table:formula="of:=[.H93]*64" office:value-type="float" office:value="8245952" calcext:value-type="float">
            <text:p>8,245,952</text:p>
          </table:table-cell>
          <table:table-cell table:formula="of:=[.I93]-[.L93]" office:value-type="float" office:value="2045952" calcext:value-type="float">
            <text:p>2,045,952</text:p>
          </table:table-cell>
          <table:table-cell table:formula="of:=[.J93]-[.K93]" office:value-type="float" office:value="5115072" calcext:value-type="float">
            <text:p>5,115,072</text:p>
          </table:table-cell>
        </table:table-row>
        <table:table-row table:style-name="ro1" table:visibility="filter">
          <table:table-cell office:value-type="string" calcext:value-type="string">
            <text:p>./specrunresults/501.graph-pagerank_large.log</text:p>
          </table:table-cell>
          <table:table-cell office:value-type="string" calcext:value-type="string">
            <text:p>function-invoke</text:p>
          </table:table-cell>
          <table:table-cell table:formula="of:=AND(ISNUMBER(FIND(&quot;input&quot;; [.B94])); NOT(ISNUMBER(FIND(&quot;done&quot;; [.B94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969685" calcext:value-type="float">
            <text:p>1969685</text:p>
          </table:table-cell>
          <table:table-cell office:value-type="float" office:value="1968962" calcext:value-type="float">
            <text:p>1968962</text:p>
          </table:table-cell>
          <table:table-cell office:value-type="float" office:value="1968328" calcext:value-type="float">
            <text:p>1968328</text:p>
          </table:table-cell>
          <table:table-cell office:value-type="float" office:value="1968008" calcext:value-type="float">
            <text:p>1968008</text:p>
          </table:table-cell>
          <table:table-cell table:formula="of:=[.E94]*64" office:value-type="float" office:value="126059840" calcext:value-type="float">
            <text:p>126,059,840</text:p>
          </table:table-cell>
          <table:table-cell table:formula="of:=[.F94]*64" office:value-type="float" office:value="126013568" calcext:value-type="float">
            <text:p>126,013,568</text:p>
          </table:table-cell>
          <table:table-cell table:formula="of:=[.G94]*64" office:value-type="float" office:value="125972992" calcext:value-type="float">
            <text:p>125,972,992</text:p>
          </table:table-cell>
          <table:table-cell table:formula="of:=[.H94]*64" office:value-type="float" office:value="125952512" calcext:value-type="float">
            <text:p>125,952,512</text:p>
          </table:table-cell>
          <table:table-cell table:formula="of:=[.I94]-[.L94]" office:value-type="float" office:value="107328" calcext:value-type="float">
            <text:p>107,328</text:p>
          </table:table-cell>
          <table:table-cell table:formula="of:=[.J94]-[.K94]" office:value-type="float" office:value="40576" calcext:value-type="float">
            <text:p>40,576</text:p>
          </table:table-cell>
        </table:table-row>
        <table:table-row table:style-name="ro1" table:visibility="filter">
          <table:table-cell office:value-type="string" calcext:value-type="string">
            <text:p>./specrunresults/501.graph-pagerank_large.log</text:p>
          </table:table-cell>
          <table:table-cell office:value-type="string" calcext:value-type="string">
            <text:p>function-invoke-finish</text:p>
          </table:table-cell>
          <table:table-cell table:formula="of:=AND(ISNUMBER(FIND(&quot;input&quot;; [.B95])); NOT(ISNUMBER(FIND(&quot;done&quot;; [.B95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15492" calcext:value-type="float">
            <text:p>115492</text:p>
          </table:table-cell>
          <table:table-cell table:number-columns-repeated="2" office:value-type="float" office:value="85595" calcext:value-type="float">
            <text:p>85595</text:p>
          </table:table-cell>
          <table:table-cell office:value-type="float" office:value="131" calcext:value-type="float">
            <text:p>131</text:p>
          </table:table-cell>
          <table:table-cell table:formula="of:=[.E95]*64" office:value-type="float" office:value="7391488" calcext:value-type="float">
            <text:p>7,391,488</text:p>
          </table:table-cell>
          <table:table-cell table:formula="of:=[.F95]*64" office:value-type="float" office:value="5478080" calcext:value-type="float">
            <text:p>5,478,080</text:p>
          </table:table-cell>
          <table:table-cell table:formula="of:=[.G95]*64" office:value-type="float" office:value="5478080" calcext:value-type="float">
            <text:p>5,478,080</text:p>
          </table:table-cell>
          <table:table-cell table:formula="of:=[.H95]*64" office:value-type="float" office:value="8384" calcext:value-type="float">
            <text:p>8,384</text:p>
          </table:table-cell>
          <table:table-cell table:formula="of:=[.I95]-[.L95]" office:value-type="float" office:value="7383104" calcext:value-type="float">
            <text:p>7,383,104</text:p>
          </table:table-cell>
          <table:table-cell table:formula="of:=[.J95]-[.K9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./specrunresults/502.graph-mst_test.log</text:p>
          </table:table-cell>
          <table:table-cell office:value-type="string" calcext:value-type="string">
            <text:p>pre-main</text:p>
          </table:table-cell>
          <table:table-cell table:formula="of:=AND(ISNUMBER(FIND(&quot;input&quot;; [.B96])); NOT(ISNUMBER(FIND(&quot;done&quot;; [.B96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785" calcext:value-type="float">
            <text:p>81785</text:p>
          </table:table-cell>
          <table:table-cell office:value-type="float" office:value="26459" calcext:value-type="float">
            <text:p>26459</text:p>
          </table:table-cell>
          <table:table-cell office:value-type="float" office:value="81785" calcext:value-type="float">
            <text:p>81785</text:p>
          </table:table-cell>
          <table:table-cell table:formula="of:=[.E96]*64" office:value-type="float" office:value="5234240" calcext:value-type="float">
            <text:p>5,234,240</text:p>
          </table:table-cell>
          <table:table-cell table:formula="of:=[.F96]*64" office:value-type="float" office:value="5234240" calcext:value-type="float">
            <text:p>5,234,240</text:p>
          </table:table-cell>
          <table:table-cell table:formula="of:=[.G96]*64" office:value-type="float" office:value="1693376" calcext:value-type="float">
            <text:p>1,693,376</text:p>
          </table:table-cell>
          <table:table-cell table:formula="of:=[.H96]*64" office:value-type="float" office:value="5234240" calcext:value-type="float">
            <text:p>5,234,240</text:p>
          </table:table-cell>
          <table:table-cell table:formula="of:=[.I96]-[.L96]" office:value-type="float" office:value="0" calcext:value-type="float">
            <text:p>0</text:p>
          </table:table-cell>
          <table:table-cell table:formula="of:=[.J96]-[.K96]" office:value-type="float" office:value="3540864" calcext:value-type="float">
            <text:p>3,540,864</text:p>
          </table:table-cell>
        </table:table-row>
        <table:table-row table:style-name="ro1" table:visibility="filter">
          <table:table-cell office:value-type="string" calcext:value-type="string">
            <text:p>./specrunresults/502.graph-mst_test.log</text:p>
          </table:table-cell>
          <table:table-cell office:value-type="string" calcext:value-type="string">
            <text:p>premain-prepare</text:p>
          </table:table-cell>
          <table:table-cell table:formula="of:=AND(ISNUMBER(FIND(&quot;input&quot;; [.B97])); NOT(ISNUMBER(FIND(&quot;done&quot;; [.B97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60737" calcext:value-type="float">
            <text:p>160737</text:p>
          </table:table-cell>
          <table:table-cell office:value-type="float" office:value="121120" calcext:value-type="float">
            <text:p>121120</text:p>
          </table:table-cell>
          <table:table-cell office:value-type="float" office:value="41741" calcext:value-type="float">
            <text:p>41741</text:p>
          </table:table-cell>
          <table:table-cell office:value-type="float" office:value="128843" calcext:value-type="float">
            <text:p>128843</text:p>
          </table:table-cell>
          <table:table-cell table:formula="of:=[.E97]*64" office:value-type="float" office:value="10287168" calcext:value-type="float">
            <text:p>10,287,168</text:p>
          </table:table-cell>
          <table:table-cell table:formula="of:=[.F97]*64" office:value-type="float" office:value="7751680" calcext:value-type="float">
            <text:p>7,751,680</text:p>
          </table:table-cell>
          <table:table-cell table:formula="of:=[.G97]*64" office:value-type="float" office:value="2671424" calcext:value-type="float">
            <text:p>2,671,424</text:p>
          </table:table-cell>
          <table:table-cell table:formula="of:=[.H97]*64" office:value-type="float" office:value="8245952" calcext:value-type="float">
            <text:p>8,245,952</text:p>
          </table:table-cell>
          <table:table-cell table:formula="of:=[.I97]-[.L97]" office:value-type="float" office:value="2041216" calcext:value-type="float">
            <text:p>2,041,216</text:p>
          </table:table-cell>
          <table:table-cell table:formula="of:=[.J97]-[.K97]" office:value-type="float" office:value="5080256" calcext:value-type="float">
            <text:p>5,080,256</text:p>
          </table:table-cell>
        </table:table-row>
        <table:table-row table:style-name="ro1" table:visibility="filter">
          <table:table-cell office:value-type="string" calcext:value-type="string">
            <text:p>./specrunresults/502.graph-mst_test.log</text:p>
          </table:table-cell>
          <table:table-cell office:value-type="string" calcext:value-type="string">
            <text:p>function-invoke</text:p>
          </table:table-cell>
          <table:table-cell table:formula="of:=AND(ISNUMBER(FIND(&quot;input&quot;; [.B98])); NOT(ISNUMBER(FIND(&quot;done&quot;; [.B98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float" office:value="382" calcext:value-type="float">
            <text:p>382</text:p>
          </table:table-cell>
          <table:table-cell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  <table:table-cell table:formula="of:=[.E98]*64" office:value-type="float" office:value="51840" calcext:value-type="float">
            <text:p>51,840</text:p>
          </table:table-cell>
          <table:table-cell table:formula="of:=[.F98]*64" office:value-type="float" office:value="24448" calcext:value-type="float">
            <text:p>24,448</text:p>
          </table:table-cell>
          <table:table-cell table:formula="of:=[.G98]*64" office:value-type="float" office:value="8064" calcext:value-type="float">
            <text:p>8,064</text:p>
          </table:table-cell>
          <table:table-cell table:formula="of:=[.H98]*64" office:value-type="float" office:value="1856" calcext:value-type="float">
            <text:p>1,856</text:p>
          </table:table-cell>
          <table:table-cell table:formula="of:=[.I98]-[.L98]" office:value-type="float" office:value="49984" calcext:value-type="float">
            <text:p>49,984</text:p>
          </table:table-cell>
          <table:table-cell table:formula="of:=[.J98]-[.K98]" office:value-type="float" office:value="16384" calcext:value-type="float">
            <text:p>16,384</text:p>
          </table:table-cell>
        </table:table-row>
        <table:table-row table:style-name="ro1" table:visibility="filter">
          <table:table-cell office:value-type="string" calcext:value-type="string">
            <text:p>./specrunresults/502.graph-mst_test.log</text:p>
          </table:table-cell>
          <table:table-cell office:value-type="string" calcext:value-type="string">
            <text:p>function-invoke-finish</text:p>
          </table:table-cell>
          <table:table-cell table:formula="of:=AND(ISNUMBER(FIND(&quot;input&quot;; [.B99])); NOT(ISNUMBER(FIND(&quot;done&quot;; [.B99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15312" calcext:value-type="float">
            <text:p>115312</text:p>
          </table:table-cell>
          <table:table-cell table:number-columns-repeated="2" office:value-type="float" office:value="85382" calcext:value-type="float">
            <text:p>85382</text:p>
          </table:table-cell>
          <table:table-cell office:value-type="float" office:value="134" calcext:value-type="float">
            <text:p>134</text:p>
          </table:table-cell>
          <table:table-cell table:formula="of:=[.E99]*64" office:value-type="float" office:value="7379968" calcext:value-type="float">
            <text:p>7,379,968</text:p>
          </table:table-cell>
          <table:table-cell table:formula="of:=[.F99]*64" office:value-type="float" office:value="5464448" calcext:value-type="float">
            <text:p>5,464,448</text:p>
          </table:table-cell>
          <table:table-cell table:formula="of:=[.G99]*64" office:value-type="float" office:value="5464448" calcext:value-type="float">
            <text:p>5,464,448</text:p>
          </table:table-cell>
          <table:table-cell table:formula="of:=[.H99]*64" office:value-type="float" office:value="8576" calcext:value-type="float">
            <text:p>8,576</text:p>
          </table:table-cell>
          <table:table-cell table:formula="of:=[.I99]-[.L99]" office:value-type="float" office:value="7371392" calcext:value-type="float">
            <text:p>7,371,392</text:p>
          </table:table-cell>
          <table:table-cell table:formula="of:=[.J99]-[.K9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./specrunresults/502.graph-mst_small.log</text:p>
          </table:table-cell>
          <table:table-cell office:value-type="string" calcext:value-type="string">
            <text:p>pre-main</text:p>
          </table:table-cell>
          <table:table-cell table:formula="of:=AND(ISNUMBER(FIND(&quot;input&quot;; [.B100])); NOT(ISNUMBER(FIND(&quot;done&quot;; [.B100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781" calcext:value-type="float">
            <text:p>81781</text:p>
          </table:table-cell>
          <table:table-cell office:value-type="float" office:value="26397" calcext:value-type="float">
            <text:p>26397</text:p>
          </table:table-cell>
          <table:table-cell office:value-type="float" office:value="81781" calcext:value-type="float">
            <text:p>81781</text:p>
          </table:table-cell>
          <table:table-cell table:formula="of:=[.E100]*64" office:value-type="float" office:value="5233984" calcext:value-type="float">
            <text:p>5,233,984</text:p>
          </table:table-cell>
          <table:table-cell table:formula="of:=[.F100]*64" office:value-type="float" office:value="5233984" calcext:value-type="float">
            <text:p>5,233,984</text:p>
          </table:table-cell>
          <table:table-cell table:formula="of:=[.G100]*64" office:value-type="float" office:value="1689408" calcext:value-type="float">
            <text:p>1,689,408</text:p>
          </table:table-cell>
          <table:table-cell table:formula="of:=[.H100]*64" office:value-type="float" office:value="5233984" calcext:value-type="float">
            <text:p>5,233,984</text:p>
          </table:table-cell>
          <table:table-cell table:formula="of:=[.I100]-[.L100]" office:value-type="float" office:value="0" calcext:value-type="float">
            <text:p>0</text:p>
          </table:table-cell>
          <table:table-cell table:formula="of:=[.J100]-[.K100]" office:value-type="float" office:value="3544576" calcext:value-type="float">
            <text:p>3,544,576</text:p>
          </table:table-cell>
        </table:table-row>
        <table:table-row table:style-name="ro1" table:visibility="filter">
          <table:table-cell office:value-type="string" calcext:value-type="string">
            <text:p>./specrunresults/502.graph-mst_small.log</text:p>
          </table:table-cell>
          <table:table-cell office:value-type="string" calcext:value-type="string">
            <text:p>premain-prepare</text:p>
          </table:table-cell>
          <table:table-cell table:formula="of:=AND(ISNUMBER(FIND(&quot;input&quot;; [.B101])); NOT(ISNUMBER(FIND(&quot;done&quot;; [.B101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60805" calcext:value-type="float">
            <text:p>160805</text:p>
          </table:table-cell>
          <table:table-cell office:value-type="float" office:value="121159" calcext:value-type="float">
            <text:p>121159</text:p>
          </table:table-cell>
          <table:table-cell office:value-type="float" office:value="41379" calcext:value-type="float">
            <text:p>41379</text:p>
          </table:table-cell>
          <table:table-cell office:value-type="float" office:value="128865" calcext:value-type="float">
            <text:p>128865</text:p>
          </table:table-cell>
          <table:table-cell table:formula="of:=[.E101]*64" office:value-type="float" office:value="10291520" calcext:value-type="float">
            <text:p>10,291,520</text:p>
          </table:table-cell>
          <table:table-cell table:formula="of:=[.F101]*64" office:value-type="float" office:value="7754176" calcext:value-type="float">
            <text:p>7,754,176</text:p>
          </table:table-cell>
          <table:table-cell table:formula="of:=[.G101]*64" office:value-type="float" office:value="2648256" calcext:value-type="float">
            <text:p>2,648,256</text:p>
          </table:table-cell>
          <table:table-cell table:formula="of:=[.H101]*64" office:value-type="float" office:value="8247360" calcext:value-type="float">
            <text:p>8,247,360</text:p>
          </table:table-cell>
          <table:table-cell table:formula="of:=[.I101]-[.L101]" office:value-type="float" office:value="2044160" calcext:value-type="float">
            <text:p>2,044,160</text:p>
          </table:table-cell>
          <table:table-cell table:formula="of:=[.J101]-[.K101]" office:value-type="float" office:value="5105920" calcext:value-type="float">
            <text:p>5,105,920</text:p>
          </table:table-cell>
        </table:table-row>
        <table:table-row table:style-name="ro1" table:visibility="filter">
          <table:table-cell office:value-type="string" calcext:value-type="string">
            <text:p>./specrunresults/502.graph-mst_small.log</text:p>
          </table:table-cell>
          <table:table-cell office:value-type="string" calcext:value-type="string">
            <text:p>function-invoke</text:p>
          </table:table-cell>
          <table:table-cell table:formula="of:=AND(ISNUMBER(FIND(&quot;input&quot;; [.B102])); NOT(ISNUMBER(FIND(&quot;done&quot;; [.B102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06228" calcext:value-type="float">
            <text:p>106228</text:p>
          </table:table-cell>
          <table:table-cell office:value-type="float" office:value="105625" calcext:value-type="float">
            <text:p>105625</text:p>
          </table:table-cell>
          <table:table-cell office:value-type="float" office:value="105137" calcext:value-type="float">
            <text:p>105137</text:p>
          </table:table-cell>
          <table:table-cell office:value-type="float" office:value="104757" calcext:value-type="float">
            <text:p>104757</text:p>
          </table:table-cell>
          <table:table-cell table:formula="of:=[.E102]*64" office:value-type="float" office:value="6798592" calcext:value-type="float">
            <text:p>6,798,592</text:p>
          </table:table-cell>
          <table:table-cell table:formula="of:=[.F102]*64" office:value-type="float" office:value="6760000" calcext:value-type="float">
            <text:p>6,760,000</text:p>
          </table:table-cell>
          <table:table-cell table:formula="of:=[.G102]*64" office:value-type="float" office:value="6728768" calcext:value-type="float">
            <text:p>6,728,768</text:p>
          </table:table-cell>
          <table:table-cell table:formula="of:=[.H102]*64" office:value-type="float" office:value="6704448" calcext:value-type="float">
            <text:p>6,704,448</text:p>
          </table:table-cell>
          <table:table-cell table:formula="of:=[.I102]-[.L102]" office:value-type="float" office:value="94144" calcext:value-type="float">
            <text:p>94,144</text:p>
          </table:table-cell>
          <table:table-cell table:formula="of:=[.J102]-[.K102]" office:value-type="float" office:value="31232" calcext:value-type="float">
            <text:p>31,232</text:p>
          </table:table-cell>
        </table:table-row>
        <table:table-row table:style-name="ro1" table:visibility="filter">
          <table:table-cell office:value-type="string" calcext:value-type="string">
            <text:p>./specrunresults/502.graph-mst_small.log</text:p>
          </table:table-cell>
          <table:table-cell office:value-type="string" calcext:value-type="string">
            <text:p>function-invoke-finish</text:p>
          </table:table-cell>
          <table:table-cell table:formula="of:=AND(ISNUMBER(FIND(&quot;input&quot;; [.B103])); NOT(ISNUMBER(FIND(&quot;done&quot;; [.B103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15358" calcext:value-type="float">
            <text:p>115358</text:p>
          </table:table-cell>
          <table:table-cell table:number-columns-repeated="2" office:value-type="float" office:value="85395" calcext:value-type="float">
            <text:p>85395</text:p>
          </table:table-cell>
          <table:table-cell office:value-type="float" office:value="132" calcext:value-type="float">
            <text:p>132</text:p>
          </table:table-cell>
          <table:table-cell table:formula="of:=[.E103]*64" office:value-type="float" office:value="7382912" calcext:value-type="float">
            <text:p>7,382,912</text:p>
          </table:table-cell>
          <table:table-cell table:formula="of:=[.F103]*64" office:value-type="float" office:value="5465280" calcext:value-type="float">
            <text:p>5,465,280</text:p>
          </table:table-cell>
          <table:table-cell table:formula="of:=[.G103]*64" office:value-type="float" office:value="5465280" calcext:value-type="float">
            <text:p>5,465,280</text:p>
          </table:table-cell>
          <table:table-cell table:formula="of:=[.H103]*64" office:value-type="float" office:value="8448" calcext:value-type="float">
            <text:p>8,448</text:p>
          </table:table-cell>
          <table:table-cell table:formula="of:=[.I103]-[.L103]" office:value-type="float" office:value="7374464" calcext:value-type="float">
            <text:p>7,374,464</text:p>
          </table:table-cell>
          <table:table-cell table:formula="of:=[.J103]-[.K10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./specrunresults/502.graph-mst_large.log</text:p>
          </table:table-cell>
          <table:table-cell office:value-type="string" calcext:value-type="string">
            <text:p>pre-main</text:p>
          </table:table-cell>
          <table:table-cell table:formula="of:=AND(ISNUMBER(FIND(&quot;input&quot;; [.B104])); NOT(ISNUMBER(FIND(&quot;done&quot;; [.B104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781" calcext:value-type="float">
            <text:p>81781</text:p>
          </table:table-cell>
          <table:table-cell office:value-type="float" office:value="26374" calcext:value-type="float">
            <text:p>26374</text:p>
          </table:table-cell>
          <table:table-cell office:value-type="float" office:value="81781" calcext:value-type="float">
            <text:p>81781</text:p>
          </table:table-cell>
          <table:table-cell table:formula="of:=[.E104]*64" office:value-type="float" office:value="5233984" calcext:value-type="float">
            <text:p>5,233,984</text:p>
          </table:table-cell>
          <table:table-cell table:formula="of:=[.F104]*64" office:value-type="float" office:value="5233984" calcext:value-type="float">
            <text:p>5,233,984</text:p>
          </table:table-cell>
          <table:table-cell table:formula="of:=[.G104]*64" office:value-type="float" office:value="1687936" calcext:value-type="float">
            <text:p>1,687,936</text:p>
          </table:table-cell>
          <table:table-cell table:formula="of:=[.H104]*64" office:value-type="float" office:value="5233984" calcext:value-type="float">
            <text:p>5,233,984</text:p>
          </table:table-cell>
          <table:table-cell table:formula="of:=[.I104]-[.L104]" office:value-type="float" office:value="0" calcext:value-type="float">
            <text:p>0</text:p>
          </table:table-cell>
          <table:table-cell table:formula="of:=[.J104]-[.K104]" office:value-type="float" office:value="3546048" calcext:value-type="float">
            <text:p>3,546,048</text:p>
          </table:table-cell>
        </table:table-row>
        <table:table-row table:style-name="ro1" table:visibility="filter">
          <table:table-cell office:value-type="string" calcext:value-type="string">
            <text:p>./specrunresults/502.graph-mst_large.log</text:p>
          </table:table-cell>
          <table:table-cell office:value-type="string" calcext:value-type="string">
            <text:p>premain-prepare</text:p>
          </table:table-cell>
          <table:table-cell table:formula="of:=AND(ISNUMBER(FIND(&quot;input&quot;; [.B105])); NOT(ISNUMBER(FIND(&quot;done&quot;; [.B105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60821" calcext:value-type="float">
            <text:p>160821</text:p>
          </table:table-cell>
          <table:table-cell office:value-type="float" office:value="121177" calcext:value-type="float">
            <text:p>121177</text:p>
          </table:table-cell>
          <table:table-cell office:value-type="float" office:value="41279" calcext:value-type="float">
            <text:p>41279</text:p>
          </table:table-cell>
          <table:table-cell office:value-type="float" office:value="128849" calcext:value-type="float">
            <text:p>128849</text:p>
          </table:table-cell>
          <table:table-cell table:formula="of:=[.E105]*64" office:value-type="float" office:value="10292544" calcext:value-type="float">
            <text:p>10,292,544</text:p>
          </table:table-cell>
          <table:table-cell table:formula="of:=[.F105]*64" office:value-type="float" office:value="7755328" calcext:value-type="float">
            <text:p>7,755,328</text:p>
          </table:table-cell>
          <table:table-cell table:formula="of:=[.G105]*64" office:value-type="float" office:value="2641856" calcext:value-type="float">
            <text:p>2,641,856</text:p>
          </table:table-cell>
          <table:table-cell table:formula="of:=[.H105]*64" office:value-type="float" office:value="8246336" calcext:value-type="float">
            <text:p>8,246,336</text:p>
          </table:table-cell>
          <table:table-cell table:formula="of:=[.I105]-[.L105]" office:value-type="float" office:value="2046208" calcext:value-type="float">
            <text:p>2,046,208</text:p>
          </table:table-cell>
          <table:table-cell table:formula="of:=[.J105]-[.K105]" office:value-type="float" office:value="5113472" calcext:value-type="float">
            <text:p>5,113,472</text:p>
          </table:table-cell>
        </table:table-row>
        <table:table-row table:style-name="ro1" table:visibility="filter">
          <table:table-cell office:value-type="string" calcext:value-type="string">
            <text:p>./specrunresults/502.graph-mst_large.log</text:p>
          </table:table-cell>
          <table:table-cell office:value-type="string" calcext:value-type="string">
            <text:p>function-invoke</text:p>
          </table:table-cell>
          <table:table-cell table:formula="of:=AND(ISNUMBER(FIND(&quot;input&quot;; [.B106])); NOT(ISNUMBER(FIND(&quot;done&quot;; [.B106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076123" calcext:value-type="float">
            <text:p>1076123</text:p>
          </table:table-cell>
          <table:table-cell office:value-type="float" office:value="1075494" calcext:value-type="float">
            <text:p>1075494</text:p>
          </table:table-cell>
          <table:table-cell office:value-type="float" office:value="1074877" calcext:value-type="float">
            <text:p>1074877</text:p>
          </table:table-cell>
          <table:table-cell office:value-type="float" office:value="1074535" calcext:value-type="float">
            <text:p>1074535</text:p>
          </table:table-cell>
          <table:table-cell table:formula="of:=[.E106]*64" office:value-type="float" office:value="68871872" calcext:value-type="float">
            <text:p>68,871,872</text:p>
          </table:table-cell>
          <table:table-cell table:formula="of:=[.F106]*64" office:value-type="float" office:value="68831616" calcext:value-type="float">
            <text:p>68,831,616</text:p>
          </table:table-cell>
          <table:table-cell table:formula="of:=[.G106]*64" office:value-type="float" office:value="68792128" calcext:value-type="float">
            <text:p>68,792,128</text:p>
          </table:table-cell>
          <table:table-cell table:formula="of:=[.H106]*64" office:value-type="float" office:value="68770240" calcext:value-type="float">
            <text:p>68,770,240</text:p>
          </table:table-cell>
          <table:table-cell table:formula="of:=[.I106]-[.L106]" office:value-type="float" office:value="101632" calcext:value-type="float">
            <text:p>101,632</text:p>
          </table:table-cell>
          <table:table-cell table:formula="of:=[.J106]-[.K106]" office:value-type="float" office:value="39488" calcext:value-type="float">
            <text:p>39,488</text:p>
          </table:table-cell>
        </table:table-row>
        <table:table-row table:style-name="ro1" table:visibility="filter">
          <table:table-cell office:value-type="string" calcext:value-type="string">
            <text:p>./specrunresults/502.graph-mst_large.log</text:p>
          </table:table-cell>
          <table:table-cell office:value-type="string" calcext:value-type="string">
            <text:p>function-invoke-finish</text:p>
          </table:table-cell>
          <table:table-cell table:formula="of:=AND(ISNUMBER(FIND(&quot;input&quot;; [.B107])); NOT(ISNUMBER(FIND(&quot;done&quot;; [.B107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15514" calcext:value-type="float">
            <text:p>115514</text:p>
          </table:table-cell>
          <table:table-cell table:number-columns-repeated="2" office:value-type="float" office:value="85459" calcext:value-type="float">
            <text:p>85459</text:p>
          </table:table-cell>
          <table:table-cell office:value-type="float" office:value="135" calcext:value-type="float">
            <text:p>135</text:p>
          </table:table-cell>
          <table:table-cell table:formula="of:=[.E107]*64" office:value-type="float" office:value="7392896" calcext:value-type="float">
            <text:p>7,392,896</text:p>
          </table:table-cell>
          <table:table-cell table:formula="of:=[.F107]*64" office:value-type="float" office:value="5469376" calcext:value-type="float">
            <text:p>5,469,376</text:p>
          </table:table-cell>
          <table:table-cell table:formula="of:=[.G107]*64" office:value-type="float" office:value="5469376" calcext:value-type="float">
            <text:p>5,469,376</text:p>
          </table:table-cell>
          <table:table-cell table:formula="of:=[.H107]*64" office:value-type="float" office:value="8640" calcext:value-type="float">
            <text:p>8,640</text:p>
          </table:table-cell>
          <table:table-cell table:formula="of:=[.I107]-[.L107]" office:value-type="float" office:value="7384256" calcext:value-type="float">
            <text:p>7,384,256</text:p>
          </table:table-cell>
          <table:table-cell table:formula="of:=[.J107]-[.K10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./specrunresults/503.graph-bfs_test.log</text:p>
          </table:table-cell>
          <table:table-cell office:value-type="string" calcext:value-type="string">
            <text:p>pre-main</text:p>
          </table:table-cell>
          <table:table-cell table:formula="of:=AND(ISNUMBER(FIND(&quot;input&quot;; [.B108])); NOT(ISNUMBER(FIND(&quot;done&quot;; [.B108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787" calcext:value-type="float">
            <text:p>81787</text:p>
          </table:table-cell>
          <table:table-cell office:value-type="float" office:value="26464" calcext:value-type="float">
            <text:p>26464</text:p>
          </table:table-cell>
          <table:table-cell office:value-type="float" office:value="81787" calcext:value-type="float">
            <text:p>81787</text:p>
          </table:table-cell>
          <table:table-cell table:formula="of:=[.E108]*64" office:value-type="float" office:value="5234368" calcext:value-type="float">
            <text:p>5,234,368</text:p>
          </table:table-cell>
          <table:table-cell table:formula="of:=[.F108]*64" office:value-type="float" office:value="5234368" calcext:value-type="float">
            <text:p>5,234,368</text:p>
          </table:table-cell>
          <table:table-cell table:formula="of:=[.G108]*64" office:value-type="float" office:value="1693696" calcext:value-type="float">
            <text:p>1,693,696</text:p>
          </table:table-cell>
          <table:table-cell table:formula="of:=[.H108]*64" office:value-type="float" office:value="5234368" calcext:value-type="float">
            <text:p>5,234,368</text:p>
          </table:table-cell>
          <table:table-cell table:formula="of:=[.I108]-[.L108]" office:value-type="float" office:value="0" calcext:value-type="float">
            <text:p>0</text:p>
          </table:table-cell>
          <table:table-cell table:formula="of:=[.J108]-[.K108]" office:value-type="float" office:value="3540672" calcext:value-type="float">
            <text:p>3,540,672</text:p>
          </table:table-cell>
        </table:table-row>
        <table:table-row table:style-name="ro1" table:visibility="filter">
          <table:table-cell office:value-type="string" calcext:value-type="string">
            <text:p>./specrunresults/503.graph-bfs_test.log</text:p>
          </table:table-cell>
          <table:table-cell office:value-type="string" calcext:value-type="string">
            <text:p>premain-prepare</text:p>
          </table:table-cell>
          <table:table-cell table:formula="of:=AND(ISNUMBER(FIND(&quot;input&quot;; [.B109])); NOT(ISNUMBER(FIND(&quot;done&quot;; [.B109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60812" calcext:value-type="float">
            <text:p>160812</text:p>
          </table:table-cell>
          <table:table-cell office:value-type="float" office:value="121191" calcext:value-type="float">
            <text:p>121191</text:p>
          </table:table-cell>
          <table:table-cell office:value-type="float" office:value="41774" calcext:value-type="float">
            <text:p>41774</text:p>
          </table:table-cell>
          <table:table-cell office:value-type="float" office:value="128843" calcext:value-type="float">
            <text:p>128843</text:p>
          </table:table-cell>
          <table:table-cell table:formula="of:=[.E109]*64" office:value-type="float" office:value="10291968" calcext:value-type="float">
            <text:p>10,291,968</text:p>
          </table:table-cell>
          <table:table-cell table:formula="of:=[.F109]*64" office:value-type="float" office:value="7756224" calcext:value-type="float">
            <text:p>7,756,224</text:p>
          </table:table-cell>
          <table:table-cell table:formula="of:=[.G109]*64" office:value-type="float" office:value="2673536" calcext:value-type="float">
            <text:p>2,673,536</text:p>
          </table:table-cell>
          <table:table-cell table:formula="of:=[.H109]*64" office:value-type="float" office:value="8245952" calcext:value-type="float">
            <text:p>8,245,952</text:p>
          </table:table-cell>
          <table:table-cell table:formula="of:=[.I109]-[.L109]" office:value-type="float" office:value="2046016" calcext:value-type="float">
            <text:p>2,046,016</text:p>
          </table:table-cell>
          <table:table-cell table:formula="of:=[.J109]-[.K109]" office:value-type="float" office:value="5082688" calcext:value-type="float">
            <text:p>5,082,688</text:p>
          </table:table-cell>
        </table:table-row>
        <table:table-row table:style-name="ro1" table:visibility="filter">
          <table:table-cell office:value-type="string" calcext:value-type="string">
            <text:p>./specrunresults/503.graph-bfs_test.log</text:p>
          </table:table-cell>
          <table:table-cell office:value-type="string" calcext:value-type="string">
            <text:p>function-invoke</text:p>
          </table:table-cell>
          <table:table-cell table:formula="of:=AND(ISNUMBER(FIND(&quot;input&quot;; [.B110])); NOT(ISNUMBER(FIND(&quot;done&quot;; [.B110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 office:value-type="float" office:value="372" calcext:value-type="float">
            <text:p>372</text:p>
          </table:table-cell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table:formula="of:=[.E110]*64" office:value-type="float" office:value="49024" calcext:value-type="float">
            <text:p>49,024</text:p>
          </table:table-cell>
          <table:table-cell table:formula="of:=[.F110]*64" office:value-type="float" office:value="23808" calcext:value-type="float">
            <text:p>23,808</text:p>
          </table:table-cell>
          <table:table-cell table:formula="of:=[.G110]*64" office:value-type="float" office:value="7104" calcext:value-type="float">
            <text:p>7,104</text:p>
          </table:table-cell>
          <table:table-cell table:formula="of:=[.H110]*64" office:value-type="float" office:value="1920" calcext:value-type="float">
            <text:p>1,920</text:p>
          </table:table-cell>
          <table:table-cell table:formula="of:=[.I110]-[.L110]" office:value-type="float" office:value="47104" calcext:value-type="float">
            <text:p>47,104</text:p>
          </table:table-cell>
          <table:table-cell table:formula="of:=[.J110]-[.K110]" office:value-type="float" office:value="16704" calcext:value-type="float">
            <text:p>16,704</text:p>
          </table:table-cell>
        </table:table-row>
        <table:table-row table:style-name="ro1" table:visibility="filter">
          <table:table-cell office:value-type="string" calcext:value-type="string">
            <text:p>./specrunresults/503.graph-bfs_test.log</text:p>
          </table:table-cell>
          <table:table-cell office:value-type="string" calcext:value-type="string">
            <text:p>function-invoke-finish</text:p>
          </table:table-cell>
          <table:table-cell table:formula="of:=AND(ISNUMBER(FIND(&quot;input&quot;; [.B111])); NOT(ISNUMBER(FIND(&quot;done&quot;; [.B111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15292" calcext:value-type="float">
            <text:p>115292</text:p>
          </table:table-cell>
          <table:table-cell table:number-columns-repeated="2" office:value-type="float" office:value="85406" calcext:value-type="float">
            <text:p>85406</text:p>
          </table:table-cell>
          <table:table-cell office:value-type="float" office:value="128" calcext:value-type="float">
            <text:p>128</text:p>
          </table:table-cell>
          <table:table-cell table:formula="of:=[.E111]*64" office:value-type="float" office:value="7378688" calcext:value-type="float">
            <text:p>7,378,688</text:p>
          </table:table-cell>
          <table:table-cell table:formula="of:=[.F111]*64" office:value-type="float" office:value="5465984" calcext:value-type="float">
            <text:p>5,465,984</text:p>
          </table:table-cell>
          <table:table-cell table:formula="of:=[.G111]*64" office:value-type="float" office:value="5465984" calcext:value-type="float">
            <text:p>5,465,984</text:p>
          </table:table-cell>
          <table:table-cell table:formula="of:=[.H111]*64" office:value-type="float" office:value="8192" calcext:value-type="float">
            <text:p>8,192</text:p>
          </table:table-cell>
          <table:table-cell table:formula="of:=[.I111]-[.L111]" office:value-type="float" office:value="7370496" calcext:value-type="float">
            <text:p>7,370,496</text:p>
          </table:table-cell>
          <table:table-cell table:formula="of:=[.J111]-[.K11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./specrunresults/503.graph-bfs_small.log</text:p>
          </table:table-cell>
          <table:table-cell office:value-type="string" calcext:value-type="string">
            <text:p>pre-main</text:p>
          </table:table-cell>
          <table:table-cell table:formula="of:=AND(ISNUMBER(FIND(&quot;input&quot;; [.B112])); NOT(ISNUMBER(FIND(&quot;done&quot;; [.B112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785" calcext:value-type="float">
            <text:p>81785</text:p>
          </table:table-cell>
          <table:table-cell office:value-type="float" office:value="26402" calcext:value-type="float">
            <text:p>26402</text:p>
          </table:table-cell>
          <table:table-cell office:value-type="float" office:value="81785" calcext:value-type="float">
            <text:p>81785</text:p>
          </table:table-cell>
          <table:table-cell table:formula="of:=[.E112]*64" office:value-type="float" office:value="5234240" calcext:value-type="float">
            <text:p>5,234,240</text:p>
          </table:table-cell>
          <table:table-cell table:formula="of:=[.F112]*64" office:value-type="float" office:value="5234240" calcext:value-type="float">
            <text:p>5,234,240</text:p>
          </table:table-cell>
          <table:table-cell table:formula="of:=[.G112]*64" office:value-type="float" office:value="1689728" calcext:value-type="float">
            <text:p>1,689,728</text:p>
          </table:table-cell>
          <table:table-cell table:formula="of:=[.H112]*64" office:value-type="float" office:value="5234240" calcext:value-type="float">
            <text:p>5,234,240</text:p>
          </table:table-cell>
          <table:table-cell table:formula="of:=[.I112]-[.L112]" office:value-type="float" office:value="0" calcext:value-type="float">
            <text:p>0</text:p>
          </table:table-cell>
          <table:table-cell table:formula="of:=[.J112]-[.K112]" office:value-type="float" office:value="3544512" calcext:value-type="float">
            <text:p>3,544,512</text:p>
          </table:table-cell>
        </table:table-row>
        <table:table-row table:style-name="ro1" table:visibility="filter">
          <table:table-cell office:value-type="string" calcext:value-type="string">
            <text:p>./specrunresults/503.graph-bfs_small.log</text:p>
          </table:table-cell>
          <table:table-cell office:value-type="string" calcext:value-type="string">
            <text:p>premain-prepare</text:p>
          </table:table-cell>
          <table:table-cell table:formula="of:=AND(ISNUMBER(FIND(&quot;input&quot;; [.B113])); NOT(ISNUMBER(FIND(&quot;done&quot;; [.B113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60754" calcext:value-type="float">
            <text:p>160754</text:p>
          </table:table-cell>
          <table:table-cell office:value-type="float" office:value="121161" calcext:value-type="float">
            <text:p>121161</text:p>
          </table:table-cell>
          <table:table-cell office:value-type="float" office:value="41387" calcext:value-type="float">
            <text:p>41387</text:p>
          </table:table-cell>
          <table:table-cell office:value-type="float" office:value="128842" calcext:value-type="float">
            <text:p>128842</text:p>
          </table:table-cell>
          <table:table-cell table:formula="of:=[.E113]*64" office:value-type="float" office:value="10288256" calcext:value-type="float">
            <text:p>10,288,256</text:p>
          </table:table-cell>
          <table:table-cell table:formula="of:=[.F113]*64" office:value-type="float" office:value="7754304" calcext:value-type="float">
            <text:p>7,754,304</text:p>
          </table:table-cell>
          <table:table-cell table:formula="of:=[.G113]*64" office:value-type="float" office:value="2648768" calcext:value-type="float">
            <text:p>2,648,768</text:p>
          </table:table-cell>
          <table:table-cell table:formula="of:=[.H113]*64" office:value-type="float" office:value="8245888" calcext:value-type="float">
            <text:p>8,245,888</text:p>
          </table:table-cell>
          <table:table-cell table:formula="of:=[.I113]-[.L113]" office:value-type="float" office:value="2042368" calcext:value-type="float">
            <text:p>2,042,368</text:p>
          </table:table-cell>
          <table:table-cell table:formula="of:=[.J113]-[.K113]" office:value-type="float" office:value="5105536" calcext:value-type="float">
            <text:p>5,105,536</text:p>
          </table:table-cell>
        </table:table-row>
        <table:table-row table:style-name="ro1" table:visibility="filter">
          <table:table-cell office:value-type="string" calcext:value-type="string">
            <text:p>./specrunresults/503.graph-bfs_small.log</text:p>
          </table:table-cell>
          <table:table-cell office:value-type="string" calcext:value-type="string">
            <text:p>function-invoke</text:p>
          </table:table-cell>
          <table:table-cell table:formula="of:=AND(ISNUMBER(FIND(&quot;input&quot;; [.B114])); NOT(ISNUMBER(FIND(&quot;done&quot;; [.B114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06281" calcext:value-type="float">
            <text:p>106281</text:p>
          </table:table-cell>
          <table:table-cell office:value-type="float" office:value="105725" calcext:value-type="float">
            <text:p>105725</text:p>
          </table:table-cell>
          <table:table-cell office:value-type="float" office:value="105157" calcext:value-type="float">
            <text:p>105157</text:p>
          </table:table-cell>
          <table:table-cell office:value-type="float" office:value="104760" calcext:value-type="float">
            <text:p>104760</text:p>
          </table:table-cell>
          <table:table-cell table:formula="of:=[.E114]*64" office:value-type="float" office:value="6801984" calcext:value-type="float">
            <text:p>6,801,984</text:p>
          </table:table-cell>
          <table:table-cell table:formula="of:=[.F114]*64" office:value-type="float" office:value="6766400" calcext:value-type="float">
            <text:p>6,766,400</text:p>
          </table:table-cell>
          <table:table-cell table:formula="of:=[.G114]*64" office:value-type="float" office:value="6730048" calcext:value-type="float">
            <text:p>6,730,048</text:p>
          </table:table-cell>
          <table:table-cell table:formula="of:=[.H114]*64" office:value-type="float" office:value="6704640" calcext:value-type="float">
            <text:p>6,704,640</text:p>
          </table:table-cell>
          <table:table-cell table:formula="of:=[.I114]-[.L114]" office:value-type="float" office:value="97344" calcext:value-type="float">
            <text:p>97,344</text:p>
          </table:table-cell>
          <table:table-cell table:formula="of:=[.J114]-[.K114]" office:value-type="float" office:value="36352" calcext:value-type="float">
            <text:p>36,352</text:p>
          </table:table-cell>
        </table:table-row>
        <table:table-row table:style-name="ro1" table:visibility="filter">
          <table:table-cell office:value-type="string" calcext:value-type="string">
            <text:p>./specrunresults/503.graph-bfs_small.log</text:p>
          </table:table-cell>
          <table:table-cell office:value-type="string" calcext:value-type="string">
            <text:p>function-invoke-finish</text:p>
          </table:table-cell>
          <table:table-cell table:formula="of:=AND(ISNUMBER(FIND(&quot;input&quot;; [.B115])); NOT(ISNUMBER(FIND(&quot;done&quot;; [.B115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15338" calcext:value-type="float">
            <text:p>115338</text:p>
          </table:table-cell>
          <table:table-cell table:number-columns-repeated="2" office:value-type="float" office:value="85445" calcext:value-type="float">
            <text:p>85445</text:p>
          </table:table-cell>
          <table:table-cell office:value-type="float" office:value="127" calcext:value-type="float">
            <text:p>127</text:p>
          </table:table-cell>
          <table:table-cell table:formula="of:=[.E115]*64" office:value-type="float" office:value="7381632" calcext:value-type="float">
            <text:p>7,381,632</text:p>
          </table:table-cell>
          <table:table-cell table:formula="of:=[.F115]*64" office:value-type="float" office:value="5468480" calcext:value-type="float">
            <text:p>5,468,480</text:p>
          </table:table-cell>
          <table:table-cell table:formula="of:=[.G115]*64" office:value-type="float" office:value="5468480" calcext:value-type="float">
            <text:p>5,468,480</text:p>
          </table:table-cell>
          <table:table-cell table:formula="of:=[.H115]*64" office:value-type="float" office:value="8128" calcext:value-type="float">
            <text:p>8,128</text:p>
          </table:table-cell>
          <table:table-cell table:formula="of:=[.I115]-[.L115]" office:value-type="float" office:value="7373504" calcext:value-type="float">
            <text:p>7,373,504</text:p>
          </table:table-cell>
          <table:table-cell table:formula="of:=[.J115]-[.K11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./specrunresults/503.graph-bfs_large.log</text:p>
          </table:table-cell>
          <table:table-cell office:value-type="string" calcext:value-type="string">
            <text:p>pre-main</text:p>
          </table:table-cell>
          <table:table-cell table:formula="of:=AND(ISNUMBER(FIND(&quot;input&quot;; [.B116])); NOT(ISNUMBER(FIND(&quot;done&quot;; [.B116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784" calcext:value-type="float">
            <text:p>81784</text:p>
          </table:table-cell>
          <table:table-cell office:value-type="float" office:value="26388" calcext:value-type="float">
            <text:p>26388</text:p>
          </table:table-cell>
          <table:table-cell office:value-type="float" office:value="81784" calcext:value-type="float">
            <text:p>81784</text:p>
          </table:table-cell>
          <table:table-cell table:formula="of:=[.E116]*64" office:value-type="float" office:value="5234176" calcext:value-type="float">
            <text:p>5,234,176</text:p>
          </table:table-cell>
          <table:table-cell table:formula="of:=[.F116]*64" office:value-type="float" office:value="5234176" calcext:value-type="float">
            <text:p>5,234,176</text:p>
          </table:table-cell>
          <table:table-cell table:formula="of:=[.G116]*64" office:value-type="float" office:value="1688832" calcext:value-type="float">
            <text:p>1,688,832</text:p>
          </table:table-cell>
          <table:table-cell table:formula="of:=[.H116]*64" office:value-type="float" office:value="5234176" calcext:value-type="float">
            <text:p>5,234,176</text:p>
          </table:table-cell>
          <table:table-cell table:formula="of:=[.I116]-[.L116]" office:value-type="float" office:value="0" calcext:value-type="float">
            <text:p>0</text:p>
          </table:table-cell>
          <table:table-cell table:formula="of:=[.J116]-[.K116]" office:value-type="float" office:value="3545344" calcext:value-type="float">
            <text:p>3,545,344</text:p>
          </table:table-cell>
        </table:table-row>
        <table:table-row table:style-name="ro1" table:visibility="filter">
          <table:table-cell office:value-type="string" calcext:value-type="string">
            <text:p>./specrunresults/503.graph-bfs_large.log</text:p>
          </table:table-cell>
          <table:table-cell office:value-type="string" calcext:value-type="string">
            <text:p>premain-prepare</text:p>
          </table:table-cell>
          <table:table-cell table:formula="of:=AND(ISNUMBER(FIND(&quot;input&quot;; [.B117])); NOT(ISNUMBER(FIND(&quot;done&quot;; [.B117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60781" calcext:value-type="float">
            <text:p>160781</text:p>
          </table:table-cell>
          <table:table-cell office:value-type="float" office:value="121168" calcext:value-type="float">
            <text:p>121168</text:p>
          </table:table-cell>
          <table:table-cell office:value-type="float" office:value="41289" calcext:value-type="float">
            <text:p>41289</text:p>
          </table:table-cell>
          <table:table-cell office:value-type="float" office:value="128825" calcext:value-type="float">
            <text:p>128825</text:p>
          </table:table-cell>
          <table:table-cell table:formula="of:=[.E117]*64" office:value-type="float" office:value="10289984" calcext:value-type="float">
            <text:p>10,289,984</text:p>
          </table:table-cell>
          <table:table-cell table:formula="of:=[.F117]*64" office:value-type="float" office:value="7754752" calcext:value-type="float">
            <text:p>7,754,752</text:p>
          </table:table-cell>
          <table:table-cell table:formula="of:=[.G117]*64" office:value-type="float" office:value="2642496" calcext:value-type="float">
            <text:p>2,642,496</text:p>
          </table:table-cell>
          <table:table-cell table:formula="of:=[.H117]*64" office:value-type="float" office:value="8244800" calcext:value-type="float">
            <text:p>8,244,800</text:p>
          </table:table-cell>
          <table:table-cell table:formula="of:=[.I117]-[.L117]" office:value-type="float" office:value="2045184" calcext:value-type="float">
            <text:p>2,045,184</text:p>
          </table:table-cell>
          <table:table-cell table:formula="of:=[.J117]-[.K117]" office:value-type="float" office:value="5112256" calcext:value-type="float">
            <text:p>5,112,256</text:p>
          </table:table-cell>
        </table:table-row>
        <table:table-row table:style-name="ro1" table:visibility="filter">
          <table:table-cell office:value-type="string" calcext:value-type="string">
            <text:p>./specrunresults/503.graph-bfs_large.log</text:p>
          </table:table-cell>
          <table:table-cell office:value-type="string" calcext:value-type="string">
            <text:p>function-invoke</text:p>
          </table:table-cell>
          <table:table-cell table:formula="of:=AND(ISNUMBER(FIND(&quot;input&quot;; [.B118])); NOT(ISNUMBER(FIND(&quot;done&quot;; [.B118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076161" calcext:value-type="float">
            <text:p>1076161</text:p>
          </table:table-cell>
          <table:table-cell office:value-type="float" office:value="1075559" calcext:value-type="float">
            <text:p>1075559</text:p>
          </table:table-cell>
          <table:table-cell office:value-type="float" office:value="1074888" calcext:value-type="float">
            <text:p>1074888</text:p>
          </table:table-cell>
          <table:table-cell office:value-type="float" office:value="1074526" calcext:value-type="float">
            <text:p>1074526</text:p>
          </table:table-cell>
          <table:table-cell table:formula="of:=[.E118]*64" office:value-type="float" office:value="68874304" calcext:value-type="float">
            <text:p>68,874,304</text:p>
          </table:table-cell>
          <table:table-cell table:formula="of:=[.F118]*64" office:value-type="float" office:value="68835776" calcext:value-type="float">
            <text:p>68,835,776</text:p>
          </table:table-cell>
          <table:table-cell table:formula="of:=[.G118]*64" office:value-type="float" office:value="68792832" calcext:value-type="float">
            <text:p>68,792,832</text:p>
          </table:table-cell>
          <table:table-cell table:formula="of:=[.H118]*64" office:value-type="float" office:value="68769664" calcext:value-type="float">
            <text:p>68,769,664</text:p>
          </table:table-cell>
          <table:table-cell table:formula="of:=[.I118]-[.L118]" office:value-type="float" office:value="104640" calcext:value-type="float">
            <text:p>104,640</text:p>
          </table:table-cell>
          <table:table-cell table:formula="of:=[.J118]-[.K118]" office:value-type="float" office:value="42944" calcext:value-type="float">
            <text:p>42,944</text:p>
          </table:table-cell>
        </table:table-row>
        <table:table-row table:style-name="ro1" table:visibility="filter">
          <table:table-cell office:value-type="string" calcext:value-type="string">
            <text:p>./specrunresults/503.graph-bfs_large.log</text:p>
          </table:table-cell>
          <table:table-cell office:value-type="string" calcext:value-type="string">
            <text:p>function-invoke-finish</text:p>
          </table:table-cell>
          <table:table-cell table:formula="of:=AND(ISNUMBER(FIND(&quot;input&quot;; [.B119])); NOT(ISNUMBER(FIND(&quot;done&quot;; [.B119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15491" calcext:value-type="float">
            <text:p>115491</text:p>
          </table:table-cell>
          <table:table-cell table:number-columns-repeated="2" office:value-type="float" office:value="85530" calcext:value-type="float">
            <text:p>85530</text:p>
          </table:table-cell>
          <table:table-cell office:value-type="float" office:value="127" calcext:value-type="float">
            <text:p>127</text:p>
          </table:table-cell>
          <table:table-cell table:formula="of:=[.E119]*64" office:value-type="float" office:value="7391424" calcext:value-type="float">
            <text:p>7,391,424</text:p>
          </table:table-cell>
          <table:table-cell table:formula="of:=[.F119]*64" office:value-type="float" office:value="5473920" calcext:value-type="float">
            <text:p>5,473,920</text:p>
          </table:table-cell>
          <table:table-cell table:formula="of:=[.G119]*64" office:value-type="float" office:value="5473920" calcext:value-type="float">
            <text:p>5,473,920</text:p>
          </table:table-cell>
          <table:table-cell table:formula="of:=[.H119]*64" office:value-type="float" office:value="8128" calcext:value-type="float">
            <text:p>8,128</text:p>
          </table:table-cell>
          <table:table-cell table:formula="of:=[.I119]-[.L119]" office:value-type="float" office:value="7383296" calcext:value-type="float">
            <text:p>7,383,296</text:p>
          </table:table-cell>
          <table:table-cell table:formula="of:=[.J119]-[.K11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./specrunresults/504.dna-visualisation_test.log</text:p>
          </table:table-cell>
          <table:table-cell office:value-type="string" calcext:value-type="string">
            <text:p>pre-main</text:p>
          </table:table-cell>
          <table:table-cell table:formula="of:=AND(ISNUMBER(FIND(&quot;input&quot;; [.B120])); NOT(ISNUMBER(FIND(&quot;done&quot;; [.B120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790" calcext:value-type="float">
            <text:p>81790</text:p>
          </table:table-cell>
          <table:table-cell office:value-type="float" office:value="27113" calcext:value-type="float">
            <text:p>27113</text:p>
          </table:table-cell>
          <table:table-cell office:value-type="float" office:value="81790" calcext:value-type="float">
            <text:p>81790</text:p>
          </table:table-cell>
          <table:table-cell table:formula="of:=[.E120]*64" office:value-type="float" office:value="5234560" calcext:value-type="float">
            <text:p>5,234,560</text:p>
          </table:table-cell>
          <table:table-cell table:formula="of:=[.F120]*64" office:value-type="float" office:value="5234560" calcext:value-type="float">
            <text:p>5,234,560</text:p>
          </table:table-cell>
          <table:table-cell table:formula="of:=[.G120]*64" office:value-type="float" office:value="1735232" calcext:value-type="float">
            <text:p>1,735,232</text:p>
          </table:table-cell>
          <table:table-cell table:formula="of:=[.H120]*64" office:value-type="float" office:value="5234560" calcext:value-type="float">
            <text:p>5,234,560</text:p>
          </table:table-cell>
          <table:table-cell table:formula="of:=[.I120]-[.L120]" office:value-type="float" office:value="0" calcext:value-type="float">
            <text:p>0</text:p>
          </table:table-cell>
          <table:table-cell table:formula="of:=[.J120]-[.K120]" office:value-type="float" office:value="3499328" calcext:value-type="float">
            <text:p>3,499,328</text:p>
          </table:table-cell>
        </table:table-row>
        <table:table-row table:style-name="ro1" table:visibility="filter">
          <table:table-cell office:value-type="string" calcext:value-type="string">
            <text:p>./specrunresults/504.dna-visualisation_test.log</text:p>
          </table:table-cell>
          <table:table-cell office:value-type="string" calcext:value-type="string">
            <text:p>premain-prepare</text:p>
          </table:table-cell>
          <table:table-cell table:formula="of:=AND(ISNUMBER(FIND(&quot;input&quot;; [.B121])); NOT(ISNUMBER(FIND(&quot;done&quot;; [.B121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34059" calcext:value-type="float">
            <text:p>234059</text:p>
          </table:table-cell>
          <table:table-cell office:value-type="float" office:value="198992" calcext:value-type="float">
            <text:p>198992</text:p>
          </table:table-cell>
          <table:table-cell office:value-type="float" office:value="81365" calcext:value-type="float">
            <text:p>81365</text:p>
          </table:table-cell>
          <table:table-cell office:value-type="float" office:value="201150" calcext:value-type="float">
            <text:p>201150</text:p>
          </table:table-cell>
          <table:table-cell table:formula="of:=[.E121]*64" office:value-type="float" office:value="14979776" calcext:value-type="float">
            <text:p>14,979,776</text:p>
          </table:table-cell>
          <table:table-cell table:formula="of:=[.F121]*64" office:value-type="float" office:value="12735488" calcext:value-type="float">
            <text:p>12,735,488</text:p>
          </table:table-cell>
          <table:table-cell table:formula="of:=[.G121]*64" office:value-type="float" office:value="5207360" calcext:value-type="float">
            <text:p>5,207,360</text:p>
          </table:table-cell>
          <table:table-cell table:formula="of:=[.H121]*64" office:value-type="float" office:value="12873600" calcext:value-type="float">
            <text:p>12,873,600</text:p>
          </table:table-cell>
          <table:table-cell table:formula="of:=[.I121]-[.L121]" office:value-type="float" office:value="2106176" calcext:value-type="float">
            <text:p>2,106,176</text:p>
          </table:table-cell>
          <table:table-cell table:formula="of:=[.J121]-[.K121]" office:value-type="float" office:value="7528128" calcext:value-type="float">
            <text:p>7,528,128</text:p>
          </table:table-cell>
        </table:table-row>
        <table:table-row table:style-name="ro1" table:visibility="filter">
          <table:table-cell office:value-type="string" calcext:value-type="string">
            <text:p>./specrunresults/504.dna-visualisation_test.log</text:p>
          </table:table-cell>
          <table:table-cell office:value-type="string" calcext:value-type="string">
            <text:p>function-invoke</text:p>
          </table:table-cell>
          <table:table-cell table:formula="of:=AND(ISNUMBER(FIND(&quot;input&quot;; [.B122])); NOT(ISNUMBER(FIND(&quot;done&quot;; [.B122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241" calcext:value-type="float">
            <text:p>1241</text:p>
          </table:table-cell>
          <table:table-cell office:value-type="float" office:value="518" calcext:value-type="float">
            <text:p>518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formula="of:=[.E122]*64" office:value-type="float" office:value="79424" calcext:value-type="float">
            <text:p>79,424</text:p>
          </table:table-cell>
          <table:table-cell table:formula="of:=[.F122]*64" office:value-type="float" office:value="33152" calcext:value-type="float">
            <text:p>33,152</text:p>
          </table:table-cell>
          <table:table-cell table:formula="of:=[.G122]*64" office:value-type="float" office:value="2880" calcext:value-type="float">
            <text:p>2,880</text:p>
          </table:table-cell>
          <table:table-cell table:formula="of:=[.H122]*64" office:value-type="float" office:value="1088" calcext:value-type="float">
            <text:p>1,088</text:p>
          </table:table-cell>
          <table:table-cell table:formula="of:=[.I122]-[.L122]" office:value-type="float" office:value="78336" calcext:value-type="float">
            <text:p>78,336</text:p>
          </table:table-cell>
          <table:table-cell table:formula="of:=[.J122]-[.K122]" office:value-type="float" office:value="30272" calcext:value-type="float">
            <text:p>30,272</text:p>
          </table:table-cell>
        </table:table-row>
        <table:table-row table:style-name="ro1">
          <table:table-cell office:value-type="string" calcext:value-type="string">
            <text:p>./specrunresults/504.dna-visualisation_test.log</text:p>
          </table:table-cell>
          <table:table-cell office:value-type="string" calcext:value-type="string">
            <text:p>input-read</text:p>
          </table:table-cell>
          <table:table-cell table:formula="of:=AND(ISNUMBER(FIND(&quot;input&quot;; [.B123])); NOT(ISNUMBER(FIND(&quot;done&quot;; [.B123]))))" office:value-type="boolean" office:boolean-value="true" calcext:value-type="boolean">
            <text:p>TRUE</text:p>
          </table:table-cell>
          <table:table-cell table:style-name="ce3" office:value-type="float" office:value="4198728" calcext:value-type="float">
            <text:p>4,198,728</text:p>
          </table:table-cell>
          <table:table-cell office:value-type="float" office:value="9309459" calcext:value-type="float">
            <text:p>9309459</text:p>
          </table:table-cell>
          <table:table-cell office:value-type="float" office:value="10489928" calcext:value-type="float">
            <text:p>10489928</text:p>
          </table:table-cell>
          <table:table-cell office:value-type="float" office:value="955206" calcext:value-type="float">
            <text:p>955206</text:p>
          </table:table-cell>
          <table:table-cell office:value-type="float" office:value="9305149" calcext:value-type="float">
            <text:p>9305149</text:p>
          </table:table-cell>
          <table:table-cell table:formula="of:=[.E123]*64" office:value-type="float" office:value="595805376" calcext:value-type="float">
            <text:p>595,805,376</text:p>
          </table:table-cell>
          <table:table-cell table:formula="of:=[.F123]*64" office:value-type="float" office:value="671355392" calcext:value-type="float">
            <text:p>671,355,392</text:p>
          </table:table-cell>
          <table:table-cell table:formula="of:=[.G123]*64" office:value-type="float" office:value="61133184" calcext:value-type="float">
            <text:p>61,133,184</text:p>
          </table:table-cell>
          <table:table-cell table:formula="of:=[.H123]*64" office:value-type="float" office:value="595529536" calcext:value-type="float">
            <text:p>595,529,536</text:p>
          </table:table-cell>
          <table:table-cell table:formula="of:=[.I123]-[.L123]" office:value-type="float" office:value="275840" calcext:value-type="float">
            <text:p>275,840</text:p>
          </table:table-cell>
          <table:table-cell table:formula="of:=[.J123]-[.K123]" office:value-type="float" office:value="610222208" calcext:value-type="float">
            <text:p>610,222,208</text:p>
          </table:table-cell>
        </table:table-row>
        <table:table-row table:style-name="ro1" table:visibility="filter">
          <table:table-cell office:value-type="string" calcext:value-type="string">
            <text:p>./specrunresults/504.dna-visualisation_test.log</text:p>
          </table:table-cell>
          <table:table-cell office:value-type="string" calcext:value-type="string">
            <text:p>input-read-done</text:p>
          </table:table-cell>
          <table:table-cell table:formula="of:=AND(ISNUMBER(FIND(&quot;input&quot;; [.B124])); NOT(ISNUMBER(FIND(&quot;done&quot;; [.B124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6054116" calcext:value-type="float">
            <text:p>16054116</text:p>
          </table:table-cell>
          <table:table-cell office:value-type="float" office:value="16581037" calcext:value-type="float">
            <text:p>16581037</text:p>
          </table:table-cell>
          <table:table-cell office:value-type="float" office:value="16580482" calcext:value-type="float">
            <text:p>16580482</text:p>
          </table:table-cell>
          <table:table-cell office:value-type="float" office:value="6519200" calcext:value-type="float">
            <text:p>6519200</text:p>
          </table:table-cell>
          <table:table-cell table:formula="of:=[.E124]*64" office:value-type="float" office:value="1027463424" calcext:value-type="float">
            <text:p>1,027,463,424</text:p>
          </table:table-cell>
          <table:table-cell table:formula="of:=[.F124]*64" office:value-type="float" office:value="1061186368" calcext:value-type="float">
            <text:p>1,061,186,368</text:p>
          </table:table-cell>
          <table:table-cell table:formula="of:=[.G124]*64" office:value-type="float" office:value="1061150848" calcext:value-type="float">
            <text:p>1,061,150,848</text:p>
          </table:table-cell>
          <table:table-cell table:formula="of:=[.H124]*64" office:value-type="float" office:value="417228800" calcext:value-type="float">
            <text:p>417,228,800</text:p>
          </table:table-cell>
          <table:table-cell table:formula="of:=[.I124]-[.L124]" office:value-type="float" office:value="610234624" calcext:value-type="float">
            <text:p>610,234,624</text:p>
          </table:table-cell>
          <table:table-cell table:formula="of:=[.J124]-[.K124]" office:value-type="float" office:value="35520" calcext:value-type="float">
            <text:p>35,520</text:p>
          </table:table-cell>
        </table:table-row>
        <table:table-row table:style-name="ro1" table:visibility="filter">
          <table:table-cell office:value-type="string" calcext:value-type="string">
            <text:p>./specrunresults/504.dna-visualisation_test.log</text:p>
          </table:table-cell>
          <table:table-cell office:value-type="string" calcext:value-type="string">
            <text:p>function-invoke-finish</text:p>
          </table:table-cell>
          <table:table-cell table:formula="of:=AND(ISNUMBER(FIND(&quot;input&quot;; [.B125])); NOT(ISNUMBER(FIND(&quot;done&quot;; [.B125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50068" calcext:value-type="float">
            <text:p>150068</text:p>
          </table:table-cell>
          <table:table-cell table:number-columns-repeated="2" office:value-type="float" office:value="109497" calcext:value-type="float">
            <text:p>109497</text:p>
          </table:table-cell>
          <table:table-cell office:value-type="float" office:value="48" calcext:value-type="float">
            <text:p>48</text:p>
          </table:table-cell>
          <table:table-cell table:formula="of:=[.E125]*64" office:value-type="float" office:value="9604352" calcext:value-type="float">
            <text:p>9,604,352</text:p>
          </table:table-cell>
          <table:table-cell table:formula="of:=[.F125]*64" office:value-type="float" office:value="7007808" calcext:value-type="float">
            <text:p>7,007,808</text:p>
          </table:table-cell>
          <table:table-cell table:formula="of:=[.G125]*64" office:value-type="float" office:value="7007808" calcext:value-type="float">
            <text:p>7,007,808</text:p>
          </table:table-cell>
          <table:table-cell table:formula="of:=[.H125]*64" office:value-type="float" office:value="3072" calcext:value-type="float">
            <text:p>3,072</text:p>
          </table:table-cell>
          <table:table-cell table:formula="of:=[.I125]-[.L125]" office:value-type="float" office:value="9601280" calcext:value-type="float">
            <text:p>9,601,280</text:p>
          </table:table-cell>
          <table:table-cell table:formula="of:=[.J125]-[.K12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./specrunresults/504.dna-visualisation_small.log</text:p>
          </table:table-cell>
          <table:table-cell office:value-type="string" calcext:value-type="string">
            <text:p>pre-main</text:p>
          </table:table-cell>
          <table:table-cell table:formula="of:=AND(ISNUMBER(FIND(&quot;input&quot;; [.B126])); NOT(ISNUMBER(FIND(&quot;done&quot;; [.B126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794" calcext:value-type="float">
            <text:p>81794</text:p>
          </table:table-cell>
          <table:table-cell office:value-type="float" office:value="27104" calcext:value-type="float">
            <text:p>27104</text:p>
          </table:table-cell>
          <table:table-cell office:value-type="float" office:value="81794" calcext:value-type="float">
            <text:p>81794</text:p>
          </table:table-cell>
          <table:table-cell table:formula="of:=[.E126]*64" office:value-type="float" office:value="5234816" calcext:value-type="float">
            <text:p>5,234,816</text:p>
          </table:table-cell>
          <table:table-cell table:formula="of:=[.F126]*64" office:value-type="float" office:value="5234816" calcext:value-type="float">
            <text:p>5,234,816</text:p>
          </table:table-cell>
          <table:table-cell table:formula="of:=[.G126]*64" office:value-type="float" office:value="1734656" calcext:value-type="float">
            <text:p>1,734,656</text:p>
          </table:table-cell>
          <table:table-cell table:formula="of:=[.H126]*64" office:value-type="float" office:value="5234816" calcext:value-type="float">
            <text:p>5,234,816</text:p>
          </table:table-cell>
          <table:table-cell table:formula="of:=[.I126]-[.L126]" office:value-type="float" office:value="0" calcext:value-type="float">
            <text:p>0</text:p>
          </table:table-cell>
          <table:table-cell table:formula="of:=[.J126]-[.K126]" office:value-type="float" office:value="3500160" calcext:value-type="float">
            <text:p>3,500,160</text:p>
          </table:table-cell>
        </table:table-row>
        <table:table-row table:style-name="ro1" table:visibility="filter">
          <table:table-cell office:value-type="string" calcext:value-type="string">
            <text:p>./specrunresults/504.dna-visualisation_small.log</text:p>
          </table:table-cell>
          <table:table-cell office:value-type="string" calcext:value-type="string">
            <text:p>premain-prepare</text:p>
          </table:table-cell>
          <table:table-cell table:formula="of:=AND(ISNUMBER(FIND(&quot;input&quot;; [.B127])); NOT(ISNUMBER(FIND(&quot;done&quot;; [.B127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34056" calcext:value-type="float">
            <text:p>234056</text:p>
          </table:table-cell>
          <table:table-cell office:value-type="float" office:value="199002" calcext:value-type="float">
            <text:p>199002</text:p>
          </table:table-cell>
          <table:table-cell office:value-type="float" office:value="81300" calcext:value-type="float">
            <text:p>81300</text:p>
          </table:table-cell>
          <table:table-cell office:value-type="float" office:value="201138" calcext:value-type="float">
            <text:p>201138</text:p>
          </table:table-cell>
          <table:table-cell table:formula="of:=[.E127]*64" office:value-type="float" office:value="14979584" calcext:value-type="float">
            <text:p>14,979,584</text:p>
          </table:table-cell>
          <table:table-cell table:formula="of:=[.F127]*64" office:value-type="float" office:value="12736128" calcext:value-type="float">
            <text:p>12,736,128</text:p>
          </table:table-cell>
          <table:table-cell table:formula="of:=[.G127]*64" office:value-type="float" office:value="5203200" calcext:value-type="float">
            <text:p>5,203,200</text:p>
          </table:table-cell>
          <table:table-cell table:formula="of:=[.H127]*64" office:value-type="float" office:value="12872832" calcext:value-type="float">
            <text:p>12,872,832</text:p>
          </table:table-cell>
          <table:table-cell table:formula="of:=[.I127]-[.L127]" office:value-type="float" office:value="2106752" calcext:value-type="float">
            <text:p>2,106,752</text:p>
          </table:table-cell>
          <table:table-cell table:formula="of:=[.J127]-[.K127]" office:value-type="float" office:value="7532928" calcext:value-type="float">
            <text:p>7,532,928</text:p>
          </table:table-cell>
        </table:table-row>
        <table:table-row table:style-name="ro1" table:visibility="filter">
          <table:table-cell office:value-type="string" calcext:value-type="string">
            <text:p>./specrunresults/504.dna-visualisation_small.log</text:p>
          </table:table-cell>
          <table:table-cell office:value-type="string" calcext:value-type="string">
            <text:p>function-invoke</text:p>
          </table:table-cell>
          <table:table-cell table:formula="of:=AND(ISNUMBER(FIND(&quot;input&quot;; [.B128])); NOT(ISNUMBER(FIND(&quot;done&quot;; [.B128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222" calcext:value-type="float">
            <text:p>1222</text:p>
          </table:table-cell>
          <table:table-cell office:value-type="float" office:value="506" calcext:value-type="float">
            <text:p>506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table:formula="of:=[.E128]*64" office:value-type="float" office:value="78208" calcext:value-type="float">
            <text:p>78,208</text:p>
          </table:table-cell>
          <table:table-cell table:formula="of:=[.F128]*64" office:value-type="float" office:value="32384" calcext:value-type="float">
            <text:p>32,384</text:p>
          </table:table-cell>
          <table:table-cell table:formula="of:=[.G128]*64" office:value-type="float" office:value="2816" calcext:value-type="float">
            <text:p>2,816</text:p>
          </table:table-cell>
          <table:table-cell table:formula="of:=[.H128]*64" office:value-type="float" office:value="1088" calcext:value-type="float">
            <text:p>1,088</text:p>
          </table:table-cell>
          <table:table-cell table:formula="of:=[.I128]-[.L128]" office:value-type="float" office:value="77120" calcext:value-type="float">
            <text:p>77,120</text:p>
          </table:table-cell>
          <table:table-cell table:formula="of:=[.J128]-[.K128]" office:value-type="float" office:value="29568" calcext:value-type="float">
            <text:p>29,568</text:p>
          </table:table-cell>
        </table:table-row>
        <table:table-row table:style-name="ro1">
          <table:table-cell office:value-type="string" calcext:value-type="string">
            <text:p>./specrunresults/504.dna-visualisation_small.log</text:p>
          </table:table-cell>
          <table:table-cell office:value-type="string" calcext:value-type="string">
            <text:p>input-read</text:p>
          </table:table-cell>
          <table:table-cell table:formula="of:=AND(ISNUMBER(FIND(&quot;input&quot;; [.B129])); NOT(ISNUMBER(FIND(&quot;done&quot;; [.B129]))))" office:value-type="boolean" office:boolean-value="true" calcext:value-type="boolean">
            <text:p>TRUE</text:p>
          </table:table-cell>
          <table:table-cell table:style-name="ce3" office:value-type="float" office:value="4198728" calcext:value-type="float">
            <text:p>4,198,728</text:p>
          </table:table-cell>
          <table:table-cell office:value-type="float" office:value="9309450" calcext:value-type="float">
            <text:p>9309450</text:p>
          </table:table-cell>
          <table:table-cell office:value-type="float" office:value="10490208" calcext:value-type="float">
            <text:p>10490208</text:p>
          </table:table-cell>
          <table:table-cell office:value-type="float" office:value="955494" calcext:value-type="float">
            <text:p>955494</text:p>
          </table:table-cell>
          <table:table-cell office:value-type="float" office:value="9305149" calcext:value-type="float">
            <text:p>9305149</text:p>
          </table:table-cell>
          <table:table-cell table:formula="of:=[.E129]*64" office:value-type="float" office:value="595804800" calcext:value-type="float">
            <text:p>595,804,800</text:p>
          </table:table-cell>
          <table:table-cell table:formula="of:=[.F129]*64" office:value-type="float" office:value="671373312" calcext:value-type="float">
            <text:p>671,373,312</text:p>
          </table:table-cell>
          <table:table-cell table:formula="of:=[.G129]*64" office:value-type="float" office:value="61151616" calcext:value-type="float">
            <text:p>61,151,616</text:p>
          </table:table-cell>
          <table:table-cell table:formula="of:=[.H129]*64" office:value-type="float" office:value="595529536" calcext:value-type="float">
            <text:p>595,529,536</text:p>
          </table:table-cell>
          <table:table-cell table:formula="of:=[.I129]-[.L129]" office:value-type="float" office:value="275264" calcext:value-type="float">
            <text:p>275,264</text:p>
          </table:table-cell>
          <table:table-cell table:formula="of:=[.J129]-[.K129]" office:value-type="float" office:value="610221696" calcext:value-type="float">
            <text:p>610,221,696</text:p>
          </table:table-cell>
        </table:table-row>
        <table:table-row table:style-name="ro1" table:visibility="filter">
          <table:table-cell office:value-type="string" calcext:value-type="string">
            <text:p>./specrunresults/504.dna-visualisation_small.log</text:p>
          </table:table-cell>
          <table:table-cell office:value-type="string" calcext:value-type="string">
            <text:p>input-read-done</text:p>
          </table:table-cell>
          <table:table-cell table:formula="of:=AND(ISNUMBER(FIND(&quot;input&quot;; [.B130])); NOT(ISNUMBER(FIND(&quot;done&quot;; [.B130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6054129" calcext:value-type="float">
            <text:p>16054129</text:p>
          </table:table-cell>
          <table:table-cell office:value-type="float" office:value="16581049" calcext:value-type="float">
            <text:p>16581049</text:p>
          </table:table-cell>
          <table:table-cell office:value-type="float" office:value="16580485" calcext:value-type="float">
            <text:p>16580485</text:p>
          </table:table-cell>
          <table:table-cell office:value-type="float" office:value="6519207" calcext:value-type="float">
            <text:p>6519207</text:p>
          </table:table-cell>
          <table:table-cell table:formula="of:=[.E130]*64" office:value-type="float" office:value="1027464256" calcext:value-type="float">
            <text:p>1,027,464,256</text:p>
          </table:table-cell>
          <table:table-cell table:formula="of:=[.F130]*64" office:value-type="float" office:value="1061187136" calcext:value-type="float">
            <text:p>1,061,187,136</text:p>
          </table:table-cell>
          <table:table-cell table:formula="of:=[.G130]*64" office:value-type="float" office:value="1061151040" calcext:value-type="float">
            <text:p>1,061,151,040</text:p>
          </table:table-cell>
          <table:table-cell table:formula="of:=[.H130]*64" office:value-type="float" office:value="417229248" calcext:value-type="float">
            <text:p>417,229,248</text:p>
          </table:table-cell>
          <table:table-cell table:formula="of:=[.I130]-[.L130]" office:value-type="float" office:value="610235008" calcext:value-type="float">
            <text:p>610,235,008</text:p>
          </table:table-cell>
          <table:table-cell table:formula="of:=[.J130]-[.K130]" office:value-type="float" office:value="36096" calcext:value-type="float">
            <text:p>36,096</text:p>
          </table:table-cell>
        </table:table-row>
        <table:table-row table:style-name="ro1" table:visibility="filter">
          <table:table-cell office:value-type="string" calcext:value-type="string">
            <text:p>./specrunresults/504.dna-visualisation_small.log</text:p>
          </table:table-cell>
          <table:table-cell office:value-type="string" calcext:value-type="string">
            <text:p>function-invoke-finish</text:p>
          </table:table-cell>
          <table:table-cell table:formula="of:=AND(ISNUMBER(FIND(&quot;input&quot;; [.B131])); NOT(ISNUMBER(FIND(&quot;done&quot;; [.B131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50137" calcext:value-type="float">
            <text:p>150137</text:p>
          </table:table-cell>
          <table:table-cell table:number-columns-repeated="2" office:value-type="float" office:value="109506" calcext:value-type="float">
            <text:p>109506</text:p>
          </table:table-cell>
          <table:table-cell office:value-type="float" office:value="48" calcext:value-type="float">
            <text:p>48</text:p>
          </table:table-cell>
          <table:table-cell table:formula="of:=[.E131]*64" office:value-type="float" office:value="9608768" calcext:value-type="float">
            <text:p>9,608,768</text:p>
          </table:table-cell>
          <table:table-cell table:formula="of:=[.F131]*64" office:value-type="float" office:value="7008384" calcext:value-type="float">
            <text:p>7,008,384</text:p>
          </table:table-cell>
          <table:table-cell table:formula="of:=[.G131]*64" office:value-type="float" office:value="7008384" calcext:value-type="float">
            <text:p>7,008,384</text:p>
          </table:table-cell>
          <table:table-cell table:formula="of:=[.H131]*64" office:value-type="float" office:value="3072" calcext:value-type="float">
            <text:p>3,072</text:p>
          </table:table-cell>
          <table:table-cell table:formula="of:=[.I131]-[.L131]" office:value-type="float" office:value="9605696" calcext:value-type="float">
            <text:p>9,605,696</text:p>
          </table:table-cell>
          <table:table-cell table:formula="of:=[.J131]-[.K13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./specrunresults/504.dna-visualisation_large.log</text:p>
          </table:table-cell>
          <table:table-cell office:value-type="string" calcext:value-type="string">
            <text:p>pre-main</text:p>
          </table:table-cell>
          <table:table-cell table:formula="of:=AND(ISNUMBER(FIND(&quot;input&quot;; [.B132])); NOT(ISNUMBER(FIND(&quot;done&quot;; [.B132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793" calcext:value-type="float">
            <text:p>81793</text:p>
          </table:table-cell>
          <table:table-cell office:value-type="float" office:value="27116" calcext:value-type="float">
            <text:p>27116</text:p>
          </table:table-cell>
          <table:table-cell office:value-type="float" office:value="81793" calcext:value-type="float">
            <text:p>81793</text:p>
          </table:table-cell>
          <table:table-cell table:formula="of:=[.E132]*64" office:value-type="float" office:value="5234752" calcext:value-type="float">
            <text:p>5,234,752</text:p>
          </table:table-cell>
          <table:table-cell table:formula="of:=[.F132]*64" office:value-type="float" office:value="5234752" calcext:value-type="float">
            <text:p>5,234,752</text:p>
          </table:table-cell>
          <table:table-cell table:formula="of:=[.G132]*64" office:value-type="float" office:value="1735424" calcext:value-type="float">
            <text:p>1,735,424</text:p>
          </table:table-cell>
          <table:table-cell table:formula="of:=[.H132]*64" office:value-type="float" office:value="5234752" calcext:value-type="float">
            <text:p>5,234,752</text:p>
          </table:table-cell>
          <table:table-cell table:formula="of:=[.I132]-[.L132]" office:value-type="float" office:value="0" calcext:value-type="float">
            <text:p>0</text:p>
          </table:table-cell>
          <table:table-cell table:formula="of:=[.J132]-[.K132]" office:value-type="float" office:value="3499328" calcext:value-type="float">
            <text:p>3,499,328</text:p>
          </table:table-cell>
        </table:table-row>
        <table:table-row table:style-name="ro1" table:visibility="filter">
          <table:table-cell office:value-type="string" calcext:value-type="string">
            <text:p>./specrunresults/504.dna-visualisation_large.log</text:p>
          </table:table-cell>
          <table:table-cell office:value-type="string" calcext:value-type="string">
            <text:p>premain-prepare</text:p>
          </table:table-cell>
          <table:table-cell table:formula="of:=AND(ISNUMBER(FIND(&quot;input&quot;; [.B133])); NOT(ISNUMBER(FIND(&quot;done&quot;; [.B133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34071" calcext:value-type="float">
            <text:p>234071</text:p>
          </table:table-cell>
          <table:table-cell office:value-type="float" office:value="199010" calcext:value-type="float">
            <text:p>199010</text:p>
          </table:table-cell>
          <table:table-cell office:value-type="float" office:value="81332" calcext:value-type="float">
            <text:p>81332</text:p>
          </table:table-cell>
          <table:table-cell office:value-type="float" office:value="201177" calcext:value-type="float">
            <text:p>201177</text:p>
          </table:table-cell>
          <table:table-cell table:formula="of:=[.E133]*64" office:value-type="float" office:value="14980544" calcext:value-type="float">
            <text:p>14,980,544</text:p>
          </table:table-cell>
          <table:table-cell table:formula="of:=[.F133]*64" office:value-type="float" office:value="12736640" calcext:value-type="float">
            <text:p>12,736,640</text:p>
          </table:table-cell>
          <table:table-cell table:formula="of:=[.G133]*64" office:value-type="float" office:value="5205248" calcext:value-type="float">
            <text:p>5,205,248</text:p>
          </table:table-cell>
          <table:table-cell table:formula="of:=[.H133]*64" office:value-type="float" office:value="12875328" calcext:value-type="float">
            <text:p>12,875,328</text:p>
          </table:table-cell>
          <table:table-cell table:formula="of:=[.I133]-[.L133]" office:value-type="float" office:value="2105216" calcext:value-type="float">
            <text:p>2,105,216</text:p>
          </table:table-cell>
          <table:table-cell table:formula="of:=[.J133]-[.K133]" office:value-type="float" office:value="7531392" calcext:value-type="float">
            <text:p>7,531,392</text:p>
          </table:table-cell>
        </table:table-row>
        <table:table-row table:style-name="ro1" table:visibility="filter">
          <table:table-cell office:value-type="string" calcext:value-type="string">
            <text:p>./specrunresults/504.dna-visualisation_large.log</text:p>
          </table:table-cell>
          <table:table-cell office:value-type="string" calcext:value-type="string">
            <text:p>function-invoke</text:p>
          </table:table-cell>
          <table:table-cell table:formula="of:=AND(ISNUMBER(FIND(&quot;input&quot;; [.B134])); NOT(ISNUMBER(FIND(&quot;done&quot;; [.B134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 office:value-type="float" office:value="513" calcext:value-type="float">
            <text:p>513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table:formula="of:=[.E134]*64" office:value-type="float" office:value="78272" calcext:value-type="float">
            <text:p>78,272</text:p>
          </table:table-cell>
          <table:table-cell table:formula="of:=[.F134]*64" office:value-type="float" office:value="32832" calcext:value-type="float">
            <text:p>32,832</text:p>
          </table:table-cell>
          <table:table-cell table:formula="of:=[.G134]*64" office:value-type="float" office:value="2816" calcext:value-type="float">
            <text:p>2,816</text:p>
          </table:table-cell>
          <table:table-cell table:formula="of:=[.H134]*64" office:value-type="float" office:value="1088" calcext:value-type="float">
            <text:p>1,088</text:p>
          </table:table-cell>
          <table:table-cell table:formula="of:=[.I134]-[.L134]" office:value-type="float" office:value="77184" calcext:value-type="float">
            <text:p>77,184</text:p>
          </table:table-cell>
          <table:table-cell table:formula="of:=[.J134]-[.K134]" office:value-type="float" office:value="30016" calcext:value-type="float">
            <text:p>30,016</text:p>
          </table:table-cell>
        </table:table-row>
        <table:table-row table:style-name="ro1">
          <table:table-cell office:value-type="string" calcext:value-type="string">
            <text:p>./specrunresults/504.dna-visualisation_large.log</text:p>
          </table:table-cell>
          <table:table-cell office:value-type="string" calcext:value-type="string">
            <text:p>input-read</text:p>
          </table:table-cell>
          <table:table-cell table:formula="of:=AND(ISNUMBER(FIND(&quot;input&quot;; [.B135])); NOT(ISNUMBER(FIND(&quot;done&quot;; [.B135]))))" office:value-type="boolean" office:boolean-value="true" calcext:value-type="boolean">
            <text:p>TRUE</text:p>
          </table:table-cell>
          <table:table-cell table:style-name="ce3" office:value-type="float" office:value="4198728" calcext:value-type="float">
            <text:p>4,198,728</text:p>
          </table:table-cell>
          <table:table-cell office:value-type="float" office:value="9309423" calcext:value-type="float">
            <text:p>9309423</text:p>
          </table:table-cell>
          <table:table-cell office:value-type="float" office:value="10489782" calcext:value-type="float">
            <text:p>10489782</text:p>
          </table:table-cell>
          <table:table-cell office:value-type="float" office:value="955079" calcext:value-type="float">
            <text:p>955079</text:p>
          </table:table-cell>
          <table:table-cell office:value-type="float" office:value="9305149" calcext:value-type="float">
            <text:p>9305149</text:p>
          </table:table-cell>
          <table:table-cell table:formula="of:=[.E135]*64" office:value-type="float" office:value="595803072" calcext:value-type="float">
            <text:p>595,803,072</text:p>
          </table:table-cell>
          <table:table-cell table:formula="of:=[.F135]*64" office:value-type="float" office:value="671346048" calcext:value-type="float">
            <text:p>671,346,048</text:p>
          </table:table-cell>
          <table:table-cell table:formula="of:=[.G135]*64" office:value-type="float" office:value="61125056" calcext:value-type="float">
            <text:p>61,125,056</text:p>
          </table:table-cell>
          <table:table-cell table:formula="of:=[.H135]*64" office:value-type="float" office:value="595529536" calcext:value-type="float">
            <text:p>595,529,536</text:p>
          </table:table-cell>
          <table:table-cell table:formula="of:=[.I135]-[.L135]" office:value-type="float" office:value="273536" calcext:value-type="float">
            <text:p>273,536</text:p>
          </table:table-cell>
          <table:table-cell table:formula="of:=[.J135]-[.K135]" office:value-type="float" office:value="610220992" calcext:value-type="float">
            <text:p>610,220,992</text:p>
          </table:table-cell>
        </table:table-row>
        <table:table-row table:style-name="ro1" table:visibility="filter">
          <table:table-cell office:value-type="string" calcext:value-type="string">
            <text:p>./specrunresults/504.dna-visualisation_large.log</text:p>
          </table:table-cell>
          <table:table-cell office:value-type="string" calcext:value-type="string">
            <text:p>input-read-done</text:p>
          </table:table-cell>
          <table:table-cell table:formula="of:=AND(ISNUMBER(FIND(&quot;input&quot;; [.B136])); NOT(ISNUMBER(FIND(&quot;done&quot;; [.B136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6054124" calcext:value-type="float">
            <text:p>16054124</text:p>
          </table:table-cell>
          <table:table-cell office:value-type="float" office:value="16581029" calcext:value-type="float">
            <text:p>16581029</text:p>
          </table:table-cell>
          <table:table-cell office:value-type="float" office:value="16580478" calcext:value-type="float">
            <text:p>16580478</text:p>
          </table:table-cell>
          <table:table-cell office:value-type="float" office:value="6519196" calcext:value-type="float">
            <text:p>6519196</text:p>
          </table:table-cell>
          <table:table-cell table:formula="of:=[.E136]*64" office:value-type="float" office:value="1027463936" calcext:value-type="float">
            <text:p>1,027,463,936</text:p>
          </table:table-cell>
          <table:table-cell table:formula="of:=[.F136]*64" office:value-type="float" office:value="1061185856" calcext:value-type="float">
            <text:p>1,061,185,856</text:p>
          </table:table-cell>
          <table:table-cell table:formula="of:=[.G136]*64" office:value-type="float" office:value="1061150592" calcext:value-type="float">
            <text:p>1,061,150,592</text:p>
          </table:table-cell>
          <table:table-cell table:formula="of:=[.H136]*64" office:value-type="float" office:value="417228544" calcext:value-type="float">
            <text:p>417,228,544</text:p>
          </table:table-cell>
          <table:table-cell table:formula="of:=[.I136]-[.L136]" office:value-type="float" office:value="610235392" calcext:value-type="float">
            <text:p>610,235,392</text:p>
          </table:table-cell>
          <table:table-cell table:formula="of:=[.J136]-[.K136]" office:value-type="float" office:value="35264" calcext:value-type="float">
            <text:p>35,264</text:p>
          </table:table-cell>
        </table:table-row>
        <table:table-row table:style-name="ro1" table:visibility="filter">
          <table:table-cell office:value-type="string" calcext:value-type="string">
            <text:p>./specrunresults/504.dna-visualisation_large.log</text:p>
          </table:table-cell>
          <table:table-cell office:value-type="string" calcext:value-type="string">
            <text:p>function-invoke-finish</text:p>
          </table:table-cell>
          <table:table-cell table:formula="of:=AND(ISNUMBER(FIND(&quot;input&quot;; [.B137])); NOT(ISNUMBER(FIND(&quot;done&quot;; [.B137])))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50119" calcext:value-type="float">
            <text:p>150119</text:p>
          </table:table-cell>
          <table:table-cell table:number-columns-repeated="2" office:value-type="float" office:value="109509" calcext:value-type="float">
            <text:p>109509</text:p>
          </table:table-cell>
          <table:table-cell office:value-type="float" office:value="48" calcext:value-type="float">
            <text:p>48</text:p>
          </table:table-cell>
          <table:table-cell table:formula="of:=[.E137]*64" office:value-type="float" office:value="9607616" calcext:value-type="float">
            <text:p>9,607,616</text:p>
          </table:table-cell>
          <table:table-cell table:formula="of:=[.F137]*64" office:value-type="float" office:value="7008576" calcext:value-type="float">
            <text:p>7,008,576</text:p>
          </table:table-cell>
          <table:table-cell table:formula="of:=[.G137]*64" office:value-type="float" office:value="7008576" calcext:value-type="float">
            <text:p>7,008,576</text:p>
          </table:table-cell>
          <table:table-cell table:formula="of:=[.H137]*64" office:value-type="float" office:value="3072" calcext:value-type="float">
            <text:p>3,072</text:p>
          </table:table-cell>
          <table:table-cell table:formula="of:=[.I137]-[.L137]" office:value-type="float" office:value="9604544" calcext:value-type="float">
            <text:p>9,604,544</text:p>
          </table:table-cell>
          <table:table-cell table:formula="of:=[.J137]-[.K137]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memory_access_summary.A2:memory_access_summary.N137" table:display-filter-buttons="true">
          <table:filter>
            <table:filter-and>
              <table:filter-condition table:field-number="2" table:value="TRU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30T13:32:43.462330230</dc:date>
    <meta:editing-duration>PT30M40S</meta:editing-duration>
    <meta:editing-cycles>7</meta:editing-cycles>
    <meta:generator>LibreOffice/7.1.4.2$Linux_X86_64 LibreOffice_project/10$Build-2</meta:generator>
    <meta:document-statistic meta:table-count="1" meta:cell-count="1904" meta:object-count="0"/>
  </office:meta>
</office:document-meta>
</file>